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6">
      <style:table-cell-properties fo:background-color="#ffd32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ffd32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Neu" table:style-name="ta1" table:print="false">
        <table:table-column table:style-name="co1" table:number-columns-repeated="3" table:default-cell-style-name="ce2"/>
        <table:table-column table:style-name="co1" table:number-columns-repeated="2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>
            <text:p>B in K</text:p>
          </table:table-cell>
          <table:table-cell table:style-name="ce1" office:value-type="string">
            <text:p>T in °C</text:p>
          </table:table-cell>
          <table:table-cell table:style-name="ce1" office:value-type="string">
            <text:p>T in K</text:p>
          </table:table-cell>
          <table:table-cell table:style-name="ce1" office:value-type="string">
            <text:p>Rt in Ohm</text:p>
          </table:table-cell>
          <table:table-cell table:style-name="ce1" office:value-type="string">
            <text:p>Vt in V</text:p>
          </table:table-cell>
          <table:table-cell table:style-name="ce1" office:value-type="string">
            <text:p>Nt</text:p>
          </table:table-cell>
          <table:table-cell table:number-columns-repeated="1018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-60">
            <text:p>-60</text:p>
          </table:table-cell>
          <table:table-cell table:formula="of:=[.B2]+[.$A$21]" office:value-type="float" office:value="213.16">
            <text:p>213,16</text:p>
          </table:table-cell>
          <table:table-cell table:formula="of:=[.$A$5]*EXP([.$A$2] * ((1/[.C2]) - (1/[.$A$18])))" office:value-type="float" office:value="1050229.56334768">
            <text:p>1050229,563</text:p>
          </table:table-cell>
          <table:table-cell table:formula="of:=([.$A$11] * [.D2])/([.D2] + [.$A$8])" office:value-type="float" office:value="3.09932564175087">
            <text:p>3,099</text:p>
          </table:table-cell>
          <table:table-cell table:style-name="ce6" table:formula="of:=([.$A$14]/[.$A$11]) * [.E2]" office:value-type="float" office:value="3846.92055412472">
            <text:p>384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9">
            <text:p>-59</text:p>
          </table:table-cell>
          <table:table-cell table:formula="of:=[.B3]+[.$A$21]" office:value-type="float" office:value="214.16">
            <text:p>214,16</text:p>
          </table:table-cell>
          <table:table-cell table:formula="of:=[.$A$5]*EXP([.$A$2] * ((1/[.C3]) - (1/[.$A$18])))" office:value-type="float" office:value="973144.349825265">
            <text:p>973144,350</text:p>
          </table:table-cell>
          <table:table-cell table:formula="of:=([.$A$11] * [.D3])/([.D3] + [.$A$8])" office:value-type="float" office:value="3.08446792700968">
            <text:p>3,084</text:p>
          </table:table-cell>
          <table:table-cell table:style-name="ce6" table:formula="of:=([.$A$14]/[.$A$11]) * [.E3]" office:value-type="float" office:value="3828.47897849444">
            <text:p>3828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n in Ohm</text:p>
          </table:table-cell>
          <table:table-cell office:value-type="float" office:value="-58">
            <text:p>-58</text:p>
          </table:table-cell>
          <table:table-cell table:formula="of:=[.B4]+[.$A$21]" office:value-type="float" office:value="215.16">
            <text:p>215,16</text:p>
          </table:table-cell>
          <table:table-cell table:formula="of:=[.$A$5]*EXP([.$A$2] * ((1/[.C4]) - (1/[.$A$18])))" office:value-type="float" office:value="902356.257676954">
            <text:p>902356,258</text:p>
          </table:table-cell>
          <table:table-cell table:formula="of:=([.$A$11] * [.D4])/([.D4] + [.$A$8])" office:value-type="float" office:value="3.06874472831533">
            <text:p>3,069</text:p>
          </table:table-cell>
          <table:table-cell table:style-name="ce6" table:formula="of:=([.$A$14]/[.$A$11]) * [.E4]" office:value-type="float" office:value="3808.96315369079">
            <text:p>3809</text:p>
          </table:table-cell>
          <table:table-cell table:number-columns-repeated="1018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-57">
            <text:p>-57</text:p>
          </table:table-cell>
          <table:table-cell table:formula="of:=[.B5]+[.$A$21]" office:value-type="float" office:value="216.16">
            <text:p>216,16</text:p>
          </table:table-cell>
          <table:table-cell table:formula="of:=[.$A$5]*EXP([.$A$2] * ((1/[.C5]) - (1/[.$A$18])))" office:value-type="float" office:value="837302.282737288">
            <text:p>837302,283</text:p>
          </table:table-cell>
          <table:table-cell table:formula="of:=([.$A$11] * [.D5])/([.D5] + [.$A$8])" office:value-type="float" office:value="3.05212699196836">
            <text:p>3,052</text:p>
          </table:table-cell>
          <table:table-cell table:style-name="ce6" table:formula="of:=([.$A$14]/[.$A$11]) * [.E5]" office:value-type="float" office:value="3788.33701790982">
            <text:p>378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6">
            <text:p>-56</text:p>
          </table:table-cell>
          <table:table-cell table:formula="of:=[.B6]+[.$A$21]" office:value-type="float" office:value="217.16">
            <text:p>217,16</text:p>
          </table:table-cell>
          <table:table-cell table:formula="of:=[.$A$5]*EXP([.$A$2] * ((1/[.C6]) - (1/[.$A$18])))" office:value-type="float" office:value="777473.858597088">
            <text:p>777473,859</text:p>
          </table:table-cell>
          <table:table-cell table:formula="of:=([.$A$11] * [.D6])/([.D6] + [.$A$8])" office:value-type="float" office:value="3.03458670813034">
            <text:p>3,035</text:p>
          </table:table-cell>
          <table:table-cell table:style-name="ce6" table:formula="of:=([.$A$14]/[.$A$11]) * [.E6]" office:value-type="float" office:value="3766.56580500056">
            <text:p>3767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r in Ohm</text:p>
          </table:table-cell>
          <table:table-cell office:value-type="float" office:value="-55">
            <text:p>-55</text:p>
          </table:table-cell>
          <table:table-cell table:formula="of:=[.B7]+[.$A$21]" office:value-type="float" office:value="218.16">
            <text:p>218,16</text:p>
          </table:table-cell>
          <table:table-cell table:formula="of:=[.$A$5]*EXP([.$A$2] * ((1/[.C7]) - (1/[.$A$18])))" office:value-type="float" office:value="722411.215074282">
            <text:p>722411,215</text:p>
          </table:table-cell>
          <table:table-cell table:formula="of:=([.$A$11] * [.D7])/([.D7] + [.$A$8])" office:value-type="float" office:value="3.01609714573836">
            <text:p>3,016</text:p>
          </table:table-cell>
          <table:table-cell table:style-name="ce6" table:formula="of:=([.$A$14]/[.$A$11]) * [.E7]" office:value-type="float" office:value="3743.61633604373">
            <text:p>3744</text:p>
          </table:table-cell>
          <table:table-cell table:number-columns-repeated="1018"/>
        </table:table-row>
        <table:table-row table:style-name="ro2">
          <table:table-cell office:value-type="float" office:value="68000">
            <text:p>68000</text:p>
          </table:table-cell>
          <table:table-cell office:value-type="float" office:value="-54">
            <text:p>-54</text:p>
          </table:table-cell>
          <table:table-cell table:formula="of:=[.B8]+[.$A$21]" office:value-type="float" office:value="219.16">
            <text:p>219,16</text:p>
          </table:table-cell>
          <table:table-cell table:formula="of:=[.$A$5]*EXP([.$A$2] * ((1/[.C8]) - (1/[.$A$18])))" office:value-type="float" office:value="671698.358878747">
            <text:p>671698,359</text:p>
          </table:table-cell>
          <table:table-cell table:formula="of:=([.$A$11] * [.D8])/([.D8] + [.$A$8])" office:value-type="float" office:value="2.9966330973883">
            <text:p>2,997</text:p>
          </table:table-cell>
          <table:table-cell table:style-name="ce6" table:formula="of:=([.$A$14]/[.$A$11]) * [.E8]" office:value-type="float" office:value="3719.45732330379">
            <text:p>37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3">
            <text:p>-53</text:p>
          </table:table-cell>
          <table:table-cell table:formula="of:=[.B9]+[.$A$21]" office:value-type="float" office:value="220.16">
            <text:p>220,16</text:p>
          </table:table-cell>
          <table:table-cell table:formula="of:=[.$A$5]*EXP([.$A$2] * ((1/[.C9]) - (1/[.$A$18])))" office:value-type="float" office:value="624958.603861259">
            <text:p>624958,604</text:p>
          </table:table-cell>
          <table:table-cell table:formula="of:=([.$A$11] * [.D9])/([.D9] + [.$A$8])" office:value-type="float" office:value="2.97617113237412">
            <text:p>2,976</text:p>
          </table:table-cell>
          <table:table-cell table:style-name="ce6" table:formula="of:=([.$A$14]/[.$A$11]) * [.E9]" office:value-type="float" office:value="3694.05968430437">
            <text:p>369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s in V</text:p>
          </table:table-cell>
          <table:table-cell office:value-type="float" office:value="-52">
            <text:p>-52</text:p>
          </table:table-cell>
          <table:table-cell table:formula="of:=[.B10]+[.$A$21]" office:value-type="float" office:value="221.16">
            <text:p>221,16</text:p>
          </table:table-cell>
          <table:table-cell table:formula="of:=[.$A$5]*EXP([.$A$2] * ((1/[.C10]) - (1/[.$A$18])))" office:value-type="float" office:value="581850.587160328">
            <text:p>581850,587</text:p>
          </table:table-cell>
          <table:table-cell table:formula="of:=([.$A$11] * [.D10])/([.D10] + [.$A$8])" office:value-type="float" office:value="2.95468985573966">
            <text:p>2,955</text:p>
          </table:table-cell>
          <table:table-cell table:style-name="ce6" table:formula="of:=([.$A$14]/[.$A$11]) * [.E10]" office:value-type="float" office:value="3667.39686336656">
            <text:p>3667</text:p>
          </table:table-cell>
          <table:table-cell table:number-columns-repeated="1018"/>
        </table:table-row>
        <table:table-row table:style-name="ro2">
          <table:table-cell office:value-type="float" office:value="3.3">
            <text:p>3,3</text:p>
          </table:table-cell>
          <table:table-cell office:value-type="float" office:value="-51">
            <text:p>-51</text:p>
          </table:table-cell>
          <table:table-cell table:formula="of:=[.B11]+[.$A$21]" office:value-type="float" office:value="222.16">
            <text:p>222,16</text:p>
          </table:table-cell>
          <table:table-cell table:formula="of:=[.$A$5]*EXP([.$A$2] * ((1/[.C11]) - (1/[.$A$18])))" office:value-type="float" office:value="542064.715333967">
            <text:p>542064,715</text:p>
          </table:table-cell>
          <table:table-cell table:formula="of:=([.$A$11] * [.D11])/([.D11] + [.$A$8])" office:value-type="float" office:value="2.93217017086924">
            <text:p>2,932</text:p>
          </table:table-cell>
          <table:table-cell table:style-name="ce6" table:formula="of:=([.$A$14]/[.$A$11]) * [.E11]" office:value-type="float" office:value="3639.44515753951">
            <text:p>363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0">
            <text:p>-50</text:p>
          </table:table-cell>
          <table:table-cell table:formula="of:=[.B12]+[.$A$21]" office:value-type="float" office:value="223.16">
            <text:p>223,16</text:p>
          </table:table-cell>
          <table:table-cell table:formula="of:=[.$A$5]*EXP([.$A$2] * ((1/[.C12]) - (1/[.$A$18])))" office:value-type="float" office:value="505319.991341466">
            <text:p>505319,991</text:p>
          </table:table-cell>
          <table:table-cell table:formula="of:=([.$A$11] * [.D12])/([.D12] + [.$A$8])" office:value-type="float" office:value="2.90859554282253">
            <text:p>2,909</text:p>
          </table:table-cell>
          <table:table-cell table:style-name="ce6" table:formula="of:=([.$A$14]/[.$A$11]) * [.E12]" office:value-type="float" office:value="3610.18404345487">
            <text:p>361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N</text:p>
          </table:table-cell>
          <table:table-cell office:value-type="float" office:value="-49">
            <text:p>-49</text:p>
          </table:table-cell>
          <table:table-cell table:formula="of:=[.B13]+[.$A$21]" office:value-type="float" office:value="224.16">
            <text:p>224,16</text:p>
          </table:table-cell>
          <table:table-cell table:formula="of:=[.$A$5]*EXP([.$A$2] * ((1/[.C13]) - (1/[.$A$18])))" office:value-type="float" office:value="471361.179156084">
            <text:p>471361,179</text:p>
          </table:table-cell>
          <table:table-cell table:formula="of:=([.$A$11] * [.D13])/([.D13] + [.$A$8])" office:value-type="float" office:value="2.88395225931701">
            <text:p>2,884</text:p>
          </table:table-cell>
          <table:table-cell table:style-name="ce6" table:formula="of:=([.$A$14]/[.$A$11]) * [.E13]" office:value-type="float" office:value="3579.59650126136">
            <text:p>3580</text:p>
          </table:table-cell>
          <table:table-cell table:number-columns-repeated="101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-48">
            <text:p>-48</text:p>
          </table:table-cell>
          <table:table-cell table:formula="of:=[.B14]+[.$A$21]" office:value-type="float" office:value="225.16">
            <text:p>225,16</text:p>
          </table:table-cell>
          <table:table-cell table:formula="of:=[.$A$5]*EXP([.$A$2] * ((1/[.C14]) - (1/[.$A$18])))" office:value-type="float" office:value="439956.267958082">
            <text:p>439956,268</text:p>
          </table:table-cell>
          <table:table-cell table:formula="of:=([.$A$11] * [.D14])/([.D14] + [.$A$8])" office:value-type="float" office:value="2.8582296859884">
            <text:p>2,858</text:p>
          </table:table-cell>
          <table:table-cell table:style-name="ce6" table:formula="of:=([.$A$14]/[.$A$11]) * [.E14]" office:value-type="float" office:value="3547.66933145712">
            <text:p>354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7">
            <text:p>-47</text:p>
          </table:table-cell>
          <table:table-cell table:formula="of:=[.B15]+[.$A$21]" office:value-type="float" office:value="226.16">
            <text:p>226,16</text:p>
          </table:table-cell>
          <table:table-cell table:formula="of:=[.$A$5]*EXP([.$A$2] * ((1/[.C15]) - (1/[.$A$18])))" office:value-type="float" office:value="410894.20237726">
            <text:p>410894,202</text:p>
          </table:table-cell>
          <table:table-cell table:formula="of:=([.$A$11] * [.D15])/([.D15] + [.$A$8])" office:value-type="float" office:value="2.83142051232597">
            <text:p>2,831</text:p>
          </table:table-cell>
          <table:table-cell table:style-name="ce6" table:formula="of:=([.$A$14]/[.$A$11]) * [.E15]" office:value-type="float" office:value="3514.39346014763">
            <text:p>351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6">
            <text:p>-46</text:p>
          </table:table-cell>
          <table:table-cell table:formula="of:=[.B16]+[.$A$21]" office:value-type="float" office:value="227.16">
            <text:p>227,16</text:p>
          </table:table-cell>
          <table:table-cell table:formula="of:=[.$A$5]*EXP([.$A$2] * ((1/[.C16]) - (1/[.$A$18])))" office:value-type="float" office:value="383982.849210355">
            <text:p>383982,849</text:p>
          </table:table-cell>
          <table:table-cell table:formula="of:=([.$A$11] * [.D16])/([.D16] + [.$A$8])" office:value-type="float" office:value="2.80352098449744">
            <text:p>2,804</text:p>
          </table:table-cell>
          <table:table-cell table:style-name="ce6" table:formula="of:=([.$A$14]/[.$A$11]) * [.E16]" office:value-type="float" office:value="3479.76422803076">
            <text:p>3480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n in K</text:p>
          </table:table-cell>
          <table:table-cell office:value-type="float" office:value="-45">
            <text:p>-45</text:p>
          </table:table-cell>
          <table:table-cell table:formula="of:=[.B17]+[.$A$21]" office:value-type="float" office:value="228.16">
            <text:p>228,16</text:p>
          </table:table-cell>
          <table:table-cell table:formula="of:=[.$A$5]*EXP([.$A$2] * ((1/[.C17]) - (1/[.$A$18])))" office:value-type="float" office:value="359047.174504922">
            <text:p>359047,175</text:p>
          </table:table-cell>
          <table:table-cell table:formula="of:=([.$A$11] * [.D17])/([.D17] + [.$A$8])" office:value-type="float" office:value="2.7745311211574">
            <text:p>2,775</text:p>
          </table:table-cell>
          <table:table-cell table:style-name="ce6" table:formula="of:=([.$A$14]/[.$A$11]) * [.E17]" office:value-type="float" office:value="3443.78165826083">
            <text:p>3444</text:p>
          </table:table-cell>
          <table:table-cell table:number-columns-repeated="1018"/>
        </table:table-row>
        <table:table-row table:style-name="ro2">
          <table:table-cell office:value-type="float" office:value="298.16">
            <text:p>298,16</text:p>
          </table:table-cell>
          <table:table-cell office:value-type="float" office:value="-44">
            <text:p>-44</text:p>
          </table:table-cell>
          <table:table-cell table:formula="of:=[.B18]+[.$A$21]" office:value-type="float" office:value="229.16">
            <text:p>229,16</text:p>
          </table:table-cell>
          <table:table-cell table:formula="of:=[.$A$5]*EXP([.$A$2] * ((1/[.C18]) - (1/[.$A$18])))" office:value-type="float" office:value="335927.607940859">
            <text:p>335927,608</text:p>
          </table:table-cell>
          <table:table-cell table:formula="of:=([.$A$11] * [.D18])/([.D18] + [.$A$8])" office:value-type="float" office:value="2.74445490828432">
            <text:p>2,744</text:p>
          </table:table-cell>
          <table:table-cell table:style-name="ce6" table:formula="of:=([.$A$14]/[.$A$11]) * [.E18]" office:value-type="float" office:value="3406.4506982826">
            <text:p>340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3">
            <text:p>-43</text:p>
          </table:table-cell>
          <table:table-cell table:formula="of:=[.B19]+[.$A$21]" office:value-type="float" office:value="230.16">
            <text:p>230,16</text:p>
          </table:table-cell>
          <table:table-cell table:formula="of:=[.$A$5]*EXP([.$A$2] * ((1/[.C19]) - (1/[.$A$18])))" office:value-type="float" office:value="314478.574108842">
            <text:p>314478,574</text:p>
          </table:table-cell>
          <table:table-cell table:formula="of:=([.$A$11] * [.D19])/([.D19] + [.$A$8])" office:value-type="float" office:value="2.71330046912342">
            <text:p>2,713</text:p>
          </table:table-cell>
          <table:table-cell table:style-name="ce6" table:formula="of:=([.$A$14]/[.$A$11]) * [.E19]" office:value-type="float" office:value="3367.78143076653">
            <text:p>3368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T0 in K</text:p>
          </table:table-cell>
          <table:table-cell office:value-type="float" office:value="-42">
            <text:p>-42</text:p>
          </table:table-cell>
          <table:table-cell table:formula="of:=[.B20]+[.$A$21]" office:value-type="float" office:value="231.16">
            <text:p>231,16</text:p>
          </table:table-cell>
          <table:table-cell table:formula="of:=[.$A$5]*EXP([.$A$2] * ((1/[.C20]) - (1/[.$A$18])))" office:value-type="float" office:value="294567.172628815">
            <text:p>294567,173</text:p>
          </table:table-cell>
          <table:table-cell table:formula="of:=([.$A$11] * [.D20])/([.D20] + [.$A$8])" office:value-type="float" office:value="2.68108020543345">
            <text:p>2,681</text:p>
          </table:table-cell>
          <table:table-cell table:style-name="ce6" table:formula="of:=([.$A$14]/[.$A$11]) * [.E20]" office:value-type="float" office:value="3327.78924892589">
            <text:p>3328</text:p>
          </table:table-cell>
          <table:table-cell table:number-columns-repeated="1018"/>
        </table:table-row>
        <table:table-row table:style-name="ro2">
          <table:table-cell office:value-type="float" office:value="273.16">
            <text:p>273,16</text:p>
          </table:table-cell>
          <table:table-cell office:value-type="float" office:value="-41">
            <text:p>-41</text:p>
          </table:table-cell>
          <table:table-cell table:formula="of:=[.B21]+[.$A$21]" office:value-type="float" office:value="232.16">
            <text:p>232,16</text:p>
          </table:table-cell>
          <table:table-cell table:formula="of:=[.$A$5]*EXP([.$A$2] * ((1/[.C21]) - (1/[.$A$18])))" office:value-type="float" office:value="276071.991112745">
            <text:p>276071,991</text:p>
          </table:table-cell>
          <table:table-cell table:formula="of:=([.$A$11] * [.D21])/([.D21] + [.$A$8])" office:value-type="float" office:value="2.64781090644932">
            <text:p>2,648</text:p>
          </table:table-cell>
          <table:table-cell table:style-name="ce6" table:formula="of:=([.$A$14]/[.$A$11]) * [.E21]" office:value-type="float" office:value="3286.49499176255">
            <text:p>32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0">
            <text:p>-40</text:p>
          </table:table-cell>
          <table:table-cell table:formula="of:=[.B22]+[.$A$21]" office:value-type="float" office:value="233.16">
            <text:p>233,16</text:p>
          </table:table-cell>
          <table:table-cell table:formula="of:=[.$A$5]*EXP([.$A$2] * ((1/[.C22]) - (1/[.$A$18])))" office:value-type="float" office:value="258882.036789765">
            <text:p>258882,037</text:p>
          </table:table-cell>
          <table:table-cell table:formula="of:=([.$A$11] * [.D22])/([.D22] + [.$A$8])" office:value-type="float" office:value="2.61351382228347">
            <text:p>2,614</text:p>
          </table:table-cell>
          <table:table-cell table:style-name="ce6" table:formula="of:=([.$A$14]/[.$A$11]) * [.E22]" office:value-type="float" office:value="3243.92503517366">
            <text:p>324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9">
            <text:p>-39</text:p>
          </table:table-cell>
          <table:table-cell table:formula="of:=[.B23]+[.$A$21]" office:value-type="float" office:value="234.16">
            <text:p>234,16</text:p>
          </table:table-cell>
          <table:table-cell table:formula="of:=[.$A$5]*EXP([.$A$2] * ((1/[.C23]) - (1/[.$A$18])))" office:value-type="float" office:value="242895.77420958">
            <text:p>242895,774</text:p>
          </table:table-cell>
          <table:table-cell table:formula="of:=([.$A$11] * [.D23])/([.D23] + [.$A$8])" office:value-type="float" office:value="2.57821469889543">
            <text:p>2,578</text:p>
          </table:table-cell>
          <table:table-cell table:style-name="ce6" table:formula="of:=([.$A$14]/[.$A$11]) * [.E23]" office:value-type="float" office:value="3200.11133535627">
            <text:p>32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8">
            <text:p>-38</text:p>
          </table:table-cell>
          <table:table-cell table:formula="of:=[.B24]+[.$A$21]" office:value-type="float" office:value="235.16">
            <text:p>235,16</text:p>
          </table:table-cell>
          <table:table-cell table:formula="of:=[.$A$5]*EXP([.$A$2] * ((1/[.C24]) - (1/[.$A$18])))" office:value-type="float" office:value="228020.257848634">
            <text:p>228020,258</text:p>
          </table:table-cell>
          <table:table-cell table:formula="of:=([.$A$11] * [.D24])/([.D24] + [.$A$8])" office:value-type="float" office:value="2.54194377225783">
            <text:p>2,542</text:p>
          </table:table-cell>
          <table:table-cell table:style-name="ce6" table:formula="of:=([.$A$14]/[.$A$11]) * [.E24]" office:value-type="float" office:value="3155.09142156608">
            <text:p>315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7">
            <text:p>-37</text:p>
          </table:table-cell>
          <table:table-cell table:formula="of:=[.B25]+[.$A$21]" office:value-type="float" office:value="236.16">
            <text:p>236,16</text:p>
          </table:table-cell>
          <table:table-cell table:formula="of:=[.$A$5]*EXP([.$A$2] * ((1/[.C25]) - (1/[.$A$18])))" office:value-type="float" office:value="214170.349686424">
            <text:p>214170,350</text:p>
          </table:table-cell>
          <table:table-cell table:formula="of:=([.$A$11] * [.D25])/([.D25] + [.$A$8])" office:value-type="float" office:value="2.50473571993168">
            <text:p>2,505</text:p>
          </table:table-cell>
          <table:table-cell table:style-name="ce6" table:formula="of:=([.$A$14]/[.$A$11]) * [.E25]" office:value-type="float" office:value="3108.90833601217">
            <text:p>310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6">
            <text:p>-36</text:p>
          </table:table-cell>
          <table:table-cell table:formula="of:=[.B26]+[.$A$21]" office:value-type="float" office:value="237.16">
            <text:p>237,16</text:p>
          </table:table-cell>
          <table:table-cell table:formula="of:=[.$A$5]*EXP([.$A$2] * ((1/[.C26]) - (1/[.$A$18])))" office:value-type="float" office:value="201268.012916939">
            <text:p>201268,013</text:p>
          </table:table-cell>
          <table:table-cell table:formula="of:=([.$A$11] * [.D26])/([.D26] + [.$A$8])" office:value-type="float" office:value="2.46662956892239">
            <text:p>2,467</text:p>
          </table:table-cell>
          <table:table-cell table:style-name="ce6" table:formula="of:=([.$A$14]/[.$A$11]) * [.E26]" office:value-type="float" office:value="3061.6105194867">
            <text:p>30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5">
            <text:p>-35</text:p>
          </table:table-cell>
          <table:table-cell table:formula="of:=[.B27]+[.$A$21]" office:value-type="float" office:value="238.16">
            <text:p>238,16</text:p>
          </table:table-cell>
          <table:table-cell table:formula="of:=[.$A$5]*EXP([.$A$2] * ((1/[.C27]) - (1/[.$A$18])))" office:value-type="float" office:value="189241.673930274">
            <text:p>189241,674</text:p>
          </table:table-cell>
          <table:table-cell table:formula="of:=([.$A$11] * [.D27])/([.D27] + [.$A$8])" office:value-type="float" office:value="2.42766855940759">
            <text:p>2,428</text:p>
          </table:table-cell>
          <table:table-cell table:style-name="ce6" table:formula="of:=([.$A$14]/[.$A$11]) * [.E27]" office:value-type="float" office:value="3013.25164222226">
            <text:p>301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4">
            <text:p>-34</text:p>
          </table:table-cell>
          <table:table-cell table:formula="of:=[.B28]+[.$A$21]" office:value-type="float" office:value="239.16">
            <text:p>239,16</text:p>
          </table:table-cell>
          <table:table-cell table:formula="of:=[.$A$5]*EXP([.$A$2] * ((1/[.C28]) - (1/[.$A$18])))" office:value-type="float" office:value="178025.645557578">
            <text:p>178025,646</text:p>
          </table:table-cell>
          <table:table-cell table:formula="of:=([.$A$11] * [.D28])/([.D28] + [.$A$8])" office:value-type="float" office:value="2.38789996469094">
            <text:p>2,388</text:p>
          </table:table-cell>
          <table:table-cell table:style-name="ce6" table:formula="of:=([.$A$14]/[.$A$11]) * [.E28]" office:value-type="float" office:value="2963.8903804164">
            <text:p>296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3">
            <text:p>-33</text:p>
          </table:table-cell>
          <table:table-cell table:formula="of:=[.B29]+[.$A$21]" office:value-type="float" office:value="240.16">
            <text:p>240,16</text:p>
          </table:table-cell>
          <table:table-cell table:formula="of:=[.$A$5]*EXP([.$A$2] * ((1/[.C29]) - (1/[.$A$18])))" office:value-type="float" office:value="167559.605332111">
            <text:p>167559,605</text:p>
          </table:table-cell>
          <table:table-cell table:formula="of:=([.$A$11] * [.D29])/([.D29] + [.$A$8])" office:value-type="float" office:value="2.34737486852373">
            <text:p>2,347</text:p>
          </table:table-cell>
          <table:table-cell table:style-name="ce6" table:formula="of:=([.$A$14]/[.$A$11]) * [.E29]" office:value-type="float" office:value="2913.59013984036">
            <text:p>291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2">
            <text:p>-32</text:p>
          </table:table-cell>
          <table:table-cell table:formula="of:=[.B30]+[.$A$21]" office:value-type="float" office:value="241.16">
            <text:p>241,16</text:p>
          </table:table-cell>
          <table:table-cell table:formula="of:=[.$A$5]*EXP([.$A$2] * ((1/[.C30]) - (1/[.$A$18])))" office:value-type="float" office:value="157788.123192221">
            <text:p>157788,123</text:p>
          </table:table-cell>
          <table:table-cell table:formula="of:=([.$A$11] * [.D30])/([.D30] + [.$A$8])" office:value-type="float" office:value="2.30614790172572">
            <text:p>2,306</text:p>
          </table:table-cell>
          <table:table-cell table:style-name="ce6" table:formula="of:=([.$A$14]/[.$A$11]) * [.E30]" office:value-type="float" office:value="2862.41872892987">
            <text:p>28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1">
            <text:p>-31</text:p>
          </table:table-cell>
          <table:table-cell table:formula="of:=[.B31]+[.$A$21]" office:value-type="float" office:value="242.16">
            <text:p>242,16</text:p>
          </table:table-cell>
          <table:table-cell table:formula="of:=[.$A$5]*EXP([.$A$2] * ((1/[.C31]) - (1/[.$A$18])))" office:value-type="float" office:value="148660.23364881">
            <text:p>148660,234</text:p>
          </table:table-cell>
          <table:table-cell table:formula="of:=([.$A$11] * [.D31])/([.D31] + [.$A$8])" office:value-type="float" office:value="2.26427694080799">
            <text:p>2,264</text:p>
          </table:table-cell>
          <table:table-cell table:style-name="ce6" table:formula="of:=([.$A$14]/[.$A$11]) * [.E31]" office:value-type="float" office:value="2810.44798471198">
            <text:p>28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0">
            <text:p>-30</text:p>
          </table:table-cell>
          <table:table-cell table:formula="of:=[.B32]+[.$A$21]" office:value-type="float" office:value="243.16">
            <text:p>243,16</text:p>
          </table:table-cell>
          <table:table-cell table:formula="of:=[.$A$5]*EXP([.$A$2] * ((1/[.C32]) - (1/[.$A$18])))" office:value-type="float" office:value="140129.047969391">
            <text:p>140129,048</text:p>
          </table:table-cell>
          <table:table-cell table:formula="of:=([.$A$11] * [.D32])/([.D32] + [.$A$8])" office:value-type="float" office:value="2.22182277202843">
            <text:p>2,222</text:p>
          </table:table-cell>
          <table:table-cell table:style-name="ce6" table:formula="of:=([.$A$14]/[.$A$11]) * [.E32]" office:value-type="float" office:value="2757.7533558268">
            <text:p>275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9">
            <text:p>-29</text:p>
          </table:table-cell>
          <table:table-cell table:formula="of:=[.B33]+[.$A$21]" office:value-type="float" office:value="244.16">
            <text:p>244,16</text:p>
          </table:table-cell>
          <table:table-cell table:formula="of:=[.$A$5]*EXP([.$A$2] * ((1/[.C33]) - (1/[.$A$18])))" office:value-type="float" office:value="132151.402401127">
            <text:p>132151,402</text:p>
          </table:table-cell>
          <table:table-cell table:formula="of:=([.$A$11] * [.D33])/([.D33] + [.$A$8])" office:value-type="float" office:value="2.17884872497533">
            <text:p>2,179</text:p>
          </table:table-cell>
          <table:table-cell table:style-name="ce6" table:formula="of:=([.$A$14]/[.$A$11]) * [.E33]" office:value-type="float" office:value="2704.41344772695">
            <text:p>27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8">
            <text:p>-28</text:p>
          </table:table-cell>
          <table:table-cell table:formula="of:=[.B34]+[.$A$21]" office:value-type="float" office:value="245.16">
            <text:p>245,16</text:p>
          </table:table-cell>
          <table:table-cell table:formula="of:=[.$A$5]*EXP([.$A$2] * ((1/[.C34]) - (1/[.$A$18])))" office:value-type="float" office:value="124687.538873179">
            <text:p>124687,539</text:p>
          </table:table-cell>
          <table:table-cell table:formula="of:=([.$A$11] * [.D34])/([.D34] + [.$A$8])" office:value-type="float" office:value="2.13542028035506">
            <text:p>2,135</text:p>
          </table:table-cell>
          <table:table-cell table:style-name="ce6" table:formula="of:=([.$A$14]/[.$A$11]) * [.E34]" office:value-type="float" office:value="2650.50953585889">
            <text:p>265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7">
            <text:p>-27</text:p>
          </table:table-cell>
          <table:table-cell table:formula="of:=[.B35]+[.$A$21]" office:value-type="float" office:value="246.16">
            <text:p>246,16</text:p>
          </table:table-cell>
          <table:table-cell table:formula="of:=[.$A$5]*EXP([.$A$2] * ((1/[.C35]) - (1/[.$A$18])))" office:value-type="float" office:value="117700.814990427">
            <text:p>117700,815</text:p>
          </table:table-cell>
          <table:table-cell table:formula="of:=([.$A$11] * [.D35])/([.D35] + [.$A$8])" office:value-type="float" office:value="2.09160465713859">
            <text:p>2,092</text:p>
          </table:table-cell>
          <table:table-cell table:style-name="ce6" table:formula="of:=([.$A$14]/[.$A$11]) * [.E35]" office:value-type="float" office:value="2596.12505322414">
            <text:p>259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6">
            <text:p>-26</text:p>
          </table:table-cell>
          <table:table-cell table:formula="of:=[.B36]+[.$A$21]" office:value-type="float" office:value="247.16">
            <text:p>247,16</text:p>
          </table:table-cell>
          <table:table-cell table:formula="of:=[.$A$5]*EXP([.$A$2] * ((1/[.C36]) - (1/[.$A$18])))" office:value-type="float" office:value="111157.440461494">
            <text:p>111157,440</text:p>
          </table:table-cell>
          <table:table-cell table:formula="of:=([.$A$11] * [.D36])/([.D36] + [.$A$8])" office:value-type="float" office:value="2.04747038458484">
            <text:p>2,047</text:p>
          </table:table-cell>
          <table:table-cell table:style-name="ce6" table:formula="of:=([.$A$14]/[.$A$11]) * [.E36]" office:value-type="float" office:value="2541.34505916955">
            <text:p>254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5">
            <text:p>-25</text:p>
          </table:table-cell>
          <table:table-cell table:formula="of:=[.B37]+[.$A$21]" office:value-type="float" office:value="248.16">
            <text:p>248,16</text:p>
          </table:table-cell>
          <table:table-cell table:formula="of:=[.$A$5]*EXP([.$A$2] * ((1/[.C37]) - (1/[.$A$18])))" office:value-type="float" office:value="105026.237398738">
            <text:p>105026,237</text:p>
          </table:table-cell>
          <table:table-cell table:formula="of:=([.$A$11] * [.D37])/([.D37] + [.$A$8])" office:value-type="float" office:value="2.00308686489627">
            <text:p>2,003</text:p>
          </table:table-cell>
          <table:table-cell table:style-name="ce6" table:formula="of:=([.$A$14]/[.$A$11]) * [.E37]" office:value-type="float" office:value="2486.25569655004">
            <text:p>24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4">
            <text:p>-24</text:p>
          </table:table-cell>
          <table:table-cell table:formula="of:=[.B38]+[.$A$21]" office:value-type="float" office:value="249.16">
            <text:p>249,16</text:p>
          </table:table-cell>
          <table:table-cell table:formula="of:=[.$A$5]*EXP([.$A$2] * ((1/[.C38]) - (1/[.$A$18])))" office:value-type="float" office:value="99278.422190561">
            <text:p>99278,422</text:p>
          </table:table-cell>
          <table:table-cell table:formula="of:=([.$A$11] * [.D38])/([.D38] + [.$A$8])" office:value-type="float" office:value="1.95852393236728">
            <text:p>1,959</text:p>
          </table:table-cell>
          <table:table-cell table:style-name="ce6" table:formula="of:=([.$A$14]/[.$A$11]) * [.E38]" office:value-type="float" office:value="2430.94364453829">
            <text:p>243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3">
            <text:p>-23</text:p>
          </table:table-cell>
          <table:table-cell table:formula="of:=[.B39]+[.$A$21]" office:value-type="float" office:value="250.16">
            <text:p>250,16</text:p>
          </table:table-cell>
          <table:table-cell table:formula="of:=[.$A$5]*EXP([.$A$2] * ((1/[.C39]) - (1/[.$A$18])))" office:value-type="float" office:value="93887.4068807703">
            <text:p>93887,407</text:p>
          </table:table-cell>
          <table:table-cell table:formula="of:=([.$A$11] * [.D39])/([.D39] + [.$A$8])" office:value-type="float" office:value="1.91385141485854">
            <text:p>1,914</text:p>
          </table:table-cell>
          <table:table-cell table:style-name="ce6" table:formula="of:=([.$A$14]/[.$A$11]) * [.E39]" office:value-type="float" office:value="2375.49557432138">
            <text:p>23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2">
            <text:p>-22</text:p>
          </table:table-cell>
          <table:table-cell table:formula="of:=[.B40]+[.$A$21]" office:value-type="float" office:value="251.16">
            <text:p>251,16</text:p>
          </table:table-cell>
          <table:table-cell table:formula="of:=[.$A$5]*EXP([.$A$2] * ((1/[.C40]) - (1/[.$A$18])))" office:value-type="float" office:value="88828.6181988975">
            <text:p>88828,618</text:p>
          </table:table-cell>
          <table:table-cell table:formula="of:=([.$A$11] * [.D40])/([.D40] + [.$A$8])" office:value-type="float" office:value="1.86913870327286">
            <text:p>1,869</text:p>
          </table:table-cell>
          <table:table-cell table:style-name="ce6" table:formula="of:=([.$A$14]/[.$A$11]) * [.E40]" office:value-type="float" office:value="2319.99761472898">
            <text:p>232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1">
            <text:p>-21</text:p>
          </table:table-cell>
          <table:table-cell table:formula="of:=[.B41]+[.$A$21]" office:value-type="float" office:value="252.16">
            <text:p>252,16</text:p>
          </table:table-cell>
          <table:table-cell table:formula="of:=[.$A$5]*EXP([.$A$2] * ((1/[.C41]) - (1/[.$A$18])))" office:value-type="float" office:value="84079.3325722739">
            <text:p>84079,333</text:p>
          </table:table-cell>
          <table:table-cell table:formula="of:=([.$A$11] * [.D41])/([.D41] + [.$A$8])" office:value-type="float" office:value="1.82445433442867">
            <text:p>1,824</text:p>
          </table:table-cell>
          <table:table-cell table:style-name="ce6" table:formula="of:=([.$A$14]/[.$A$11]) * [.E41]" office:value-type="float" office:value="2264.53483449085">
            <text:p>226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0">
            <text:p>-20</text:p>
          </table:table-cell>
          <table:table-cell table:formula="of:=[.B42]+[.$A$21]" office:value-type="float" office:value="253.16">
            <text:p>253,16</text:p>
          </table:table-cell>
          <table:table-cell table:formula="of:=[.$A$5]*EXP([.$A$2] * ((1/[.C42]) - (1/[.$A$18])))" office:value-type="float" office:value="79618.5256177244">
            <text:p>79618,526</text:p>
          </table:table-cell>
          <table:table-cell table:formula="of:=([.$A$11] * [.D42])/([.D42] + [.$A$8])" office:value-type="float" office:value="1.7798655923369">
            <text:p>1,780</text:p>
          </table:table-cell>
          <table:table-cell table:style-name="ce6" table:formula="of:=([.$A$14]/[.$A$11]) * [.E42]" office:value-type="float" office:value="2209.19074733695">
            <text:p>220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9">
            <text:p>-19</text:p>
          </table:table-cell>
          <table:table-cell table:formula="of:=[.B43]+[.$A$21]" office:value-type="float" office:value="254.16">
            <text:p>254,16</text:p>
          </table:table-cell>
          <table:table-cell table:formula="of:=[.$A$5]*EXP([.$A$2] * ((1/[.C43]) - (1/[.$A$18])))" office:value-type="float" office:value="75426.7347601775">
            <text:p>75426,735</text:p>
          </table:table-cell>
          <table:table-cell table:formula="of:=([.$A$11] * [.D43])/([.D43] + [.$A$8])" office:value-type="float" office:value="1.73543813240107">
            <text:p>1,735</text:p>
          </table:table-cell>
          <table:table-cell table:style-name="ce6" table:formula="of:=([.$A$14]/[.$A$11]) * [.E43]" office:value-type="float" office:value="2154.04684554993">
            <text:p>215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8">
            <text:p>-18</text:p>
          </table:table-cell>
          <table:table-cell table:formula="of:=[.B44]+[.$A$21]" office:value-type="float" office:value="255.16">
            <text:p>255,16</text:p>
          </table:table-cell>
          <table:table-cell table:formula="of:=[.$A$5]*EXP([.$A$2] * ((1/[.C44]) - (1/[.$A$18])))" office:value-type="float" office:value="71485.9337592784">
            <text:p>71485,934</text:p>
          </table:table-cell>
          <table:table-cell table:formula="of:=([.$A$11] * [.D44])/([.D44] + [.$A$8])" office:value-type="float" office:value="1.69123563249564">
            <text:p>1,691</text:p>
          </table:table-cell>
          <table:table-cell table:style-name="ce6" table:formula="of:=([.$A$14]/[.$A$11]) * [.E44]" office:value-type="float" office:value="2099.18216687944">
            <text:p>209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7">
            <text:p>-17</text:p>
          </table:table-cell>
          <table:table-cell table:formula="of:=[.B45]+[.$A$21]" office:value-type="float" office:value="256.16">
            <text:p>256,16</text:p>
          </table:table-cell>
          <table:table-cell table:formula="of:=[.$A$5]*EXP([.$A$2] * ((1/[.C45]) - (1/[.$A$18])))" office:value-type="float" office:value="67779.4180449235">
            <text:p>67779,418</text:p>
          </table:table-cell>
          <table:table-cell table:formula="of:=([.$A$11] * [.D45])/([.D45] + [.$A$8])" office:value-type="float" office:value="1.64731947425378">
            <text:p>1,647</text:p>
          </table:table-cell>
          <table:table-cell table:style-name="ce6" table:formula="of:=([.$A$14]/[.$A$11]) * [.E45]" office:value-type="float" office:value="2044.67289895257">
            <text:p>204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6">
            <text:p>-16</text:p>
          </table:table-cell>
          <table:table-cell table:formula="of:=[.B46]+[.$A$21]" office:value-type="float" office:value="257.16">
            <text:p>257,16</text:p>
          </table:table-cell>
          <table:table-cell table:formula="of:=[.$A$5]*EXP([.$A$2] * ((1/[.C46]) - (1/[.$A$18])))" office:value-type="float" office:value="64291.6998700593">
            <text:p>64291,700</text:p>
          </table:table-cell>
          <table:table-cell table:formula="of:=([.$A$11] * [.D46])/([.D46] + [.$A$8])" office:value-type="float" office:value="1.60374845723192">
            <text:p>1,604</text:p>
          </table:table-cell>
          <table:table-cell table:style-name="ce6" table:formula="of:=([.$A$14]/[.$A$11]) * [.E46]" office:value-type="float" office:value="1990.5920244915">
            <text:p>199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5">
            <text:p>-15</text:p>
          </table:table-cell>
          <table:table-cell table:formula="of:=[.B47]+[.$A$21]" office:value-type="float" office:value="258.16">
            <text:p>258,16</text:p>
          </table:table-cell>
          <table:table-cell table:formula="of:=[.$A$5]*EXP([.$A$2] * ((1/[.C47]) - (1/[.$A$18])))" office:value-type="float" office:value="61008.4123854408">
            <text:p>61008,412</text:p>
          </table:table-cell>
          <table:table-cell table:formula="of:=([.$A$11] * [.D47])/([.D47] + [.$A$8])" office:value-type="float" office:value="1.56057854793565">
            <text:p>1,561</text:p>
          </table:table-cell>
          <table:table-cell table:style-name="ce6" table:formula="of:=([.$A$14]/[.$A$11]) * [.E47]" office:value-type="float" office:value="1937.00900980134">
            <text:p>193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4">
            <text:p>-14</text:p>
          </table:table-cell>
          <table:table-cell table:formula="of:=[.B48]+[.$A$21]" office:value-type="float" office:value="259.16">
            <text:p>259,16</text:p>
          </table:table-cell>
          <table:table-cell table:formula="of:=[.$A$5]*EXP([.$A$2] * ((1/[.C48]) - (1/[.$A$18])))" office:value-type="float" office:value="57916.2218275301">
            <text:p>57916,222</text:p>
          </table:table-cell>
          <table:table-cell table:formula="of:=([.$A$11] * [.D48])/([.D48] + [.$A$8])" office:value-type="float" office:value="1.51786266500781">
            <text:p>1,518</text:p>
          </table:table-cell>
          <table:table-cell table:style-name="ce6" table:formula="of:=([.$A$14]/[.$A$11]) * [.E48]" office:value-type="float" office:value="1883.98953814303">
            <text:p>188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3">
            <text:p>-13</text:p>
          </table:table-cell>
          <table:table-cell table:formula="of:=[.B49]+[.$A$21]" office:value-type="float" office:value="260.16">
            <text:p>260,16</text:p>
          </table:table-cell>
          <table:table-cell table:formula="of:=[.$A$5]*EXP([.$A$2] * ((1/[.C49]) - (1/[.$A$18])))" office:value-type="float" office:value="55002.7470883942">
            <text:p>55002,747</text:p>
          </table:table-cell>
          <table:table-cell table:formula="of:=([.$A$11] * [.D49])/([.D49] + [.$A$8])" office:value-type="float" office:value="1.47565050121411">
            <text:p>1,476</text:p>
          </table:table-cell>
          <table:table-cell table:style-name="ce6" table:formula="of:=([.$A$14]/[.$A$11]) * [.E49]" office:value-type="float" office:value="1831.59528877969">
            <text:p>183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2">
            <text:p>-12</text:p>
          </table:table-cell>
          <table:table-cell table:formula="of:=[.B50]+[.$A$21]" office:value-type="float" office:value="261.16">
            <text:p>261,16</text:p>
          </table:table-cell>
          <table:table-cell table:formula="of:=[.$A$5]*EXP([.$A$2] * ((1/[.C50]) - (1/[.$A$18])))" office:value-type="float" office:value="52256.4860062696">
            <text:p>52256,486</text:p>
          </table:table-cell>
          <table:table-cell table:formula="of:=([.$A$11] * [.D50])/([.D50] + [.$A$8])" office:value-type="float" office:value="1.43398838222912">
            <text:p>1,434</text:p>
          </table:table-cell>
          <table:table-cell table:style-name="ce6" table:formula="of:=([.$A$14]/[.$A$11]) * [.E50]" office:value-type="float" office:value="1779.88376170015">
            <text:p>178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1">
            <text:p>-11</text:p>
          </table:table-cell>
          <table:table-cell table:formula="of:=[.B51]+[.$A$21]" office:value-type="float" office:value="262.16">
            <text:p>262,16</text:p>
          </table:table-cell>
          <table:table-cell table:formula="of:=[.$A$5]*EXP([.$A$2] * ((1/[.C51]) - (1/[.$A$18])))" office:value-type="float" office:value="49666.7477782465">
            <text:p>49666,748</text:p>
          </table:table-cell>
          <table:table-cell table:formula="of:=([.$A$11] * [.D51])/([.D51] + [.$A$8])" office:value-type="float" office:value="1.39291916164028">
            <text:p>1,393</text:p>
          </table:table-cell>
          <table:table-cell table:style-name="ce6" table:formula="of:=([.$A$14]/[.$A$11]) * [.E51]" office:value-type="float" office:value="1728.90814729654">
            <text:p>172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formula="of:=[.B52]+[.$A$21]" office:value-type="float" office:value="263.16">
            <text:p>263,16</text:p>
          </table:table-cell>
          <table:table-cell table:formula="of:=[.$A$5]*EXP([.$A$2] * ((1/[.C52]) - (1/[.$A$18])))" office:value-type="float" office:value="47223.590953017">
            <text:p>47223,591</text:p>
          </table:table-cell>
          <table:table-cell table:formula="of:=([.$A$11] * [.D52])/([.D52] + [.$A$8])" office:value-type="float" office:value="1.35248215105967">
            <text:p>1,352</text:p>
          </table:table-cell>
          <table:table-cell table:style-name="ce6" table:formula="of:=([.$A$14]/[.$A$11]) * [.E52]" office:value-type="float" office:value="1678.71723961831">
            <text:p>167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9">
            <text:p>-9</text:p>
          </table:table-cell>
          <table:table-cell table:formula="of:=[.B53]+[.$A$21]" office:value-type="float" office:value="264.16">
            <text:p>264,16</text:p>
          </table:table-cell>
          <table:table-cell table:formula="of:=[.$A$5]*EXP([.$A$2] * ((1/[.C53]) - (1/[.$A$18])))" office:value-type="float" office:value="44917.7665125071">
            <text:p>44917,767</text:p>
          </table:table-cell>
          <table:table-cell table:formula="of:=([.$A$11] * [.D53])/([.D53] + [.$A$8])" office:value-type="float" office:value="1.31271308377194">
            <text:p>1,313</text:p>
          </table:table-cell>
          <table:table-cell table:style-name="ce6" table:formula="of:=([.$A$14]/[.$A$11]) * [.E53]" office:value-type="float" office:value="1629.35539125148">
            <text:p>162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8">
            <text:p>-8</text:p>
          </table:table-cell>
          <table:table-cell table:formula="of:=[.B54]+[.$A$21]" office:value-type="float" office:value="265.16">
            <text:p>265,16</text:p>
          </table:table-cell>
          <table:table-cell table:formula="of:=[.$A$5]*EXP([.$A$2] * ((1/[.C54]) - (1/[.$A$18])))" office:value-type="float" office:value="42740.6655970438">
            <text:p>42740,666</text:p>
          </table:table-cell>
          <table:table-cell table:formula="of:=([.$A$11] * [.D54])/([.D54] + [.$A$8])" office:value-type="float" office:value="1.27364410995566">
            <text:p>1,274</text:p>
          </table:table-cell>
          <table:table-cell table:style-name="ce6" table:formula="of:=([.$A$14]/[.$A$11]) * [.E54]" office:value-type="float" office:value="1580.86250738739">
            <text:p>158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7">
            <text:p>-7</text:p>
          </table:table-cell>
          <table:table-cell table:formula="of:=[.B55]+[.$A$21]" office:value-type="float" office:value="266.16">
            <text:p>266,16</text:p>
          </table:table-cell>
          <table:table-cell table:formula="of:=[.$A$5]*EXP([.$A$2] * ((1/[.C55]) - (1/[.$A$18])))" office:value-type="float" office:value="40684.2714700311">
            <text:p>40684,271</text:p>
          </table:table-cell>
          <table:table-cell table:formula="of:=([.$A$11] * [.D55])/([.D55] + [.$A$8])" office:value-type="float" office:value="1.23530382119848">
            <text:p>1,235</text:p>
          </table:table-cell>
          <table:table-cell table:style-name="ce6" table:formula="of:=([.$A$14]/[.$A$11]) * [.E55]" office:value-type="float" office:value="1533.27407625121">
            <text:p>153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6">
            <text:p>-6</text:p>
          </table:table-cell>
          <table:table-cell table:formula="of:=[.B56]+[.$A$21]" office:value-type="float" office:value="267.16">
            <text:p>267,16</text:p>
          </table:table-cell>
          <table:table-cell table:formula="of:=[.$A$5]*EXP([.$A$2] * ((1/[.C56]) - (1/[.$A$18])))" office:value-type="float" office:value="38741.1153553868">
            <text:p>38741,115</text:p>
          </table:table-cell>
          <table:table-cell table:formula="of:=([.$A$11] * [.D56])/([.D56] + [.$A$8])" office:value-type="float" office:value="1.19771730178314">
            <text:p>1,198</text:p>
          </table:table-cell>
          <table:table-cell table:style-name="ce6" table:formula="of:=([.$A$14]/[.$A$11]) * [.E56]" office:value-type="float" office:value="1486.62123275871">
            <text:p>148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">
            <text:p>-5</text:p>
          </table:table-cell>
          <table:table-cell table:formula="of:=[.B57]+[.$A$21]" office:value-type="float" office:value="268.16">
            <text:p>268,16</text:p>
          </table:table-cell>
          <table:table-cell table:formula="of:=[.$A$5]*EXP([.$A$2] * ((1/[.C57]) - (1/[.$A$18])))" office:value-type="float" office:value="36904.2358146364">
            <text:p>36904,236</text:p>
          </table:table-cell>
          <table:table-cell table:formula="of:=([.$A$11] * [.D57])/([.D57] + [.$A$8])" office:value-type="float" office:value="1.16090620404966">
            <text:p>1,161</text:p>
          </table:table-cell>
          <table:table-cell table:style-name="ce6" table:formula="of:=([.$A$14]/[.$A$11]) * [.E57]" office:value-type="float" office:value="1440.93085205679">
            <text:p>144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">
            <text:p>-4</text:p>
          </table:table-cell>
          <table:table-cell table:formula="of:=[.B58]+[.$A$21]" office:value-type="float" office:value="269.16">
            <text:p>269,16</text:p>
          </table:table-cell>
          <table:table-cell table:formula="of:=[.$A$5]*EXP([.$A$2] * ((1/[.C58]) - (1/[.$A$18])))" office:value-type="float" office:value="35167.1413609513">
            <text:p>35167,141</text:p>
          </table:table-cell>
          <table:table-cell table:formula="of:=([.$A$11] * [.D58])/([.D58] + [.$A$8])" office:value-type="float" office:value="1.12488884503554">
            <text:p>1,125</text:p>
          </table:table-cell>
          <table:table-cell table:style-name="ce6" table:formula="of:=([.$A$14]/[.$A$11]) * [.E58]" office:value-type="float" office:value="1396.22566947442">
            <text:p>139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">
            <text:p>-3</text:p>
          </table:table-cell>
          <table:table-cell table:formula="of:=[.B59]+[.$A$21]" office:value-type="float" office:value="270.16">
            <text:p>270,16</text:p>
          </table:table-cell>
          <table:table-cell table:formula="of:=[.$A$5]*EXP([.$A$2] * ((1/[.C59]) - (1/[.$A$18])))" office:value-type="float" office:value="33523.7760348794">
            <text:p>33523,776</text:p>
          </table:table-cell>
          <table:table-cell table:formula="of:=([.$A$11] * [.D59])/([.D59] + [.$A$8])" office:value-type="float" office:value="1.08968032155438">
            <text:p>1,090</text:p>
          </table:table-cell>
          <table:table-cell table:style-name="ce6" table:formula="of:=([.$A$14]/[.$A$11]) * [.E59]" office:value-type="float" office:value="1352.52442335962">
            <text:p>135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">
            <text:p>-2</text:p>
          </table:table-cell>
          <table:table-cell table:formula="of:=[.B60]+[.$A$21]" office:value-type="float" office:value="271.16">
            <text:p>271,16</text:p>
          </table:table-cell>
          <table:table-cell table:formula="of:=[.$A$5]*EXP([.$A$2] * ((1/[.C60]) - (1/[.$A$18])))" office:value-type="float" office:value="31968.4876913502">
            <text:p>31968,488</text:p>
          </table:table-cell>
          <table:table-cell table:formula="of:=([.$A$11] * [.D60])/([.D60] + [.$A$8])" office:value-type="float" office:value="1.05529264088871">
            <text:p>1,055</text:p>
          </table:table-cell>
          <table:table-cell table:style-name="ce6" table:formula="of:=([.$A$14]/[.$A$11]) * [.E60]" office:value-type="float" office:value="1309.84201729702">
            <text:p>13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">
            <text:p>-1</text:p>
          </table:table-cell>
          <table:table-cell table:formula="of:=[.B61]+[.$A$21]" office:value-type="float" office:value="272.16">
            <text:p>272,16</text:p>
          </table:table-cell>
          <table:table-cell table:formula="of:=[.$A$5]*EXP([.$A$2] * ((1/[.C61]) - (1/[.$A$18])))" office:value-type="float" office:value="30495.9987700016">
            <text:p>30495,999</text:p>
          </table:table-cell>
          <table:table-cell table:formula="of:=([.$A$11] * [.D61])/([.D61] + [.$A$8])" office:value-type="float" office:value="1.021734864337">
            <text:p>1,022</text:p>
          </table:table-cell>
          <table:table-cell table:style-name="ce6" table:formula="of:=([.$A$14]/[.$A$11]) * [.E61]" office:value-type="float" office:value="1268.18969828011">
            <text:p>126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B62]+[.$A$21]" office:value-type="float" office:value="273.16">
            <text:p>273,16</text:p>
          </table:table-cell>
          <table:table-cell table:formula="of:=[.$A$5]*EXP([.$A$2] * ((1/[.C62]) - (1/[.$A$18])))" office:value-type="float" office:value="29101.3793412162">
            <text:p>29101,379</text:p>
          </table:table-cell>
          <table:table-cell table:formula="of:=([.$A$11] * [.D62])/([.D62] + [.$A$8])" office:value-type="float" office:value="0.989013260960445">
            <text:p>0,989</text:p>
          </table:table-cell>
          <table:table-cell table:style-name="ce6" table:formula="of:=([.$A$14]/[.$A$11]) * [.E62]" office:value-type="float" office:value="1227.57524754363">
            <text:p>122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B63]+[.$A$21]" office:value-type="float" office:value="274.16">
            <text:p>274,16</text:p>
          </table:table-cell>
          <table:table-cell table:formula="of:=[.$A$5]*EXP([.$A$2] * ((1/[.C63]) - (1/[.$A$18])))" office:value-type="float" office:value="27780.0222386743">
            <text:p>27780,022</text:p>
          </table:table-cell>
          <table:table-cell table:formula="of:=([.$A$11] * [.D63])/([.D63] + [.$A$8])" office:value-type="float" office:value="0.95713146901535">
            <text:p>0,957</text:p>
          </table:table-cell>
          <table:table-cell table:style-name="ce6" table:formula="of:=([.$A$14]/[.$A$11]) * [.E63]" office:value-type="float" office:value="1188.00318093542">
            <text:p>118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B64]+[.$A$21]" office:value-type="float" office:value="275.16">
            <text:p>275,16</text:p>
          </table:table-cell>
          <table:table-cell table:formula="of:=[.$A$5]*EXP([.$A$2] * ((1/[.C64]) - (1/[.$A$18])))" office:value-type="float" office:value="26527.6201059314">
            <text:p>26527,620</text:p>
          </table:table-cell>
          <table:table-cell table:formula="of:=([.$A$11] * [.D64])/([.D64] + [.$A$8])" office:value-type="float" office:value="0.92609066272346">
            <text:p>0,926</text:p>
          </table:table-cell>
          <table:table-cell table:style-name="ce6" table:formula="of:=([.$A$14]/[.$A$11]) * [.E64]" office:value-type="float" office:value="1149.47495591373">
            <text:p>11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B65]+[.$A$21]" office:value-type="float" office:value="276.16">
            <text:p>276,16</text:p>
          </table:table-cell>
          <table:table-cell table:formula="of:=[.$A$5]*EXP([.$A$2] * ((1/[.C65]) - (1/[.$A$18])))" office:value-type="float" office:value="25340.1441996598">
            <text:p>25340,144</text:p>
          </table:table-cell>
          <table:table-cell table:formula="of:=([.$A$11] * [.D65])/([.D65] + [.$A$8])" office:value-type="float" office:value="0.8958897222186">
            <text:p>0,896</text:p>
          </table:table-cell>
          <table:table-cell table:style-name="ce6" table:formula="of:=([.$A$14]/[.$A$11]) * [.E65]" office:value-type="float" office:value="1111.98918248709">
            <text:p>111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B66]+[.$A$21]" office:value-type="float" office:value="277.16">
            <text:p>277,16</text:p>
          </table:table-cell>
          <table:table-cell table:formula="of:=[.$A$5]*EXP([.$A$2] * ((1/[.C66]) - (1/[.$A$18])))" office:value-type="float" office:value="24213.8248059389">
            <text:p>24213,825</text:p>
          </table:table-cell>
          <table:table-cell table:formula="of:=([.$A$11] * [.D66])/([.D66] + [.$A$8])" office:value-type="float" office:value="0.866525404707562">
            <text:p>0,867</text:p>
          </table:table-cell>
          <table:table-cell table:style-name="ce6" table:formula="of:=([.$A$14]/[.$A$11]) * [.E66]" office:value-type="float" office:value="1075.54183566127">
            <text:p>107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B67]+[.$A$21]" office:value-type="float" office:value="278.16">
            <text:p>278,16</text:p>
          </table:table-cell>
          <table:table-cell table:formula="of:=[.$A$5]*EXP([.$A$2] * ((1/[.C67]) - (1/[.$A$18])))" office:value-type="float" office:value="23145.1331384394">
            <text:p>23145,133</text:p>
          </table:table-cell>
          <table:table-cell table:formula="of:=([.$A$11] * [.D67])/([.D67] + [.$A$8])" office:value-type="float" office:value="0.837992515089521">
            <text:p>0,838</text:p>
          </table:table-cell>
          <table:table-cell table:style-name="ce6" table:formula="of:=([.$A$14]/[.$A$11]) * [.E67]" office:value-type="float" office:value="1040.12646721415">
            <text:p>104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B68]+[.$A$21]" office:value-type="float" office:value="279.16">
            <text:p>279,16</text:p>
          </table:table-cell>
          <table:table-cell table:formula="of:=[.$A$5]*EXP([.$A$2] * ((1/[.C68]) - (1/[.$A$18])))" office:value-type="float" office:value="22130.7645986766">
            <text:p>22130,765</text:p>
          </table:table-cell>
          <table:table-cell table:formula="of:=([.$A$11] * [.D68])/([.D68] + [.$A$8])" office:value-type="float" office:value="0.810284074486873">
            <text:p>0,810</text:p>
          </table:table-cell>
          <table:table-cell table:style-name="ce6" table:formula="of:=([.$A$14]/[.$A$11]) * [.E68]" office:value-type="float" office:value="1005.73441487825">
            <text:p>100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B69]+[.$A$21]" office:value-type="float" office:value="280.16">
            <text:p>280,16</text:p>
          </table:table-cell>
          <table:table-cell table:formula="of:=[.$A$5]*EXP([.$A$2] * ((1/[.C69]) - (1/[.$A$18])))" office:value-type="float" office:value="21167.6232887983">
            <text:p>21167,623</text:p>
          </table:table-cell>
          <table:table-cell table:formula="of:=([.$A$11] * [.D69])/([.D69] + [.$A$8])" office:value-type="float" office:value="0.783391485346563">
            <text:p>0,783</text:p>
          </table:table-cell>
          <table:table-cell table:style-name="ce6" table:formula="of:=([.$A$14]/[.$A$11]) * [.E69]" office:value-type="float" office:value="972.355007266522">
            <text:p>97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B70]+[.$A$21]" office:value-type="float" office:value="281.16">
            <text:p>281,16</text:p>
          </table:table-cell>
          <table:table-cell table:formula="of:=[.$A$5]*EXP([.$A$2] * ((1/[.C70]) - (1/[.$A$18])))" office:value-type="float" office:value="20252.80767673">
            <text:p>20252,808</text:p>
          </table:table-cell>
          <table:table-cell table:formula="of:=([.$A$11] * [.D70])/([.D70] + [.$A$8])" office:value-type="float" office:value="0.757304691971081">
            <text:p>0,757</text:p>
          </table:table-cell>
          <table:table-cell table:style-name="ce6" table:formula="of:=([.$A$14]/[.$A$11]) * [.E70]" office:value-type="float" office:value="939.975763125318">
            <text:p>94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B71]+[.$A$21]" office:value-type="float" office:value="282.16">
            <text:p>282,16</text:p>
          </table:table-cell>
          <table:table-cell table:formula="of:=[.$A$5]*EXP([.$A$2] * ((1/[.C71]) - (1/[.$A$18])))" office:value-type="float" office:value="19383.5973220125">
            <text:p>19383,597</text:p>
          </table:table-cell>
          <table:table-cell table:formula="of:=([.$A$11] * [.D71])/([.D71] + [.$A$8])" office:value-type="float" office:value="0.732012335529333">
            <text:p>0,732</text:p>
          </table:table-cell>
          <table:table-cell table:style-name="ce6" table:formula="of:=([.$A$14]/[.$A$11]) * [.E71]" office:value-type="float" office:value="908.582583735803">
            <text:p>90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[.B72]+[.$A$21]" office:value-type="float" office:value="283.16">
            <text:p>283,16</text:p>
          </table:table-cell>
          <table:table-cell table:formula="of:=[.$A$5]*EXP([.$A$2] * ((1/[.C72]) - (1/[.$A$18])))" office:value-type="float" office:value="18557.4405784151">
            <text:p>18557,441</text:p>
          </table:table-cell>
          <table:table-cell table:formula="of:=([.$A$11] * [.D72])/([.D72] + [.$A$8])" office:value-type="float" office:value="0.707501902777392">
            <text:p>0,708</text:p>
          </table:table-cell>
          <table:table-cell table:style-name="ce6" table:formula="of:=([.$A$14]/[.$A$11]) * [.E72]" office:value-type="float" office:value="878.159937507939">
            <text:p>87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B73]+[.$A$21]" office:value-type="float" office:value="284.16">
            <text:p>284,16</text:p>
          </table:table-cell>
          <table:table-cell table:formula="of:=[.$A$5]*EXP([.$A$2] * ((1/[.C73]) - (1/[.$A$18])))" office:value-type="float" office:value="17771.9431964636">
            <text:p>17771,943</text:p>
          </table:table-cell>
          <table:table-cell table:formula="of:=([.$A$11] * [.D73])/([.D73] + [.$A$8])" office:value-type="float" office:value="0.683759867885888">
            <text:p>0,684</text:p>
          </table:table-cell>
          <table:table-cell table:style-name="ce6" table:formula="of:=([.$A$14]/[.$A$11]) * [.E73]" office:value-type="float" office:value="848.691036018363">
            <text:p>8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[.B74]+[.$A$21]" office:value-type="float" office:value="285.16">
            <text:p>285,16</text:p>
          </table:table-cell>
          <table:table-cell table:formula="of:=[.$A$5]*EXP([.$A$2] * ((1/[.C74]) - (1/[.$A$18])))" office:value-type="float" office:value="17024.8577554487">
            <text:p>17024,858</text:p>
          </table:table-cell>
          <table:table-cell table:formula="of:=([.$A$11] * [.D74])/([.D74] + [.$A$8])" office:value-type="float" office:value="0.660771826923526">
            <text:p>0,661</text:p>
          </table:table-cell>
          <table:table-cell table:style-name="ce6" table:formula="of:=([.$A$14]/[.$A$11]) * [.E74]" office:value-type="float" office:value="820.158000932959">
            <text:p>82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B75]+[.$A$21]" office:value-type="float" office:value="286.16">
            <text:p>286,16</text:p>
          </table:table-cell>
          <table:table-cell table:formula="of:=[.$A$5]*EXP([.$A$2] * ((1/[.C75]) - (1/[.$A$18])))" office:value-type="float" office:value="16314.0738603424">
            <text:p>16314,074</text:p>
          </table:table-cell>
          <table:table-cell table:formula="of:=([.$A$11] * [.D75])/([.D75] + [.$A$8])" office:value-type="float" office:value="0.638522624684278">
            <text:p>0,639</text:p>
          </table:table-cell>
          <table:table-cell table:style-name="ce6" table:formula="of:=([.$A$14]/[.$A$11]) * [.E75]" office:value-type="float" office:value="792.542021426304">
            <text:p>79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[.B76]+[.$A$21]" office:value-type="float" office:value="287.16">
            <text:p>287,16</text:p>
          </table:table-cell>
          <table:table-cell table:formula="of:=[.$A$5]*EXP([.$A$2] * ((1/[.C76]) - (1/[.$A$18])))" office:value-type="float" office:value="15637.6090443923">
            <text:p>15637,609</text:p>
          </table:table-cell>
          <table:table-cell table:formula="of:=([.$A$11] * [.D76])/([.D76] + [.$A$8])" office:value-type="float" office:value="0.616996473668976">
            <text:p>0,617</text:p>
          </table:table-cell>
          <table:table-cell table:style-name="ce6" table:formula="of:=([.$A$14]/[.$A$11]) * [.E76]" office:value-type="float" office:value="765.823501863069">
            <text:p>76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B77]+[.$A$21]" office:value-type="float" office:value="288.16">
            <text:p>288,16</text:p>
          </table:table-cell>
          <table:table-cell table:formula="of:=[.$A$5]*EXP([.$A$2] * ((1/[.C77]) - (1/[.$A$18])))" office:value-type="float" office:value="14993.6003230416">
            <text:p>14993,600</text:p>
          </table:table-cell>
          <table:table-cell table:formula="of:=([.$A$11] * [.D77])/([.D77] + [.$A$8])" office:value-type="float" office:value="0.596177065140531">
            <text:p>0,596</text:p>
          </table:table-cell>
          <table:table-cell table:style-name="ce6" table:formula="of:=([.$A$14]/[.$A$11]) * [.E77]" office:value-type="float" office:value="739.982199641096">
            <text:p>74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[.B78]+[.$A$21]" office:value-type="float" office:value="289.16">
            <text:p>289,16</text:p>
          </table:table-cell>
          <table:table-cell table:formula="of:=[.$A$5]*EXP([.$A$2] * ((1/[.C78]) - (1/[.$A$18])))" office:value-type="float" office:value="14380.2963492727">
            <text:p>14380,296</text:p>
          </table:table-cell>
          <table:table-cell table:formula="of:=([.$A$11] * [.D78])/([.D78] + [.$A$8])" office:value-type="float" office:value="0.576047672266219">
            <text:p>0,576</text:p>
          </table:table-cell>
          <table:table-cell table:style-name="ce6" table:formula="of:=([.$A$14]/[.$A$11]) * [.E78]" office:value-type="float" office:value="714.997353212859">
            <text:p>71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[.B79]+[.$A$21]" office:value-type="float" office:value="290.16">
            <text:p>290,16</text:p>
          </table:table-cell>
          <table:table-cell table:formula="of:=[.$A$5]*EXP([.$A$2] * ((1/[.C79]) - (1/[.$A$18])))" office:value-type="float" office:value="13796.0501245396">
            <text:p>13796,050</text:p>
          </table:table-cell>
          <table:table-cell table:formula="of:=([.$A$11] * [.D79])/([.D79] + [.$A$8])" office:value-type="float" office:value="0.556591245441106">
            <text:p>0,557</text:p>
          </table:table-cell>
          <table:table-cell table:style-name="ce6" table:formula="of:=([.$A$14]/[.$A$11]) * [.E79]" office:value-type="float" office:value="690.847800402052">
            <text:p>69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[.B80]+[.$A$21]" office:value-type="float" office:value="291.16">
            <text:p>291,16</text:p>
          </table:table-cell>
          <table:table-cell table:formula="of:=[.$A$5]*EXP([.$A$2] * ((1/[.C80]) - (1/[.$A$18])))" office:value-type="float" office:value="13239.3122231687">
            <text:p>13239,312</text:p>
          </table:table-cell>
          <table:table-cell table:formula="of:=([.$A$11] * [.D80])/([.D80] + [.$A$8])" office:value-type="float" office:value="0.537790499954488">
            <text:p>0,538</text:p>
          </table:table-cell>
          <table:table-cell table:style-name="ce6" table:formula="of:=([.$A$14]/[.$A$11]) * [.E80]" office:value-type="float" office:value="667.512087216238">
            <text:p>66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[.B81]+[.$A$21]" office:value-type="float" office:value="292.16">
            <text:p>292,16</text:p>
          </table:table-cell>
          <table:table-cell table:formula="of:=[.$A$5]*EXP([.$A$2] * ((1/[.C81]) - (1/[.$A$18])))" office:value-type="float" office:value="12708.6244915051">
            <text:p>12708,624</text:p>
          </table:table-cell>
          <table:table-cell table:formula="of:=([.$A$11] * [.D81])/([.D81] + [.$A$8])" office:value-type="float" office:value="0.519627996217195">
            <text:p>0,520</text:p>
          </table:table-cell>
          <table:table-cell table:style-name="ce6" table:formula="of:=([.$A$14]/[.$A$11]) * [.E81]" office:value-type="float" office:value="644.968567425949">
            <text:p>64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[.B82]+[.$A$21]" office:value-type="float" office:value="293.16">
            <text:p>293,16</text:p>
          </table:table-cell>
          <table:table-cell table:formula="of:=[.$A$5]*EXP([.$A$2] * ((1/[.C82]) - (1/[.$A$18])))" office:value-type="float" office:value="12202.614186188">
            <text:p>12202,614</text:p>
          </table:table-cell>
          <table:table-cell table:formula="of:=([.$A$11] * [.D82])/([.D82] + [.$A$8])" office:value-type="float" office:value="0.502086212812689">
            <text:p>0,502</text:p>
          </table:table-cell>
          <table:table-cell table:style-name="ce6" table:formula="of:=([.$A$14]/[.$A$11]) * [.E82]" office:value-type="float" office:value="623.195493236599">
            <text:p>6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[.B83]+[.$A$21]" office:value-type="float" office:value="294.16">
            <text:p>294,16</text:p>
          </table:table-cell>
          <table:table-cell table:formula="of:=[.$A$5]*EXP([.$A$2] * ((1/[.C83]) - (1/[.$A$18])))" office:value-type="float" office:value="11719.9885187818">
            <text:p>11719,989</text:p>
          </table:table-cell>
          <table:table-cell table:formula="of:=([.$A$11] * [.D83])/([.D83] + [.$A$8])" office:value-type="float" office:value="0.485147612670165">
            <text:p>0,485</text:p>
          </table:table-cell>
          <table:table-cell table:style-name="ce6" table:formula="of:=([.$A$14]/[.$A$11]) * [.E83]" office:value-type="float" office:value="602.171097423332">
            <text:p>60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[.B84]+[.$A$21]" office:value-type="float" office:value="295.16">
            <text:p>295,16</text:p>
          </table:table-cell>
          <table:table-cell table:formula="of:=[.$A$5]*EXP([.$A$2] * ((1/[.C84]) - (1/[.$A$18])))" office:value-type="float" office:value="11259.5295765923">
            <text:p>11259,530</text:p>
          </table:table-cell>
          <table:table-cell table:formula="of:=([.$A$11] * [.D84])/([.D84] + [.$A$8])" office:value-type="float" office:value="0.468794702684283">
            <text:p>0,469</text:p>
          </table:table-cell>
          <table:table-cell table:style-name="ce6" table:formula="of:=([.$A$14]/[.$A$11]) * [.E84]" office:value-type="float" office:value="581.873667331765">
            <text:p>58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[.B85]+[.$A$21]" office:value-type="float" office:value="296.16">
            <text:p>296,16</text:p>
          </table:table-cell>
          <table:table-cell table:formula="of:=[.$A$5]*EXP([.$A$2] * ((1/[.C85]) - (1/[.$A$18])))" office:value-type="float" office:value="10820.0895918821">
            <text:p>10820,090</text:p>
          </table:table-cell>
          <table:table-cell table:formula="of:=([.$A$11] * [.D85])/([.D85] + [.$A$8])" office:value-type="float" office:value="0.4530100871249">
            <text:p>0,453</text:p>
          </table:table-cell>
          <table:table-cell table:style-name="ce6" table:formula="of:=([.$A$14]/[.$A$11]) * [.E85]" office:value-type="float" office:value="562.281611170786">
            <text:p>5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[.B86]+[.$A$21]" office:value-type="float" office:value="297.16">
            <text:p>297,16</text:p>
          </table:table-cell>
          <table:table-cell table:formula="of:=[.$A$5]*EXP([.$A$2] * ((1/[.C86]) - (1/[.$A$18])))" office:value-type="float" office:value="10400.5865338818">
            <text:p>10400,587</text:p>
          </table:table-cell>
          <table:table-cell table:formula="of:=([.$A$11] * [.D86])/([.D86] + [.$A$8])" office:value-type="float" office:value="0.437776515191979">
            <text:p>0,438</text:p>
          </table:table-cell>
          <table:table-cell table:style-name="ce6" table:formula="of:=([.$A$14]/[.$A$11]) * [.E86]" office:value-type="float" office:value="543.373517038287">
            <text:p>543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25">
            <text:p>25</text:p>
          </table:table-cell>
          <table:table-cell table:style-name="ce3" table:formula="of:=[.B87]+[.$A$21]" office:value-type="float" office:value="298.16">
            <text:p>298,16</text:p>
          </table:table-cell>
          <table:table-cell table:style-name="ce5" table:formula="of:=[.$A$5]*EXP([.$A$2] * ((1/[.C87]) - (1/[.$A$18])))" office:value-type="float" office:value="10000">
            <text:p>10000,000</text:p>
          </table:table-cell>
          <table:table-cell table:style-name="ce5" table:formula="of:=([.$A$11] * [.D87])/([.D87] + [.$A$8])" office:value-type="float" office:value="0.423076923076923">
            <text:p>0,423</text:p>
          </table:table-cell>
          <table:table-cell table:style-name="ce7" table:formula="of:=([.$A$14]/[.$A$11]) * [.E87]" office:value-type="float" office:value="525.128205128205">
            <text:p>52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[.B88]+[.$A$21]" office:value-type="float" office:value="299.16">
            <text:p>299,16</text:p>
          </table:table-cell>
          <table:table-cell table:formula="of:=[.$A$5]*EXP([.$A$2] * ((1/[.C88]) - (1/[.$A$18])))" office:value-type="float" office:value="9617.36738446746">
            <text:p>9617,367</text:p>
          </table:table-cell>
          <table:table-cell table:formula="of:=([.$A$11] * [.D88])/([.D88] + [.$A$8])" office:value-type="float" office:value="0.408894470892526">
            <text:p>0,409</text:p>
          </table:table-cell>
          <table:table-cell table:style-name="ce6" table:formula="of:=([.$A$14]/[.$A$11]) * [.E88]" office:value-type="float" office:value="507.52477356842">
            <text:p>50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[.B89]+[.$A$21]" office:value-type="float" office:value="300.16">
            <text:p>300,16</text:p>
          </table:table-cell>
          <table:table-cell table:formula="of:=[.$A$5]*EXP([.$A$2] * ((1/[.C89]) - (1/[.$A$18])))" office:value-type="float" office:value="9251.78030433987">
            <text:p>9251,780</text:p>
          </table:table-cell>
          <table:table-cell table:formula="of:=([.$A$11] * [.D89])/([.D89] + [.$A$8])" office:value-type="float" office:value="0.395212574830543">
            <text:p>0,395</text:p>
          </table:table-cell>
          <table:table-cell table:style-name="ce6" table:formula="of:=([.$A$14]/[.$A$11]) * [.E89]" office:value-type="float" office:value="490.542638335122">
            <text:p>49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[.B90]+[.$A$21]" office:value-type="float" office:value="301.16">
            <text:p>301,16</text:p>
          </table:table-cell>
          <table:table-cell table:formula="of:=[.$A$5]*EXP([.$A$2] * ((1/[.C90]) - (1/[.$A$18])))" office:value-type="float" office:value="8902.3812643288">
            <text:p>8902,381</text:p>
          </table:table-cell>
          <table:table-cell table:formula="of:=([.$A$11] * [.D90])/([.D90] + [.$A$8])" office:value-type="float" office:value="0.382014934899187">
            <text:p>0,382</text:p>
          </table:table-cell>
          <table:table-cell table:style-name="ce6" table:formula="of:=([.$A$14]/[.$A$11]) * [.E90]" office:value-type="float" office:value="474.161567680931">
            <text:p>47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[.B91]+[.$A$21]" office:value-type="float" office:value="302.16">
            <text:p>302,16</text:p>
          </table:table-cell>
          <table:table-cell table:formula="of:=[.$A$5]*EXP([.$A$2] * ((1/[.C91]) - (1/[.$A$18])))" office:value-type="float" office:value="8568.36054335204">
            <text:p>8568,361</text:p>
          </table:table-cell>
          <table:table-cell table:formula="of:=([.$A$11] * [.D91])/([.D91] + [.$A$8])" office:value-type="float" office:value="0.369285558583332">
            <text:p>0,369</text:p>
          </table:table-cell>
          <table:table-cell table:style-name="ce6" table:formula="of:=([.$A$14]/[.$A$11]) * [.E91]" office:value-type="float" office:value="458.361711502221">
            <text:p>45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[.B92]+[.$A$21]" office:value-type="float" office:value="303.16">
            <text:p>303,16</text:p>
          </table:table-cell>
          <table:table-cell table:formula="of:=[.$A$5]*EXP([.$A$2] * ((1/[.C92]) - (1/[.$A$18])))" office:value-type="float" office:value="8248.9532869997">
            <text:p>8248,953</text:p>
          </table:table-cell>
          <table:table-cell table:formula="of:=([.$A$11] * [.D92])/([.D92] + [.$A$8])" office:value-type="float" office:value="0.35700878075844">
            <text:p>0,357</text:p>
          </table:table-cell>
          <table:table-cell table:style-name="ce6" table:formula="of:=([.$A$14]/[.$A$11]) * [.E92]" office:value-type="float" office:value="443.123626056536">
            <text:p>44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[.B93]+[.$A$21]" office:value-type="float" office:value="304.16">
            <text:p>304,16</text:p>
          </table:table-cell>
          <table:table-cell table:formula="of:=[.$A$5]*EXP([.$A$2] * ((1/[.C93]) - (1/[.$A$18])))" office:value-type="float" office:value="7943.43679131269">
            <text:p>7943,437</text:p>
          </table:table-cell>
          <table:table-cell table:formula="of:=([.$A$11] * [.D93])/([.D93] + [.$A$8])" office:value-type="float" office:value="0.345169280175775">
            <text:p>0,345</text:p>
          </table:table-cell>
          <table:table-cell table:style-name="ce6" table:formula="of:=([.$A$14]/[.$A$11]) * [.E93]" office:value-type="float" office:value="428.428294424235">
            <text:p>42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B94]+[.$A$21]" office:value-type="float" office:value="305.16">
            <text:p>305,16</text:p>
          </table:table-cell>
          <table:table-cell table:formula="of:=[.$A$5]*EXP([.$A$2] * ((1/[.C94]) - (1/[.$A$18])))" office:value-type="float" office:value="7651.1279643732">
            <text:p>7651,128</text:p>
          </table:table-cell>
          <table:table-cell table:formula="of:=([.$A$11] * [.D94])/([.D94] + [.$A$8])" office:value-type="float" office:value="0.333752092821697">
            <text:p>0,334</text:p>
          </table:table-cell>
          <table:table-cell table:style-name="ce6" table:formula="of:=([.$A$14]/[.$A$11]) * [.E94]" office:value-type="float" office:value="414.257143090204">
            <text:p>41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[.B95]+[.$A$21]" office:value-type="float" office:value="306.16">
            <text:p>306,16</text:p>
          </table:table-cell>
          <table:table-cell table:formula="of:=[.$A$5]*EXP([.$A$2] * ((1/[.C95]) - (1/[.$A$18])))" office:value-type="float" office:value="7371.38095322223">
            <text:p>7371,381</text:p>
          </table:table-cell>
          <table:table-cell table:formula="of:=([.$A$11] * [.D95])/([.D95] + [.$A$8])" office:value-type="float" office:value="0.322742622438224">
            <text:p>0,323</text:p>
          </table:table-cell>
          <table:table-cell table:style-name="ce6" table:formula="of:=([.$A$14]/[.$A$11]) * [.E95]" office:value-type="float" office:value="400.592055002111">
            <text:p>40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[.B96]+[.$A$21]" office:value-type="float" office:value="307.16">
            <text:p>307,16</text:p>
          </table:table-cell>
          <table:table-cell table:formula="of:=[.$A$5]*EXP([.$A$2] * ((1/[.C96]) - (1/[.$A$18])))" office:value-type="float" office:value="7103.58492455287">
            <text:p>7103,585</text:p>
          </table:table-cell>
          <table:table-cell table:formula="of:=([.$A$11] * [.D96])/([.D96] + [.$A$8])" office:value-type="float" office:value="0.312126648475882">
            <text:p>0,312</text:p>
          </table:table-cell>
          <table:table-cell table:style-name="ce6" table:formula="of:=([.$A$14]/[.$A$11]) * [.E96]" office:value-type="float" office:value="387.41537944158">
            <text:p>38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[.B97]+[.$A$21]" office:value-type="float" office:value="308.16">
            <text:p>308,16</text:p>
          </table:table-cell>
          <table:table-cell table:formula="of:=[.$A$5]*EXP([.$A$2] * ((1/[.C97]) - (1/[.$A$18])))" office:value-type="float" office:value="6847.16198848891">
            <text:p>6847,162</text:p>
          </table:table-cell>
          <table:table-cell table:formula="of:=([.$A$11] * [.D97])/([.D97] + [.$A$8])" office:value-type="float" office:value="0.301890331733466">
            <text:p>0,302</text:p>
          </table:table-cell>
          <table:table-cell table:style-name="ce6" table:formula="of:=([.$A$14]/[.$A$11]) * [.E97]" office:value-type="float" office:value="374.709939024327">
            <text:p>3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[.B98]+[.$A$21]" office:value-type="float" office:value="309.16">
            <text:p>309,16</text:p>
          </table:table-cell>
          <table:table-cell table:formula="of:=[.$A$5]*EXP([.$A$2] * ((1/[.C98]) - (1/[.$A$18])))" office:value-type="float" office:value="6601.56525554972">
            <text:p>6601,565</text:p>
          </table:table-cell>
          <table:table-cell table:formula="of:=([.$A$11] * [.D98])/([.D98] + [.$A$8])" office:value-type="float" office:value="0.292020217922886">
            <text:p>0,292</text:p>
          </table:table-cell>
          <table:table-cell table:style-name="ce6" table:formula="of:=([.$A$14]/[.$A$11]) * [.E98]" office:value-type="float" office:value="362.459034124892">
            <text:p>3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[.B99]+[.$A$21]" office:value-type="float" office:value="310.16">
            <text:p>310,16</text:p>
          </table:table-cell>
          <table:table-cell table:formula="of:=[.$A$5]*EXP([.$A$2] * ((1/[.C99]) - (1/[.$A$18])))" office:value-type="float" office:value="6366.27701763273">
            <text:p>6366,277</text:p>
          </table:table-cell>
          <table:table-cell table:formula="of:=([.$A$11] * [.D99])/([.D99] + [.$A$8])" office:value-type="float" office:value="0.282503239381026">
            <text:p>0,283</text:p>
          </table:table-cell>
          <table:table-cell table:style-name="ce6" table:formula="of:=([.$A$14]/[.$A$11]) * [.E99]" office:value-type="float" office:value="350.646445001419">
            <text:p>35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[.B100]+[.$A$21]" office:value-type="float" office:value="311.16">
            <text:p>311,16</text:p>
          </table:table-cell>
          <table:table-cell table:formula="of:=[.$A$5]*EXP([.$A$2] * ((1/[.C100]) - (1/[.$A$18])))" office:value-type="float" office:value="6140.80704451791">
            <text:p>6140,807</text:p>
          </table:table-cell>
          <table:table-cell table:formula="of:=([.$A$11] * [.D100])/([.D100] + [.$A$8])" office:value-type="float" office:value="0.273326715134638">
            <text:p>0,273</text:p>
          </table:table-cell>
          <table:table-cell table:style-name="ce6" table:formula="of:=([.$A$14]/[.$A$11]) * [.E100]" office:value-type="float" office:value="339.256431876205">
            <text:p>33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[.B101]+[.$A$21]" office:value-type="float" office:value="312.16">
            <text:p>312,16</text:p>
          </table:table-cell>
          <table:table-cell table:formula="of:=[.$A$5]*EXP([.$A$2] * ((1/[.C101]) - (1/[.$A$18])))" office:value-type="float" office:value="5924.69098801873">
            <text:p>5924,691</text:p>
          </table:table-cell>
          <table:table-cell table:formula="of:=([.$A$11] * [.D101])/([.D101] + [.$A$8])" office:value-type="float" office:value="0.264478349508835">
            <text:p>0,264</text:p>
          </table:table-cell>
          <table:table-cell table:style-name="ce6" table:formula="of:=([.$A$14]/[.$A$11]) * [.E101]" office:value-type="float" office:value="328.273733208541">
            <text:p>32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[.B102]+[.$A$21]" office:value-type="float" office:value="313.16">
            <text:p>313,16</text:p>
          </table:table-cell>
          <table:table-cell table:formula="of:=[.$A$5]*EXP([.$A$2] * ((1/[.C102]) - (1/[.$A$18])))" office:value-type="float" office:value="5717.48888647694">
            <text:p>5717,489</text:p>
          </table:table-cell>
          <table:table-cell table:formula="of:=([.$A$11] * [.D102])/([.D102] + [.$A$8])" office:value-type="float" office:value="0.255946229454854">
            <text:p>0,256</text:p>
          </table:table-cell>
          <table:table-cell table:style-name="ce6" table:formula="of:=([.$A$14]/[.$A$11]) * [.E102]" office:value-type="float" office:value="317.683562377904">
            <text:p>31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[.B103]+[.$A$21]" office:value-type="float" office:value="314.16">
            <text:p>314,16</text:p>
          </table:table-cell>
          <table:table-cell table:formula="of:=[.$A$5]*EXP([.$A$2] * ((1/[.C103]) - (1/[.$A$18])))" office:value-type="float" office:value="5518.78376282662">
            <text:p>5518,784</text:p>
          </table:table-cell>
          <table:table-cell table:formula="of:=([.$A$11] * [.D103])/([.D103] + [.$A$8])" office:value-type="float" office:value="0.247718820758517">
            <text:p>0,248</text:p>
          </table:table-cell>
          <table:table-cell table:style-name="ce6" table:formula="of:=([.$A$14]/[.$A$11]) * [.E103]" office:value-type="float" office:value="307.471602977845">
            <text:p>30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[.B104]+[.$A$21]" office:value-type="float" office:value="315.16">
            <text:p>315,16</text:p>
          </table:table-cell>
          <table:table-cell table:formula="of:=[.$A$5]*EXP([.$A$2] * ((1/[.C104]) - (1/[.$A$18])))" office:value-type="float" office:value="5328.18030994092">
            <text:p>5328,180</text:p>
          </table:table-cell>
          <table:table-cell table:formula="of:=([.$A$11] * [.D104])/([.D104] + [.$A$8])" office:value-type="float" office:value="0.239784963277227">
            <text:p>0,240</text:p>
          </table:table-cell>
          <table:table-cell table:style-name="ce6" table:formula="of:=([.$A$14]/[.$A$11]) * [.E104]" office:value-type="float" office:value="297.624002904097">
            <text:p>29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[.B105]+[.$A$21]" office:value-type="float" office:value="316.16">
            <text:p>316,16</text:p>
          </table:table-cell>
          <table:table-cell table:formula="of:=[.$A$5]*EXP([.$A$2] * ((1/[.C105]) - (1/[.$A$18])))" office:value-type="float" office:value="5145.30365742533">
            <text:p>5145,304</text:p>
          </table:table-cell>
          <table:table-cell table:formula="of:=([.$A$11] * [.D105])/([.D105] + [.$A$8])" office:value-type="float" office:value="0.232133865340511">
            <text:p>0,232</text:p>
          </table:table-cell>
          <table:table-cell table:style-name="ce6" table:formula="of:=([.$A$14]/[.$A$11]) * [.E105]" office:value-type="float" office:value="288.127367404465">
            <text:p>28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[.B106]+[.$A$21]" office:value-type="float" office:value="317.16">
            <text:p>317,16</text:p>
          </table:table-cell>
          <table:table-cell table:formula="of:=[.$A$5]*EXP([.$A$2] * ((1/[.C106]) - (1/[.$A$18])))" office:value-type="float" office:value="4969.79821443766">
            <text:p>4969,798</text:p>
          </table:table-cell>
          <table:table-cell table:formula="of:=([.$A$11] * [.D106])/([.D106] + [.$A$8])" office:value-type="float" office:value="0.224755097437002">
            <text:p>0,225</text:p>
          </table:table-cell>
          <table:table-cell table:style-name="ce6" table:formula="of:=([.$A$14]/[.$A$11]) * [.E106]" office:value-type="float" office:value="278.968751243018">
            <text:p>27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[.B107]+[.$A$21]" office:value-type="float" office:value="318.16">
            <text:p>318,16</text:p>
          </table:table-cell>
          <table:table-cell table:formula="of:=[.$A$5]*EXP([.$A$2] * ((1/[.C107]) - (1/[.$A$18])))" office:value-type="float" office:value="4801.32658349978">
            <text:p>4801,327</text:p>
          </table:table-cell>
          <table:table-cell table:formula="of:=([.$A$11] * [.D107])/([.D107] + [.$A$8])" office:value-type="float" office:value="0.217638585299356">
            <text:p>0,218</text:p>
          </table:table-cell>
          <table:table-cell table:style-name="ce6" table:formula="of:=([.$A$14]/[.$A$11]) * [.E107]" office:value-type="float" office:value="270.135650117018">
            <text:p>27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[.B108]+[.$A$21]" office:value-type="float" office:value="319.16">
            <text:p>319,16</text:p>
          </table:table-cell>
          <table:table-cell table:formula="of:=[.$A$5]*EXP([.$A$2] * ((1/[.C108]) - (1/[.$A$18])))" office:value-type="float" office:value="4639.56854062169">
            <text:p>4639,569</text:p>
          </table:table-cell>
          <table:table-cell table:formula="of:=([.$A$11] * [.D108])/([.D108] + [.$A$8])" office:value-type="float" office:value="0.21077460248803">
            <text:p>0,211</text:p>
          </table:table-cell>
          <table:table-cell table:style-name="ce6" table:formula="of:=([.$A$14]/[.$A$11]) * [.E108]" office:value-type="float" office:value="261.61599145181">
            <text:p>2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[.B109]+[.$A$21]" office:value-type="float" office:value="320.16">
            <text:p>320,16</text:p>
          </table:table-cell>
          <table:table-cell table:formula="of:=[.$A$5]*EXP([.$A$2] * ((1/[.C109]) - (1/[.$A$18])))" office:value-type="float" office:value="4484.22007738815">
            <text:p>4484,220</text:p>
          </table:table-cell>
          <table:table-cell table:formula="of:=([.$A$11] * [.D109])/([.D109] + [.$A$8])" office:value-type="float" office:value="0.204153762564898">
            <text:p>0,204</text:p>
          </table:table-cell>
          <table:table-cell table:style-name="ce6" table:formula="of:=([.$A$14]/[.$A$11]) * [.E109]" office:value-type="float" office:value="253.398124686612">
            <text:p>25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[.B110]+[.$A$21]" office:value-type="float" office:value="321.16">
            <text:p>321,16</text:p>
          </table:table-cell>
          <table:table-cell table:formula="of:=[.$A$5]*EXP([.$A$2] * ((1/[.C110]) - (1/[.$A$18])))" office:value-type="float" office:value="4334.99250096193">
            <text:p>4334,993</text:p>
          </table:table-cell>
          <table:table-cell table:formula="of:=([.$A$11] * [.D110])/([.D110] + [.$A$8])" office:value-type="float" office:value="0.197767010938504">
            <text:p>0,198</text:p>
          </table:table-cell>
          <table:table-cell table:style-name="ce6" table:formula="of:=([.$A$14]/[.$A$11]) * [.E110]" office:value-type="float" office:value="245.470811152762">
            <text:p>24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[.B111]+[.$A$21]" office:value-type="float" office:value="322.16">
            <text:p>322,16</text:p>
          </table:table-cell>
          <table:table-cell table:formula="of:=[.$A$5]*EXP([.$A$2] * ((1/[.C111]) - (1/[.$A$18])))" office:value-type="float" office:value="4191.61158824045">
            <text:p>4191,612</text:p>
          </table:table-cell>
          <table:table-cell table:formula="of:=([.$A$11] * [.D111])/([.D111] + [.$A$8])" office:value-type="float" office:value="0.19160561645429">
            <text:p>0,192</text:p>
          </table:table-cell>
          <table:table-cell table:style-name="ce6" table:formula="of:=([.$A$14]/[.$A$11]) * [.E111]" office:value-type="float" office:value="237.823213635385">
            <text:p>23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[.B112]+[.$A$21]" office:value-type="float" office:value="323.16">
            <text:p>323,16</text:p>
          </table:table-cell>
          <table:table-cell table:formula="of:=[.$A$5]*EXP([.$A$2] * ((1/[.C112]) - (1/[.$A$18])))" office:value-type="float" office:value="4053.81679066295">
            <text:p>4053,817</text:p>
          </table:table-cell>
          <table:table-cell table:formula="of:=([.$A$11] * [.D112])/([.D112] + [.$A$8])" office:value-type="float" office:value="0.185661162795213">
            <text:p>0,186</text:p>
          </table:table-cell>
          <table:table-cell table:style-name="ce6" table:formula="of:=([.$A$14]/[.$A$11]) * [.E112]" office:value-type="float" office:value="230.444885699756">
            <text:p>2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[.B113]+[.$A$21]" office:value-type="float" office:value="324.16">
            <text:p>324,16</text:p>
          </table:table-cell>
          <table:table-cell table:formula="of:=[.$A$5]*EXP([.$A$2] * ((1/[.C113]) - (1/[.$A$18])))" office:value-type="float" office:value="3921.36048640777">
            <text:p>3921,360</text:p>
          </table:table-cell>
          <table:table-cell table:formula="of:=([.$A$11] * [.D113])/([.D113] + [.$A$8])" office:value-type="float" office:value="0.179925539751035">
            <text:p>0,180</text:p>
          </table:table-cell>
          <table:table-cell table:style-name="ce6" table:formula="of:=([.$A$14]/[.$A$11]) * [.E113]" office:value-type="float" office:value="223.325760854617">
            <text:p>2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[.B114]+[.$A$21]" office:value-type="float" office:value="325.16">
            <text:p>325,16</text:p>
          </table:table-cell>
          <table:table-cell table:formula="of:=[.$A$5]*EXP([.$A$2] * ((1/[.C114]) - (1/[.$A$18])))" office:value-type="float" office:value="3794.00727694291">
            <text:p>3794,007</text:p>
          </table:table-cell>
          <table:table-cell table:formula="of:=([.$A$11] * [.D114])/([.D114] + [.$A$8])" office:value-type="float" office:value="0.174390934407871">
            <text:p>0,174</text:p>
          </table:table-cell>
          <table:table-cell table:style-name="ce6" table:formula="of:=([.$A$14]/[.$A$11]) * [.E114]" office:value-type="float" office:value="216.456141616558">
            <text:p>21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3">
            <text:p>53</text:p>
          </table:table-cell>
          <table:table-cell table:formula="of:=[.B115]+[.$A$21]" office:value-type="float" office:value="326.16">
            <text:p>326,16</text:p>
          </table:table-cell>
          <table:table-cell table:formula="of:=[.$A$5]*EXP([.$A$2] * ((1/[.C115]) - (1/[.$A$18])))" office:value-type="float" office:value="3671.5333251013">
            <text:p>3671,533</text:p>
          </table:table-cell>
          <table:table-cell table:formula="of:=([.$A$11] * [.D115])/([.D115] + [.$A$8])" office:value-type="float" office:value="0.169049822303591">
            <text:p>0,169</text:p>
          </table:table-cell>
          <table:table-cell table:style-name="ce6" table:formula="of:=([.$A$14]/[.$A$11]) * [.E115]" office:value-type="float" office:value="209.826688531972">
            <text:p>2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table:formula="of:=[.B116]+[.$A$21]" office:value-type="float" office:value="327.16">
            <text:p>327,16</text:p>
          </table:table-cell>
          <table:table-cell table:formula="of:=[.$A$5]*EXP([.$A$2] * ((1/[.C116]) - (1/[.$A$18])))" office:value-type="float" office:value="3553.72573204454">
            <text:p>3553,726</text:p>
          </table:table-cell>
          <table:table-cell table:formula="of:=([.$A$11] * [.D116])/([.D116] + [.$A$8])" office:value-type="float" office:value="0.163894958589068">
            <text:p>0,164</text:p>
          </table:table-cell>
          <table:table-cell table:style-name="ce6" table:formula="of:=([.$A$14]/[.$A$11]) * [.E116]" office:value-type="float" office:value="203.42840920631">
            <text:p>20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table:formula="of:=[.B117]+[.$A$21]" office:value-type="float" office:value="328.16">
            <text:p>328,16</text:p>
          </table:table-cell>
          <table:table-cell table:formula="of:=[.$A$5]*EXP([.$A$2] * ((1/[.C117]) - (1/[.$A$18])))" office:value-type="float" office:value="3440.38195065772">
            <text:p>3440,382</text:p>
          </table:table-cell>
          <table:table-cell table:formula="of:=([.$A$11] * [.D117])/([.D117] + [.$A$8])" office:value-type="float" office:value="0.158919369230303">
            <text:p>0,159</text:p>
          </table:table-cell>
          <table:table-cell table:style-name="ce6" table:formula="of:=([.$A$14]/[.$A$11]) * [.E117]" office:value-type="float" office:value="197.252647384037">
            <text:p>19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table:formula="of:=[.B118]+[.$A$21]" office:value-type="float" office:value="329.16">
            <text:p>329,16</text:p>
          </table:table-cell>
          <table:table-cell table:formula="of:=[.$A$5]*EXP([.$A$2] * ((1/[.C118]) - (1/[.$A$18])))" office:value-type="float" office:value="3331.30923308379">
            <text:p>3331,309</text:p>
          </table:table-cell>
          <table:table-cell table:formula="of:=([.$A$11] * [.D118])/([.D118] + [.$A$8])" office:value-type="float" office:value="0.154116342281823">
            <text:p>0,154</text:p>
          </table:table-cell>
          <table:table-cell table:style-name="ce6" table:formula="of:=([.$A$14]/[.$A$11]) * [.E118]" office:value-type="float" office:value="191.291072117075">
            <text:p>19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>
            <text:p>57</text:p>
          </table:table-cell>
          <table:table-cell table:formula="of:=[.B119]+[.$A$21]" office:value-type="float" office:value="330.16">
            <text:p>330,16</text:p>
          </table:table-cell>
          <table:table-cell table:formula="of:=[.$A$5]*EXP([.$A$2] * ((1/[.C119]) - (1/[.$A$18])))" office:value-type="float" office:value="3226.32411026">
            <text:p>3226,324</text:p>
          </table:table-cell>
          <table:table-cell table:formula="of:=([.$A$11] * [.D119])/([.D119] + [.$A$8])" office:value-type="float" office:value="0.149479419257639">
            <text:p>0,149</text:p>
          </table:table-cell>
          <table:table-cell table:style-name="ce6" table:formula="of:=([.$A$14]/[.$A$11]) * [.E119]" office:value-type="float" office:value="185.53566705433">
            <text:p>1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table:formula="of:=[.B120]+[.$A$21]" office:value-type="float" office:value="331.16">
            <text:p>331,16</text:p>
          </table:table-cell>
          <table:table-cell table:formula="of:=[.$A$5]*EXP([.$A$2] * ((1/[.C120]) - (1/[.$A$18])))" office:value-type="float" office:value="3125.25190146178">
            <text:p>3125,252</text:p>
          </table:table-cell>
          <table:table-cell table:formula="of:=([.$A$11] * [.D120])/([.D120] + [.$A$8])" office:value-type="float" office:value="0.145002386622295">
            <text:p>0,145</text:p>
          </table:table-cell>
          <table:table-cell table:style-name="ce6" table:formula="of:=([.$A$14]/[.$A$11]) * [.E120]" office:value-type="float" office:value="179.978719880279">
            <text:p>18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table:formula="of:=[.B121]+[.$A$21]" office:value-type="float" office:value="332.16">
            <text:p>332,16</text:p>
          </table:table-cell>
          <table:table-cell table:formula="of:=[.$A$5]*EXP([.$A$2] * ((1/[.C121]) - (1/[.$A$18])))" office:value-type="float" office:value="3027.9262519923">
            <text:p>3027,926</text:p>
          </table:table-cell>
          <table:table-cell table:formula="of:=([.$A$11] * [.D121])/([.D121] + [.$A$8])" office:value-type="float" office:value="0.140679267421162">
            <text:p>0,141</text:p>
          </table:table-cell>
          <table:table-cell table:style-name="ce6" table:formula="of:=([.$A$14]/[.$A$11]) * [.E121]" office:value-type="float" office:value="174.612811926387">
            <text:p>1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table:formula="of:=[.B122]+[.$A$21]" office:value-type="float" office:value="333.16">
            <text:p>333,16</text:p>
          </table:table-cell>
          <table:table-cell table:formula="of:=[.$A$5]*EXP([.$A$2] * ((1/[.C122]) - (1/[.$A$18])))" office:value-type="float" office:value="2934.18869727955">
            <text:p>2934,189</text:p>
          </table:table-cell>
          <table:table-cell table:formula="of:=([.$A$11] * [.D122])/([.D122] + [.$A$8])" office:value-type="float" office:value="0.13650431306609">
            <text:p>0,137</text:p>
          </table:table-cell>
          <table:table-cell table:style-name="ce6" table:formula="of:=([.$A$14]/[.$A$11]) * [.E122]" office:value-type="float" office:value="169.430807975365">
            <text:p>16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table:formula="of:=[.B123]+[.$A$21]" office:value-type="float" office:value="334.16">
            <text:p>334,16</text:p>
          </table:table-cell>
          <table:table-cell table:formula="of:=[.$A$5]*EXP([.$A$2] * ((1/[.C123]) - (1/[.$A$18])))" office:value-type="float" office:value="2843.88825175721">
            <text:p>2843,888</text:p>
          </table:table-cell>
          <table:table-cell table:formula="of:=([.$A$11] * [.D123])/([.D123] + [.$A$8])" office:value-type="float" office:value="0.132471995289812">
            <text:p>0,132</text:p>
          </table:table-cell>
          <table:table-cell table:style-name="ce6" table:formula="of:=([.$A$14]/[.$A$11]) * [.E123]" office:value-type="float" office:value="164.42584627487">
            <text:p>16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table:formula="of:=[.B124]+[.$A$21]" office:value-type="float" office:value="335.16">
            <text:p>335,16</text:p>
          </table:table-cell>
          <table:table-cell table:formula="of:=[.$A$5]*EXP([.$A$2] * ((1/[.C124]) - (1/[.$A$18])))" office:value-type="float" office:value="2756.88102101243">
            <text:p>2756,881</text:p>
          </table:table-cell>
          <table:table-cell table:formula="of:=([.$A$11] * [.D124])/([.D124] + [.$A$8])" office:value-type="float" office:value="0.128576998280059">
            <text:p>0,129</text:p>
          </table:table-cell>
          <table:table-cell table:style-name="ce6" table:formula="of:=([.$A$14]/[.$A$11]) * [.E124]" office:value-type="float" office:value="159.591328774279">
            <text:p>16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3">
            <text:p>63</text:p>
          </table:table-cell>
          <table:table-cell table:formula="of:=[.B125]+[.$A$21]" office:value-type="float" office:value="336.16">
            <text:p>336,16</text:p>
          </table:table-cell>
          <table:table-cell table:formula="of:=[.$A$5]*EXP([.$A$2] * ((1/[.C125]) - (1/[.$A$18])))" office:value-type="float" office:value="2673.0298357831">
            <text:p>2673,030</text:p>
          </table:table-cell>
          <table:table-cell table:formula="of:=([.$A$11] * [.D125])/([.D125] + [.$A$8])" office:value-type="float" office:value="0.124814211002144">
            <text:p>0,125</text:p>
          </table:table-cell>
          <table:table-cell table:style-name="ce6" table:formula="of:=([.$A$14]/[.$A$11]) * [.E125]" office:value-type="float" office:value="154.920911595388">
            <text:p>15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B126]+[.$A$21]" office:value-type="float" office:value="337.16">
            <text:p>337,16</text:p>
          </table:table-cell>
          <table:table-cell table:formula="of:=[.$A$5]*EXP([.$A$2] * ((1/[.C126]) - (1/[.$A$18])))" office:value-type="float" office:value="2592.20390647893">
            <text:p>2592,204</text:p>
          </table:table-cell>
          <table:table-cell table:formula="of:=([.$A$11] * [.D126])/([.D126] + [.$A$8])" office:value-type="float" office:value="0.121178719716886">
            <text:p>0,121</text:p>
          </table:table-cell>
          <table:table-cell table:style-name="ce6" table:formula="of:=([.$A$14]/[.$A$11]) * [.E126]" office:value-type="float" office:value="150.408495745565">
            <text:p>1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table:formula="of:=[.B127]+[.$A$21]" office:value-type="float" office:value="338.16">
            <text:p>338,16</text:p>
          </table:table-cell>
          <table:table-cell table:formula="of:=[.$A$5]*EXP([.$A$2] * ((1/[.C127]) - (1/[.$A$18])))" office:value-type="float" office:value="2514.27849698736">
            <text:p>2514,278</text:p>
          </table:table-cell>
          <table:table-cell table:formula="of:=([.$A$11] * [.D127])/([.D127] + [.$A$8])" office:value-type="float" office:value="0.117665800698972">
            <text:p>0,118</text:p>
          </table:table-cell>
          <table:table-cell table:style-name="ce6" table:formula="of:=([.$A$14]/[.$A$11]) * [.E127]" office:value-type="float" office:value="146.048218079693">
            <text:p>14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6">
            <text:p>66</text:p>
          </table:table-cell>
          <table:table-cell table:formula="of:=[.B128]+[.$A$21]" office:value-type="float" office:value="339.16">
            <text:p>339,16</text:p>
          </table:table-cell>
          <table:table-cell table:formula="of:=[.$A$5]*EXP([.$A$2] * ((1/[.C128]) - (1/[.$A$18])))" office:value-type="float" office:value="2439.13461660468">
            <text:p>2439,135</text:p>
          </table:table-cell>
          <table:table-cell table:formula="of:=([.$A$11] * [.D128])/([.D128] + [.$A$8])" office:value-type="float" office:value="0.114270913159373">
            <text:p>0,114</text:p>
          </table:table-cell>
          <table:table-cell table:style-name="ce6" table:formula="of:=([.$A$14]/[.$A$11]) * [.E128]" office:value-type="float" office:value="141.834442515392">
            <text:p>14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table:formula="of:=[.B129]+[.$A$21]" office:value-type="float" office:value="340.16">
            <text:p>340,16</text:p>
          </table:table-cell>
          <table:table-cell table:formula="of:=[.$A$5]*EXP([.$A$2] * ((1/[.C129]) - (1/[.$A$18])))" office:value-type="float" office:value="2366.6587290077">
            <text:p>2366,659</text:p>
          </table:table-cell>
          <table:table-cell table:formula="of:=([.$A$11] * [.D129])/([.D129] + [.$A$8])" office:value-type="float" office:value="0.110989692374094">
            <text:p>0,111</text:p>
          </table:table-cell>
          <table:table-cell table:style-name="ce6" table:formula="of:=([.$A$14]/[.$A$11]) * [.E129]" office:value-type="float" office:value="137.76175150433">
            <text:p>13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table:formula="of:=[.B130]+[.$A$21]" office:value-type="float" office:value="341.16">
            <text:p>341,16</text:p>
          </table:table-cell>
          <table:table-cell table:formula="of:=[.$A$5]*EXP([.$A$2] * ((1/[.C130]) - (1/[.$A$18])))" office:value-type="float" office:value="2296.74247725056">
            <text:p>2296,742</text:p>
          </table:table-cell>
          <table:table-cell table:formula="of:=([.$A$11] * [.D130])/([.D130] + [.$A$8])" office:value-type="float" office:value="0.107817943020328">
            <text:p>0,108</text:p>
          </table:table-cell>
          <table:table-cell table:style-name="ce6" table:formula="of:=([.$A$14]/[.$A$11]) * [.E130]" office:value-type="float" office:value="133.824937760989">
            <text:p>13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9">
            <text:p>69</text:p>
          </table:table-cell>
          <table:table-cell table:formula="of:=[.B131]+[.$A$21]" office:value-type="float" office:value="342.16">
            <text:p>342,16</text:p>
          </table:table-cell>
          <table:table-cell table:formula="of:=[.$A$5]*EXP([.$A$2] * ((1/[.C131]) - (1/[.$A$18])))" office:value-type="float" office:value="2229.282423836">
            <text:p>2229,282</text:p>
          </table:table-cell>
          <table:table-cell table:formula="of:=([.$A$11] * [.D131])/([.D131] + [.$A$8])" office:value-type="float" office:value="0.104751632720114">
            <text:p>0,105</text:p>
          </table:table-cell>
          <table:table-cell table:style-name="ce6" table:formula="of:=([.$A$14]/[.$A$11]) * [.E131]" office:value-type="float" office:value="130.018996248965">
            <text:p>1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0">
            <text:p>70</text:p>
          </table:table-cell>
          <table:table-cell table:formula="of:=[.B132]+[.$A$21]" office:value-type="float" office:value="343.16">
            <text:p>343,16</text:p>
          </table:table-cell>
          <table:table-cell table:formula="of:=[.$A$5]*EXP([.$A$2] * ((1/[.C132]) - (1/[.$A$18])))" office:value-type="float" office:value="2164.17980497071">
            <text:p>2164,180</text:p>
          </table:table-cell>
          <table:table-cell table:formula="of:=([.$A$11] * [.D132])/([.D132] + [.$A$8])" office:value-type="float" office:value="0.101786885790652">
            <text:p>0,102</text:p>
          </table:table-cell>
          <table:table-cell table:style-name="ce6" table:formula="of:=([.$A$14]/[.$A$11]) * [.E132]" office:value-type="float" office:value="126.339116423792">
            <text:p>12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1">
            <text:p>71</text:p>
          </table:table-cell>
          <table:table-cell table:formula="of:=[.B133]+[.$A$21]" office:value-type="float" office:value="344.16">
            <text:p>344,16</text:p>
          </table:table-cell>
          <table:table-cell table:formula="of:=[.$A$5]*EXP([.$A$2] * ((1/[.C133]) - (1/[.$A$18])))" office:value-type="float" office:value="2101.34029817085">
            <text:p>2101,340</text:p>
          </table:table-cell>
          <table:table-cell table:formula="of:=([.$A$11] * [.D133])/([.D133] + [.$A$8])" office:value-type="float" office:value="0.0989199771997047">
            <text:p>0,099</text:p>
          </table:table-cell>
          <table:table-cell table:style-name="ce6" table:formula="of:=([.$A$14]/[.$A$11]) * [.E133]" office:value-type="float" office:value="122.7806747303">
            <text:p>1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2">
            <text:p>72</text:p>
          </table:table-cell>
          <table:table-cell table:formula="of:=[.B134]+[.$A$21]" office:value-type="float" office:value="345.16">
            <text:p>345,16</text:p>
          </table:table-cell>
          <table:table-cell table:formula="of:=[.$A$5]*EXP([.$A$2] * ((1/[.C134]) - (1/[.$A$18])))" office:value-type="float" office:value="2040.67380243588">
            <text:p>2040,674</text:p>
          </table:table-cell>
          <table:table-cell table:formula="of:=([.$A$11] * [.D134])/([.D134] + [.$A$8])" office:value-type="float" office:value="0.0961473267238071">
            <text:p>0,096</text:p>
          </table:table-cell>
          <table:table-cell table:style-name="ce6" table:formula="of:=([.$A$14]/[.$A$11]) * [.E134]" office:value-type="float" office:value="119.339227351731">
            <text:p>1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3">
            <text:p>73</text:p>
          </table:table-cell>
          <table:table-cell table:formula="of:=[.B135]+[.$A$21]" office:value-type="float" office:value="346.16">
            <text:p>346,16</text:p>
          </table:table-cell>
          <table:table-cell table:formula="of:=[.$A$5]*EXP([.$A$2] * ((1/[.C135]) - (1/[.$A$18])))" office:value-type="float" office:value="1982.09423025825">
            <text:p>1982,094</text:p>
          </table:table-cell>
          <table:table-cell table:formula="of:=([.$A$11] * [.D135])/([.D135] + [.$A$8])" office:value-type="float" office:value="0.093465493306488">
            <text:p>0,093</text:p>
          </table:table-cell>
          <table:table-cell table:style-name="ce6" table:formula="of:=([.$A$14]/[.$A$11]) * [.E135]" office:value-type="float" office:value="116.010503207083">
            <text:p>11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4">
            <text:p>74</text:p>
          </table:table-cell>
          <table:table-cell table:formula="of:=[.B136]+[.$A$21]" office:value-type="float" office:value="347.16">
            <text:p>347,16</text:p>
          </table:table-cell>
          <table:table-cell table:formula="of:=[.$A$5]*EXP([.$A$2] * ((1/[.C136]) - (1/[.$A$18])))" office:value-type="float" office:value="1925.51931078194">
            <text:p>1925,519</text:p>
          </table:table-cell>
          <table:table-cell table:formula="of:=([.$A$11] * [.D136])/([.D136] + [.$A$8])" office:value-type="float" office:value="0.090871169613189">
            <text:p>0,091</text:p>
          </table:table-cell>
          <table:table-cell table:style-name="ce6" table:formula="of:=([.$A$14]/[.$A$11]) * [.E136]" office:value-type="float" office:value="112.790397192613">
            <text:p>11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5">
            <text:p>75</text:p>
          </table:table-cell>
          <table:table-cell table:formula="of:=[.B137]+[.$A$21]" office:value-type="float" office:value="348.16">
            <text:p>348,16</text:p>
          </table:table-cell>
          <table:table-cell table:formula="of:=[.$A$5]*EXP([.$A$2] * ((1/[.C137]) - (1/[.$A$18])))" office:value-type="float" office:value="1870.87040346552">
            <text:p>1870,870</text:p>
          </table:table-cell>
          <table:table-cell table:formula="of:=([.$A$11] * [.D137])/([.D137] + [.$A$8])" office:value-type="float" office:value="0.0883611767791858">
            <text:p>0,088</text:p>
          </table:table-cell>
          <table:table-cell table:style-name="ce6" table:formula="of:=([.$A$14]/[.$A$11]) * [.E137]" office:value-type="float" office:value="109.674963662892">
            <text:p>1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6">
            <text:p>76</text:p>
          </table:table-cell>
          <table:table-cell table:formula="of:=[.B138]+[.$A$21]" office:value-type="float" office:value="349.16">
            <text:p>349,16</text:p>
          </table:table-cell>
          <table:table-cell table:formula="of:=[.$A$5]*EXP([.$A$2] * ((1/[.C138]) - (1/[.$A$18])))" office:value-type="float" office:value="1818.0723216454">
            <text:p>1818,072</text:p>
          </table:table-cell>
          <table:table-cell table:formula="of:=([.$A$11] * [.D138])/([.D138] + [.$A$8])" office:value-type="float" office:value="0.085932459346486">
            <text:p>0,086</text:p>
          </table:table-cell>
          <table:table-cell table:style-name="ce6" table:formula="of:=([.$A$14]/[.$A$11]) * [.E138]" office:value-type="float" office:value="106.660410146426">
            <text:p>10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formula="of:=[.B139]+[.$A$21]" office:value-type="float" office:value="350.16">
            <text:p>350,16</text:p>
          </table:table-cell>
          <table:table-cell table:formula="of:=[.$A$5]*EXP([.$A$2] * ((1/[.C139]) - (1/[.$A$18])))" office:value-type="float" office:value="1767.05316543201">
            <text:p>1767,053</text:p>
          </table:table-cell>
          <table:table-cell table:formula="of:=([.$A$11] * [.D139])/([.D139] + [.$A$8])" office:value-type="float" office:value="0.0835820803854003">
            <text:p>0,084</text:p>
          </table:table-cell>
          <table:table-cell table:style-name="ce6" table:formula="of:=([.$A$14]/[.$A$11]) * [.E139]" office:value-type="float" office:value="103.743091290485">
            <text:p>1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>
            <text:p>78</text:p>
          </table:table-cell>
          <table:table-cell table:formula="of:=[.B140]+[.$A$21]" office:value-type="float" office:value="351.16">
            <text:p>351,16</text:p>
          </table:table-cell>
          <table:table-cell table:formula="of:=[.$A$5]*EXP([.$A$2] * ((1/[.C140]) - (1/[.$A$18])))" office:value-type="float" office:value="1717.74416340647">
            <text:p>1717,744</text:p>
          </table:table-cell>
          <table:table-cell table:formula="of:=([.$A$11] * [.D140])/([.D140] + [.$A$8])" office:value-type="float" office:value="0.0813072167962755">
            <text:p>0,081</text:p>
          </table:table-cell>
          <table:table-cell table:style-name="ce6" table:formula="of:=([.$A$14]/[.$A$11]) * [.E140]" office:value-type="float" office:value="100.919503029559">
            <text:p>10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9">
            <text:p>79</text:p>
          </table:table-cell>
          <table:table-cell table:formula="of:=[.B141]+[.$A$21]" office:value-type="float" office:value="352.16">
            <text:p>352,16</text:p>
          </table:table-cell>
          <table:table-cell table:formula="of:=[.$A$5]*EXP([.$A$2] * ((1/[.C141]) - (1/[.$A$18])))" office:value-type="float" office:value="1670.07952261794">
            <text:p>1670,080</text:p>
          </table:table-cell>
          <table:table-cell table:formula="of:=([.$A$11] * [.D141])/([.D141] + [.$A$8])" office:value-type="float" office:value="0.0791051547867116">
            <text:p>0,079</text:p>
          </table:table-cell>
          <table:table-cell table:style-name="ce6" table:formula="of:=([.$A$14]/[.$A$11]) * [.E141]" office:value-type="float" office:value="98.1862769716275">
            <text:p>9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table:formula="of:=[.B142]+[.$A$21]" office:value-type="float" office:value="353.16">
            <text:p>353,16</text:p>
          </table:table-cell>
          <table:table-cell table:formula="of:=[.$A$5]*EXP([.$A$2] * ((1/[.C142]) - (1/[.$A$18])))" office:value-type="float" office:value="1623.99628641204">
            <text:p>1623,996</text:p>
          </table:table-cell>
          <table:table-cell table:formula="of:=([.$A$11] * [.D142])/([.D142] + [.$A$8])" office:value-type="float" office:value="0.0769732855194586">
            <text:p>0,077</text:p>
          </table:table-cell>
          <table:table-cell table:style-name="ce6" table:formula="of:=([.$A$14]/[.$A$11]) * [.E142]" office:value-type="float" office:value="95.5401749962734">
            <text:p>9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table:formula="of:=[.B143]+[.$A$21]" office:value-type="float" office:value="354.16">
            <text:p>354,16</text:p>
          </table:table-cell>
          <table:table-cell table:formula="of:=[.$A$5]*EXP([.$A$2] * ((1/[.C143]) - (1/[.$A$18])))" office:value-type="float" office:value="1579.43419964939">
            <text:p>1579,434</text:p>
          </table:table-cell>
          <table:table-cell table:formula="of:=([.$A$11] * [.D143])/([.D143] + [.$A$8])" office:value-type="float" office:value="0.0749091009261075">
            <text:p>0,075</text:p>
          </table:table-cell>
          <table:table-cell table:style-name="ce6" table:formula="of:=([.$A$14]/[.$A$11]) * [.E143]" office:value-type="float" office:value="92.9780840585868">
            <text:p>9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table:formula="of:=[.B144]+[.$A$21]" office:value-type="float" office:value="355.16">
            <text:p>355,16</text:p>
          </table:table-cell>
          <table:table-cell table:formula="of:=[.$A$5]*EXP([.$A$2] * ((1/[.C144]) - (1/[.$A$18])))" office:value-type="float" office:value="1536.33558089979">
            <text:p>1536,336</text:p>
          </table:table-cell>
          <table:table-cell table:formula="of:=([.$A$11] * [.D144])/([.D144] + [.$A$8])" office:value-type="float" office:value="0.0729101896816361">
            <text:p>0,073</text:p>
          </table:table-cell>
          <table:table-cell table:style-name="ce6" table:formula="of:=([.$A$14]/[.$A$11]) * [.E144]" office:value-type="float" office:value="90.4970111927217">
            <text:p>9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3">
            <text:p>83</text:p>
          </table:table-cell>
          <table:table-cell table:formula="of:=[.B145]+[.$A$21]" office:value-type="float" office:value="356.16">
            <text:p>356,16</text:p>
          </table:table-cell>
          <table:table-cell table:formula="of:=[.$A$5]*EXP([.$A$2] * ((1/[.C145]) - (1/[.$A$18])))" office:value-type="float" office:value="1494.64520122234">
            <text:p>1494,645</text:p>
          </table:table-cell>
          <table:table-cell table:formula="of:=([.$A$11] * [.D145])/([.D145] + [.$A$8])" office:value-type="float" office:value="0.0709742333348437">
            <text:p>0,071</text:p>
          </table:table-cell>
          <table:table-cell table:style-name="ce6" table:formula="of:=([.$A$14]/[.$A$11]) * [.E145]" office:value-type="float" office:value="88.0940787089454">
            <text:p>8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table:formula="of:=[.B146]+[.$A$21]" office:value-type="float" office:value="357.16">
            <text:p>357,16</text:p>
          </table:table-cell>
          <table:table-cell table:formula="of:=[.$A$5]*EXP([.$A$2] * ((1/[.C146]) - (1/[.$A$18])))" office:value-type="float" office:value="1454.31016916548">
            <text:p>1454,310</text:p>
          </table:table-cell>
          <table:table-cell table:formula="of:=([.$A$11] * [.D146])/([.D146] + [.$A$8])" office:value-type="float" office:value="0.0690990025897159">
            <text:p>0,069</text:p>
          </table:table-cell>
          <table:table-cell table:style-name="ce6" table:formula="of:=([.$A$14]/[.$A$11]) * [.E146]" office:value-type="float" office:value="85.7665195780231">
            <text:p>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5">
            <text:p>85</text:p>
          </table:table-cell>
          <table:table-cell table:formula="of:=[.B147]+[.$A$21]" office:value-type="float" office:value="358.16">
            <text:p>358,16</text:p>
          </table:table-cell>
          <table:table-cell table:formula="of:=[.$A$5]*EXP([.$A$2] * ((1/[.C147]) - (1/[.$A$18])))" office:value-type="float" office:value="1415.27982164231">
            <text:p>1415,280</text:p>
          </table:table-cell>
          <table:table-cell table:formula="of:=([.$A$11] * [.D147])/([.D147] + [.$A$8])" office:value-type="float" office:value="0.0672823537327797">
            <text:p>0,067</text:p>
          </table:table-cell>
          <table:table-cell table:style-name="ce6" table:formula="of:=([.$A$14]/[.$A$11]) * [.E147]" office:value-type="float" office:value="83.5116729968077">
            <text:p>8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6">
            <text:p>86</text:p>
          </table:table-cell>
          <table:table-cell table:formula="of:=[.B148]+[.$A$21]" office:value-type="float" office:value="359.16">
            <text:p>359,16</text:p>
          </table:table-cell>
          <table:table-cell table:formula="of:=[.$A$5]*EXP([.$A$2] * ((1/[.C148]) - (1/[.$A$18])))" office:value-type="float" office:value="1377.50562035725">
            <text:p>1377,506</text:p>
          </table:table-cell>
          <table:table-cell table:formula="of:=([.$A$11] * [.D148])/([.D148] + [.$A$8])" office:value-type="float" office:value="0.0655222252015509">
            <text:p>0,066</text:p>
          </table:table-cell>
          <table:table-cell table:style-name="ce6" table:formula="of:=([.$A$14]/[.$A$11]) * [.E148]" office:value-type="float" office:value="81.3269801289554">
            <text:p>8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table:formula="of:=[.B149]+[.$A$21]" office:value-type="float" office:value="360.16">
            <text:p>360,16</text:p>
          </table:table-cell>
          <table:table-cell table:formula="of:=[.$A$5]*EXP([.$A$2] * ((1/[.C149]) - (1/[.$A$18])))" office:value-type="float" office:value="1340.94105347922">
            <text:p>1340,941</text:p>
          </table:table-cell>
          <table:table-cell table:formula="of:=([.$A$11] * [.D149])/([.D149] + [.$A$8])" office:value-type="float" office:value="0.063816634289237">
            <text:p>0,064</text:p>
          </table:table-cell>
          <table:table-cell table:style-name="ce6" table:formula="of:=([.$A$14]/[.$A$11]) * [.E149]" office:value-type="float" office:value="79.209980014762">
            <text:p>7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table:formula="of:=[.B150]+[.$A$21]" office:value-type="float" office:value="361.16">
            <text:p>361,16</text:p>
          </table:table-cell>
          <table:table-cell table:formula="of:=[.$A$5]*EXP([.$A$2] * ((1/[.C150]) - (1/[.$A$18])))" office:value-type="float" office:value="1305.54154227434">
            <text:p>1305,542</text:p>
          </table:table-cell>
          <table:table-cell table:formula="of:=([.$A$11] * [.D150])/([.D150] + [.$A$8])" office:value-type="float" office:value="0.0621636739809241">
            <text:p>0,062</text:p>
          </table:table-cell>
          <table:table-cell table:style-name="ce6" table:formula="of:=([.$A$14]/[.$A$11]) * [.E150]" office:value-type="float" office:value="77.1583056442016">
            <text:p>7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table:formula="of:=[.B151]+[.$A$21]" office:value-type="float" office:value="362.16">
            <text:p>362,16</text:p>
          </table:table-cell>
          <table:table-cell table:formula="of:=[.$A$5]*EXP([.$A$2] * ((1/[.C151]) - (1/[.$A$18])))" office:value-type="float" office:value="1271.26435242811">
            <text:p>1271,264</text:p>
          </table:table-cell>
          <table:table-cell table:formula="of:=([.$A$11] * [.D151])/([.D151] + [.$A$8])" office:value-type="float" office:value="0.0605615099165678">
            <text:p>0,061</text:p>
          </table:table-cell>
          <table:table-cell table:style-name="ce6" table:formula="of:=([.$A$14]/[.$A$11]) * [.E151]" office:value-type="float" office:value="75.169680187352">
            <text:p>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table:formula="of:=[.B152]+[.$A$21]" office:value-type="float" office:value="363.16">
            <text:p>363,16</text:p>
          </table:table-cell>
          <table:table-cell table:formula="of:=[.$A$5]*EXP([.$A$2] * ((1/[.C152]) - (1/[.$A$18])))" office:value-type="float" office:value="1238.06850980262">
            <text:p>1238,069</text:p>
          </table:table-cell>
          <table:table-cell table:formula="of:=([.$A$11] * [.D152])/([.D152] + [.$A$8])" office:value-type="float" office:value="0.0590083774761887">
            <text:p>0,059</text:p>
          </table:table-cell>
          <table:table-cell table:style-name="ce6" table:formula="of:=([.$A$14]/[.$A$11]) * [.E152]" office:value-type="float" office:value="73.2419133765057">
            <text:p>7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1">
            <text:p>91</text:p>
          </table:table-cell>
          <table:table-cell table:formula="of:=[.B153]+[.$A$21]" office:value-type="float" office:value="364.16">
            <text:p>364,16</text:p>
          </table:table-cell>
          <table:table-cell table:formula="of:=[.$A$5]*EXP([.$A$2] * ((1/[.C153]) - (1/[.$A$18])))" office:value-type="float" office:value="1205.9147203894">
            <text:p>1205,915</text:p>
          </table:table-cell>
          <table:table-cell table:formula="of:=([.$A$11] * [.D153])/([.D153] + [.$A$8])" office:value-type="float" office:value="0.0575025789827844">
            <text:p>0,058</text:p>
          </table:table-cell>
          <table:table-cell table:style-name="ce6" table:formula="of:=([.$A$14]/[.$A$11]) * [.E153]" office:value-type="float" office:value="71.3728980343894">
            <text:p>7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table:formula="of:=[.B154]+[.$A$21]" office:value-type="float" office:value="365.16">
            <text:p>365,16</text:p>
          </table:table-cell>
          <table:table-cell table:formula="of:=[.$A$5]*EXP([.$A$2] * ((1/[.C154]) - (1/[.$A$18])))" office:value-type="float" office:value="1174.76529423208">
            <text:p>1174,765</text:p>
          </table:table-cell>
          <table:table-cell table:formula="of:=([.$A$11] * [.D154])/([.D154] + [.$A$8])" office:value-type="float" office:value="0.0560424810185674">
            <text:p>0,056</text:p>
          </table:table-cell>
          <table:table-cell table:style-name="ce6" table:formula="of:=([.$A$14]/[.$A$11]) * [.E154]" office:value-type="float" office:value="69.560606743046">
            <text:p>7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table:formula="of:=[.B155]+[.$A$21]" office:value-type="float" office:value="366.16">
            <text:p>366,16</text:p>
          </table:table-cell>
          <table:table-cell table:formula="of:=[.$A$5]*EXP([.$A$2] * ((1/[.C155]) - (1/[.$A$18])))" office:value-type="float" office:value="1144.58407310617">
            <text:p>1144,584</text:p>
          </table:table-cell>
          <table:table-cell table:formula="of:=([.$A$11] * [.D155])/([.D155] + [.$A$8])" office:value-type="float" office:value="0.0546265118502533">
            <text:p>0,055</text:p>
          </table:table-cell>
          <table:table-cell table:style-name="ce6" table:formula="of:=([.$A$14]/[.$A$11]) * [.E155]" office:value-type="float" office:value="67.803088648072">
            <text:p>6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4">
            <text:p>94</text:p>
          </table:table-cell>
          <table:table-cell table:formula="of:=[.B156]+[.$A$21]" office:value-type="float" office:value="367.16">
            <text:p>367,16</text:p>
          </table:table-cell>
          <table:table-cell table:formula="of:=[.$A$5]*EXP([.$A$2] * ((1/[.C156]) - (1/[.$A$18])))" office:value-type="float" office:value="1115.33636175571">
            <text:p>1115,336</text:p>
          </table:table-cell>
          <table:table-cell table:formula="of:=([.$A$11] * [.D156])/([.D156] + [.$A$8])" office:value-type="float" office:value="0.0532531589592389">
            <text:p>0,053</text:p>
          </table:table-cell>
          <table:table-cell table:style-name="ce6" table:formula="of:=([.$A$14]/[.$A$11]) * [.E156]" office:value-type="float" office:value="66.0984663930432">
            <text:p>6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5">
            <text:p>95</text:p>
          </table:table-cell>
          <table:table-cell table:formula="of:=[.B157]+[.$A$21]" office:value-type="float" office:value="368.16">
            <text:p>368,16</text:p>
          </table:table-cell>
          <table:table-cell table:formula="of:=[.$A$5]*EXP([.$A$2] * ((1/[.C157]) - (1/[.$A$18])))" office:value-type="float" office:value="1086.98886249748">
            <text:p>1086,989</text:p>
          </table:table-cell>
          <table:table-cell table:formula="of:=([.$A$11] * [.D157])/([.D157] + [.$A$8])" office:value-type="float" office:value="0.0519209666726243">
            <text:p>0,052</text:p>
          </table:table-cell>
          <table:table-cell table:style-name="ce6" table:formula="of:=([.$A$14]/[.$A$11]) * [.E157]" office:value-type="float" office:value="64.4449331791118">
            <text:p>6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table:formula="of:=[.B158]+[.$A$21]" office:value-type="float" office:value="369.16">
            <text:p>369,16</text:p>
          </table:table-cell>
          <table:table-cell table:formula="of:=[.$A$5]*EXP([.$A$2] * ((1/[.C158]) - (1/[.$A$18])))" office:value-type="float" office:value="1059.50961301486">
            <text:p>1059,510</text:p>
          </table:table-cell>
          <table:table-cell table:formula="of:=([.$A$11] * [.D158])/([.D158] + [.$A$8])" office:value-type="float" office:value="0.0506285338911544">
            <text:p>0,051</text:p>
          </table:table-cell>
          <table:table-cell table:style-name="ce6" table:formula="of:=([.$A$14]/[.$A$11]) * [.E158]" office:value-type="float" office:value="62.8407499448995">
            <text:p>6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table:formula="of:=[.B159]+[.$A$21]" office:value-type="float" office:value="370.16">
            <text:p>370,16</text:p>
          </table:table-cell>
          <table:table-cell table:formula="of:=[.$A$5]*EXP([.$A$2] * ((1/[.C159]) - (1/[.$A$18])))" office:value-type="float" office:value="1032.86792717295">
            <text:p>1032,868</text:p>
          </table:table-cell>
          <table:table-cell table:formula="of:=([.$A$11] * [.D159])/([.D159] + [.$A$8])" office:value-type="float" office:value="0.0493745119102763">
            <text:p>0,049</text:p>
          </table:table-cell>
          <table:table-cell table:style-name="ce6" table:formula="of:=([.$A$14]/[.$A$11]) * [.E159]" office:value-type="float" office:value="61.2842426619672">
            <text:p>6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8">
            <text:p>98</text:p>
          </table:table-cell>
          <table:table-cell table:formula="of:=[.B160]+[.$A$21]" office:value-type="float" office:value="371.16">
            <text:p>371,16</text:p>
          </table:table-cell>
          <table:table-cell table:formula="of:=[.$A$5]*EXP([.$A$2] * ((1/[.C160]) - (1/[.$A$18])))" office:value-type="float" office:value="1007.03433869663">
            <text:p>1007,034</text:p>
          </table:table-cell>
          <table:table-cell table:formula="of:=([.$A$11] * [.D160])/([.D160] + [.$A$8])" office:value-type="float" office:value="0.0481576023306269">
            <text:p>0,048</text:p>
          </table:table-cell>
          <table:table-cell table:style-name="ce6" table:formula="of:=([.$A$14]/[.$A$11]) * [.E160]" office:value-type="float" office:value="59.7737997412873">
            <text:p>6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formula="of:=[.B161]+[.$A$21]" office:value-type="float" office:value="372.16">
            <text:p>372,16</text:p>
          </table:table-cell>
          <table:table-cell table:formula="of:=[.$A$5]*EXP([.$A$2] * ((1/[.C161]) - (1/[.$A$18])))" office:value-type="float" office:value="981.980547561579">
            <text:p>981,981</text:p>
          </table:table-cell>
          <table:table-cell table:formula="of:=([.$A$11] * [.D161])/([.D161] + [.$A$8])" office:value-type="float" office:value="0.0469765550543874">
            <text:p>0,047</text:p>
          </table:table-cell>
          <table:table-cell table:style-name="ce6" table:formula="of:=([.$A$14]/[.$A$11]) * [.E161]" office:value-type="float" office:value="58.3078695462942">
            <text:p>5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[.B162]+[.$A$21]" office:value-type="float" office:value="373.16">
            <text:p>373,16</text:p>
          </table:table-cell>
          <table:table-cell table:formula="of:=[.$A$5]*EXP([.$A$2] * ((1/[.C162]) - (1/[.$A$18])))" office:value-type="float" office:value="957.67936895725">
            <text:p>957,679</text:p>
          </table:table-cell>
          <table:table-cell table:formula="of:=([.$A$11] * [.D162])/([.D162] + [.$A$8])" office:value-type="float" office:value="0.0458301663640615">
            <text:p>0,046</text:p>
          </table:table-cell>
          <table:table-cell table:style-name="ce6" table:formula="of:=([.$A$14]/[.$A$11]) * [.E162]" office:value-type="float" office:value="56.8849580082412">
            <text:p>57</text:p>
          </table:table-cell>
          <table:table-cell table:number-columns-repeated="1018"/>
        </table:table-row>
        <table:table-row table:style-name="ro2" table:number-rows-repeated="65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t" table:style-name="ta1" table:print="false">
        <table:table-column table:style-name="co1" table:number-columns-repeated="3" table:default-cell-style-name="ce2"/>
        <table:table-column table:style-name="co1" table:number-columns-repeated="2" table:default-cell-style-name="ce4"/>
        <table:table-column table:style-name="co1" table:number-columns-repeated="1019" table:default-cell-style-name="ce2"/>
        <table:table-row table:style-name="ro1">
          <table:table-cell table:style-name="ce1" office:value-type="string">
            <text:p>B in K</text:p>
          </table:table-cell>
          <table:table-cell table:style-name="ce1" office:value-type="string">
            <text:p>T in °C</text:p>
          </table:table-cell>
          <table:table-cell table:style-name="ce1" office:value-type="string">
            <text:p>T in K</text:p>
          </table:table-cell>
          <table:table-cell table:style-name="ce1" office:value-type="string">
            <text:p>Rt in Ohm</text:p>
          </table:table-cell>
          <table:table-cell table:style-name="ce1" office:value-type="string">
            <text:p>Vt in V</text:p>
          </table:table-cell>
          <table:table-cell table:style-name="ce1" office:value-type="string">
            <text:p>Nt</text:p>
          </table:table-cell>
          <table:table-cell table:number-columns-repeated="1018"/>
        </table:table-row>
        <table:table-row table:style-name="ro2">
          <table:table-cell office:value-type="float" office:value="3480">
            <text:p>3480</text:p>
          </table:table-cell>
          <table:table-cell office:value-type="float" office:value="-60">
            <text:p>-60</text:p>
          </table:table-cell>
          <table:table-cell table:formula="of:=[.B2]+[.$A$21]" office:value-type="float" office:value="213.16">
            <text:p>213,16</text:p>
          </table:table-cell>
          <table:table-cell table:formula="of:=[.$A$5]*EXP([.$A$2] * ((1/[.C2]) - (1/[.$A$18])))" office:value-type="float" office:value="1050229.56334768">
            <text:p>1050229,563</text:p>
          </table:table-cell>
          <table:table-cell table:formula="of:=([.$A$11] * [.D2])/([.D2] + [.$A$8])" office:value-type="float" office:value="3.29686081887814">
            <text:p>3,297</text:p>
          </table:table-cell>
          <table:table-cell table:style-name="ce6" table:formula="of:=([.$A$14]/[.$A$11]) * [.E2]" office:value-type="float" office:value="4092.10361034087">
            <text:p>409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9">
            <text:p>-59</text:p>
          </table:table-cell>
          <table:table-cell table:formula="of:=[.B3]+[.$A$21]" office:value-type="float" office:value="214.16">
            <text:p>214,16</text:p>
          </table:table-cell>
          <table:table-cell table:formula="of:=[.$A$5]*EXP([.$A$2] * ((1/[.C3]) - (1/[.$A$18])))" office:value-type="float" office:value="973144.349825265">
            <text:p>973144,350</text:p>
          </table:table-cell>
          <table:table-cell table:formula="of:=([.$A$11] * [.D3])/([.D3] + [.$A$8])" office:value-type="float" office:value="3.29661241170203">
            <text:p>3,297</text:p>
          </table:table-cell>
          <table:table-cell table:style-name="ce6" table:formula="of:=([.$A$14]/[.$A$11]) * [.E3]" office:value-type="float" office:value="4091.79528434288">
            <text:p>409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n in Ohm</text:p>
          </table:table-cell>
          <table:table-cell office:value-type="float" office:value="-58">
            <text:p>-58</text:p>
          </table:table-cell>
          <table:table-cell table:formula="of:=[.B4]+[.$A$21]" office:value-type="float" office:value="215.16">
            <text:p>215,16</text:p>
          </table:table-cell>
          <table:table-cell table:formula="of:=[.$A$5]*EXP([.$A$2] * ((1/[.C4]) - (1/[.$A$18])))" office:value-type="float" office:value="902356.257676954">
            <text:p>902356,258</text:p>
          </table:table-cell>
          <table:table-cell table:formula="of:=([.$A$11] * [.D4])/([.D4] + [.$A$8])" office:value-type="float" office:value="3.29634695617376">
            <text:p>3,296</text:p>
          </table:table-cell>
          <table:table-cell table:style-name="ce6" table:formula="of:=([.$A$14]/[.$A$11]) * [.E4]" office:value-type="float" office:value="4091.46579772356">
            <text:p>4091</text:p>
          </table:table-cell>
          <table:table-cell table:number-columns-repeated="1018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-57">
            <text:p>-57</text:p>
          </table:table-cell>
          <table:table-cell table:formula="of:=[.B5]+[.$A$21]" office:value-type="float" office:value="216.16">
            <text:p>216,16</text:p>
          </table:table-cell>
          <table:table-cell table:formula="of:=[.$A$5]*EXP([.$A$2] * ((1/[.C5]) - (1/[.$A$18])))" office:value-type="float" office:value="837302.282737288">
            <text:p>837302,283</text:p>
          </table:table-cell>
          <table:table-cell table:formula="of:=([.$A$11] * [.D5])/([.D5] + [.$A$8])" office:value-type="float" office:value="3.29606347248725">
            <text:p>3,296</text:p>
          </table:table-cell>
          <table:table-cell table:style-name="ce6" table:formula="of:=([.$A$14]/[.$A$11]) * [.E5]" office:value-type="float" office:value="4091.11393433568">
            <text:p>409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6">
            <text:p>-56</text:p>
          </table:table-cell>
          <table:table-cell table:formula="of:=[.B6]+[.$A$21]" office:value-type="float" office:value="217.16">
            <text:p>217,16</text:p>
          </table:table-cell>
          <table:table-cell table:formula="of:=[.$A$5]*EXP([.$A$2] * ((1/[.C6]) - (1/[.$A$18])))" office:value-type="float" office:value="777473.858597088">
            <text:p>777473,859</text:p>
          </table:table-cell>
          <table:table-cell table:formula="of:=([.$A$11] * [.D6])/([.D6] + [.$A$8])" office:value-type="float" office:value="3.29576093665374">
            <text:p>3,296</text:p>
          </table:table-cell>
          <table:table-cell table:style-name="ce6" table:formula="of:=([.$A$14]/[.$A$11]) * [.E6]" office:value-type="float" office:value="4090.73842319204">
            <text:p>4091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Rr in Ohm</text:p>
          </table:table-cell>
          <table:table-cell office:value-type="float" office:value="-55">
            <text:p>-55</text:p>
          </table:table-cell>
          <table:table-cell table:formula="of:=[.B7]+[.$A$21]" office:value-type="float" office:value="218.16">
            <text:p>218,16</text:p>
          </table:table-cell>
          <table:table-cell table:formula="of:=[.$A$5]*EXP([.$A$2] * ((1/[.C7]) - (1/[.$A$18])))" office:value-type="float" office:value="722411.215074282">
            <text:p>722411,215</text:p>
          </table:table-cell>
          <table:table-cell table:formula="of:=([.$A$11] * [.D7])/([.D7] + [.$A$8])" office:value-type="float" office:value="3.29543827918169">
            <text:p>3,295</text:p>
          </table:table-cell>
          <table:table-cell table:style-name="ce6" table:formula="of:=([.$A$14]/[.$A$11]) * [.E7]" office:value-type="float" office:value="4090.33793682673">
            <text:p>4090</text:p>
          </table:table-cell>
          <table:table-cell table:number-columns-repeated="1018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-54">
            <text:p>-54</text:p>
          </table:table-cell>
          <table:table-cell table:formula="of:=[.B8]+[.$A$21]" office:value-type="float" office:value="219.16">
            <text:p>219,16</text:p>
          </table:table-cell>
          <table:table-cell table:formula="of:=[.$A$5]*EXP([.$A$2] * ((1/[.C8]) - (1/[.$A$18])))" office:value-type="float" office:value="671698.358878747">
            <text:p>671698,359</text:p>
          </table:table-cell>
          <table:table-cell table:formula="of:=([.$A$11] * [.D8])/([.D8] + [.$A$8])" office:value-type="float" office:value="3.29509438375099">
            <text:p>3,295</text:p>
          </table:table-cell>
          <table:table-cell table:style-name="ce6" table:formula="of:=([.$A$14]/[.$A$11]) * [.E8]" office:value-type="float" office:value="4089.91108964971">
            <text:p>409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3">
            <text:p>-53</text:p>
          </table:table-cell>
          <table:table-cell table:formula="of:=[.B9]+[.$A$21]" office:value-type="float" office:value="220.16">
            <text:p>220,16</text:p>
          </table:table-cell>
          <table:table-cell table:formula="of:=[.$A$5]*EXP([.$A$2] * ((1/[.C9]) - (1/[.$A$18])))" office:value-type="float" office:value="624958.603861259">
            <text:p>624958,604</text:p>
          </table:table-cell>
          <table:table-cell table:formula="of:=([.$A$11] * [.D9])/([.D9] + [.$A$8])" office:value-type="float" office:value="3.29472808588356">
            <text:p>3,295</text:p>
          </table:table-cell>
          <table:table-cell table:style-name="ce6" table:formula="of:=([.$A$14]/[.$A$11]) * [.E9]" office:value-type="float" office:value="4089.45643629669">
            <text:p>4089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Vs in V</text:p>
          </table:table-cell>
          <table:table-cell office:value-type="float" office:value="-52">
            <text:p>-52</text:p>
          </table:table-cell>
          <table:table-cell table:formula="of:=[.B10]+[.$A$21]" office:value-type="float" office:value="221.16">
            <text:p>221,16</text:p>
          </table:table-cell>
          <table:table-cell table:formula="of:=[.$A$5]*EXP([.$A$2] * ((1/[.C10]) - (1/[.$A$18])))" office:value-type="float" office:value="581850.587160328">
            <text:p>581850,587</text:p>
          </table:table-cell>
          <table:table-cell table:formula="of:=([.$A$11] * [.D10])/([.D10] + [.$A$8])" office:value-type="float" office:value="3.29433817161259">
            <text:p>3,294</text:p>
          </table:table-cell>
          <table:table-cell table:style-name="ce6" table:formula="of:=([.$A$14]/[.$A$11]) * [.E10]" office:value-type="float" office:value="4088.97246997733">
            <text:p>4089</text:p>
          </table:table-cell>
          <table:table-cell table:number-columns-repeated="1018"/>
        </table:table-row>
        <table:table-row table:style-name="ro2">
          <table:table-cell office:value-type="float" office:value="3.3">
            <text:p>3,3</text:p>
          </table:table-cell>
          <table:table-cell office:value-type="float" office:value="-51">
            <text:p>-51</text:p>
          </table:table-cell>
          <table:table-cell table:formula="of:=[.B11]+[.$A$21]" office:value-type="float" office:value="222.16">
            <text:p>222,16</text:p>
          </table:table-cell>
          <table:table-cell table:formula="of:=[.$A$5]*EXP([.$A$2] * ((1/[.C11]) - (1/[.$A$18])))" office:value-type="float" office:value="542064.715333967">
            <text:p>542064,715</text:p>
          </table:table-cell>
          <table:table-cell table:formula="of:=([.$A$11] * [.D11])/([.D11] + [.$A$8])" office:value-type="float" office:value="3.29392337615238">
            <text:p>3,294</text:p>
          </table:table-cell>
          <table:table-cell table:style-name="ce6" table:formula="of:=([.$A$14]/[.$A$11]) * [.E11]" office:value-type="float" office:value="4088.45762082429">
            <text:p>408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0">
            <text:p>-50</text:p>
          </table:table-cell>
          <table:table-cell table:formula="of:=[.B12]+[.$A$21]" office:value-type="float" office:value="223.16">
            <text:p>223,16</text:p>
          </table:table-cell>
          <table:table-cell table:formula="of:=[.$A$5]*EXP([.$A$2] * ((1/[.C12]) - (1/[.$A$18])))" office:value-type="float" office:value="505319.991341466">
            <text:p>505319,991</text:p>
          </table:table-cell>
          <table:table-cell table:formula="of:=([.$A$11] * [.D12])/([.D12] + [.$A$8])" office:value-type="float" office:value="3.29348238257143">
            <text:p>3,293</text:p>
          </table:table-cell>
          <table:table-cell table:style-name="ce6" table:formula="of:=([.$A$14]/[.$A$11]) * [.E12]" office:value-type="float" office:value="4087.91025424624">
            <text:p>4088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N</text:p>
          </table:table-cell>
          <table:table-cell office:value-type="float" office:value="-49">
            <text:p>-49</text:p>
          </table:table-cell>
          <table:table-cell table:formula="of:=[.B13]+[.$A$21]" office:value-type="float" office:value="224.16">
            <text:p>224,16</text:p>
          </table:table-cell>
          <table:table-cell table:formula="of:=[.$A$5]*EXP([.$A$2] * ((1/[.C13]) - (1/[.$A$18])))" office:value-type="float" office:value="471361.179156084">
            <text:p>471361,179</text:p>
          </table:table-cell>
          <table:table-cell table:formula="of:=([.$A$11] * [.D13])/([.D13] + [.$A$8])" office:value-type="float" office:value="3.29301382047124">
            <text:p>3,293</text:p>
          </table:table-cell>
          <table:table-cell table:style-name="ce6" table:formula="of:=([.$A$14]/[.$A$11]) * [.E13]" office:value-type="float" office:value="4087.32866928794">
            <text:p>4087</text:p>
          </table:table-cell>
          <table:table-cell table:number-columns-repeated="1018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-48">
            <text:p>-48</text:p>
          </table:table-cell>
          <table:table-cell table:formula="of:=[.B14]+[.$A$21]" office:value-type="float" office:value="225.16">
            <text:p>225,16</text:p>
          </table:table-cell>
          <table:table-cell table:formula="of:=[.$A$5]*EXP([.$A$2] * ((1/[.C14]) - (1/[.$A$18])))" office:value-type="float" office:value="439956.267958082">
            <text:p>439956,268</text:p>
          </table:table-cell>
          <table:table-cell table:formula="of:=([.$A$11] * [.D14])/([.D14] + [.$A$8])" office:value-type="float" office:value="3.29251626467341">
            <text:p>3,293</text:p>
          </table:table-cell>
          <table:table-cell table:style-name="ce6" table:formula="of:=([.$A$14]/[.$A$11]) * [.E14]" office:value-type="float" office:value="4086.71109700069">
            <text:p>408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7">
            <text:p>-47</text:p>
          </table:table-cell>
          <table:table-cell table:formula="of:=[.B15]+[.$A$21]" office:value-type="float" office:value="226.16">
            <text:p>226,16</text:p>
          </table:table-cell>
          <table:table-cell table:formula="of:=[.$A$5]*EXP([.$A$2] * ((1/[.C15]) - (1/[.$A$18])))" office:value-type="float" office:value="410894.20237726">
            <text:p>410894,202</text:p>
          </table:table-cell>
          <table:table-cell table:formula="of:=([.$A$11] * [.D15])/([.D15] + [.$A$8])" office:value-type="float" office:value="3.29198823391795">
            <text:p>3,292</text:p>
          </table:table-cell>
          <table:table-cell table:style-name="ce6" table:formula="of:=([.$A$14]/[.$A$11]) * [.E15]" office:value-type="float" office:value="4086.05569882664">
            <text:p>40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6">
            <text:p>-46</text:p>
          </table:table-cell>
          <table:table-cell table:formula="of:=[.B16]+[.$A$21]" office:value-type="float" office:value="227.16">
            <text:p>227,16</text:p>
          </table:table-cell>
          <table:table-cell table:formula="of:=[.$A$5]*EXP([.$A$2] * ((1/[.C16]) - (1/[.$A$18])))" office:value-type="float" office:value="383982.849210355">
            <text:p>383982,849</text:p>
          </table:table-cell>
          <table:table-cell table:formula="of:=([.$A$11] * [.D16])/([.D16] + [.$A$8])" office:value-type="float" office:value="3.2914281895758">
            <text:p>3,291</text:p>
          </table:table-cell>
          <table:table-cell table:style-name="ce6" table:formula="of:=([.$A$14]/[.$A$11]) * [.E16]" office:value-type="float" office:value="4085.36056500075">
            <text:p>4085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Tn in K</text:p>
          </table:table-cell>
          <table:table-cell office:value-type="float" office:value="-45">
            <text:p>-45</text:p>
          </table:table-cell>
          <table:table-cell table:formula="of:=[.B17]+[.$A$21]" office:value-type="float" office:value="228.16">
            <text:p>228,16</text:p>
          </table:table-cell>
          <table:table-cell table:formula="of:=[.$A$5]*EXP([.$A$2] * ((1/[.C17]) - (1/[.$A$18])))" office:value-type="float" office:value="359047.174504922">
            <text:p>359047,175</text:p>
          </table:table-cell>
          <table:table-cell table:formula="of:=([.$A$11] * [.D17])/([.D17] + [.$A$8])" office:value-type="float" office:value="3.29083453437862">
            <text:p>3,291</text:p>
          </table:table-cell>
          <table:table-cell table:style-name="ce6" table:formula="of:=([.$A$14]/[.$A$11]) * [.E17]" office:value-type="float" office:value="4084.62371297419">
            <text:p>4085</text:p>
          </table:table-cell>
          <table:table-cell table:number-columns-repeated="1018"/>
        </table:table-row>
        <table:table-row table:style-name="ro2">
          <table:table-cell office:value-type="float" office:value="298.16">
            <text:p>298,16</text:p>
          </table:table-cell>
          <table:table-cell office:value-type="float" office:value="-44">
            <text:p>-44</text:p>
          </table:table-cell>
          <table:table-cell table:formula="of:=[.B18]+[.$A$21]" office:value-type="float" office:value="229.16">
            <text:p>229,16</text:p>
          </table:table-cell>
          <table:table-cell table:formula="of:=[.$A$5]*EXP([.$A$2] * ((1/[.C18]) - (1/[.$A$18])))" office:value-type="float" office:value="335927.607940859">
            <text:p>335927,608</text:p>
          </table:table-cell>
          <table:table-cell table:formula="of:=([.$A$11] * [.D18])/([.D18] + [.$A$8])" office:value-type="float" office:value="3.29020561116921">
            <text:p>3,290</text:p>
          </table:table-cell>
          <table:table-cell table:style-name="ce6" table:formula="of:=([.$A$14]/[.$A$11]) * [.E18]" office:value-type="float" office:value="4083.84308586336">
            <text:p>408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3">
            <text:p>-43</text:p>
          </table:table-cell>
          <table:table-cell table:formula="of:=[.B19]+[.$A$21]" office:value-type="float" office:value="230.16">
            <text:p>230,16</text:p>
          </table:table-cell>
          <table:table-cell table:formula="of:=[.$A$5]*EXP([.$A$2] * ((1/[.C19]) - (1/[.$A$18])))" office:value-type="float" office:value="314478.574108842">
            <text:p>314478,574</text:p>
          </table:table-cell>
          <table:table-cell table:formula="of:=([.$A$11] * [.D19])/([.D19] + [.$A$8])" office:value-type="float" office:value="3.28953970167603">
            <text:p>3,290</text:p>
          </table:table-cell>
          <table:table-cell table:style-name="ce6" table:formula="of:=([.$A$14]/[.$A$11]) * [.E19]" office:value-type="float" office:value="4083.01655092879">
            <text:p>4083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T0 in K</text:p>
          </table:table-cell>
          <table:table-cell office:value-type="float" office:value="-42">
            <text:p>-42</text:p>
          </table:table-cell>
          <table:table-cell table:formula="of:=[.B20]+[.$A$21]" office:value-type="float" office:value="231.16">
            <text:p>231,16</text:p>
          </table:table-cell>
          <table:table-cell table:formula="of:=[.$A$5]*EXP([.$A$2] * ((1/[.C20]) - (1/[.$A$18])))" office:value-type="float" office:value="294567.172628815">
            <text:p>294567,173</text:p>
          </table:table-cell>
          <table:table-cell table:formula="of:=([.$A$11] * [.D20])/([.D20] + [.$A$8])" office:value-type="float" office:value="3.2888350253154">
            <text:p>3,289</text:p>
          </table:table-cell>
          <table:table-cell table:style-name="ce6" table:formula="of:=([.$A$14]/[.$A$11]) * [.E20]" office:value-type="float" office:value="4082.14189808845">
            <text:p>4082</text:p>
          </table:table-cell>
          <table:table-cell table:number-columns-repeated="1018"/>
        </table:table-row>
        <table:table-row table:style-name="ro2">
          <table:table-cell office:value-type="float" office:value="273.16">
            <text:p>273,16</text:p>
          </table:table-cell>
          <table:table-cell office:value-type="float" office:value="-41">
            <text:p>-41</text:p>
          </table:table-cell>
          <table:table-cell table:formula="of:=[.B21]+[.$A$21]" office:value-type="float" office:value="232.16">
            <text:p>232,16</text:p>
          </table:table-cell>
          <table:table-cell table:formula="of:=[.$A$5]*EXP([.$A$2] * ((1/[.C21]) - (1/[.$A$18])))" office:value-type="float" office:value="276071.991112745">
            <text:p>276071,991</text:p>
          </table:table-cell>
          <table:table-cell table:formula="of:=([.$A$11] * [.D21])/([.D21] + [.$A$8])" office:value-type="float" office:value="3.28808973802532">
            <text:p>3,288</text:p>
          </table:table-cell>
          <table:table-cell table:style-name="ce6" table:formula="of:=([.$A$14]/[.$A$11]) * [.E21]" office:value-type="float" office:value="4081.21683847021">
            <text:p>408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0">
            <text:p>-40</text:p>
          </table:table-cell>
          <table:table-cell table:formula="of:=[.B22]+[.$A$21]" office:value-type="float" office:value="233.16">
            <text:p>233,16</text:p>
          </table:table-cell>
          <table:table-cell table:formula="of:=[.$A$5]*EXP([.$A$2] * ((1/[.C22]) - (1/[.$A$18])))" office:value-type="float" office:value="258882.036789765">
            <text:p>258882,037</text:p>
          </table:table-cell>
          <table:table-cell table:formula="of:=([.$A$11] * [.D22])/([.D22] + [.$A$8])" office:value-type="float" office:value="3.28730193113474">
            <text:p>3,287</text:p>
          </table:table-cell>
          <table:table-cell table:style-name="ce6" table:formula="of:=([.$A$14]/[.$A$11]) * [.E22]" office:value-type="float" office:value="4080.23900300846">
            <text:p>408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9">
            <text:p>-39</text:p>
          </table:table-cell>
          <table:table-cell table:formula="of:=[.B23]+[.$A$21]" office:value-type="float" office:value="234.16">
            <text:p>234,16</text:p>
          </table:table-cell>
          <table:table-cell table:formula="of:=[.$A$5]*EXP([.$A$2] * ((1/[.C23]) - (1/[.$A$18])))" office:value-type="float" office:value="242895.77420958">
            <text:p>242895,774</text:p>
          </table:table-cell>
          <table:table-cell table:formula="of:=([.$A$11] * [.D23])/([.D23] + [.$A$8])" office:value-type="float" office:value="3.28646963027262">
            <text:p>3,286</text:p>
          </table:table-cell>
          <table:table-cell table:style-name="ce6" table:formula="of:=([.$A$14]/[.$A$11]) * [.E23]" office:value-type="float" office:value="4079.2059410899">
            <text:p>407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8">
            <text:p>-38</text:p>
          </table:table-cell>
          <table:table-cell table:formula="of:=[.B24]+[.$A$21]" office:value-type="float" office:value="235.16">
            <text:p>235,16</text:p>
          </table:table-cell>
          <table:table-cell table:formula="of:=[.$A$5]*EXP([.$A$2] * ((1/[.C24]) - (1/[.$A$18])))" office:value-type="float" office:value="228020.257848634">
            <text:p>228020,258</text:p>
          </table:table-cell>
          <table:table-cell table:formula="of:=([.$A$11] * [.D24])/([.D24] + [.$A$8])" office:value-type="float" office:value="3.28559079432099">
            <text:p>3,286</text:p>
          </table:table-cell>
          <table:table-cell table:style-name="ce6" table:formula="of:=([.$A$14]/[.$A$11]) * [.E24]" office:value-type="float" office:value="4078.11511925418">
            <text:p>407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7">
            <text:p>-37</text:p>
          </table:table-cell>
          <table:table-cell table:formula="of:=[.B25]+[.$A$21]" office:value-type="float" office:value="236.16">
            <text:p>236,16</text:p>
          </table:table-cell>
          <table:table-cell table:formula="of:=[.$A$5]*EXP([.$A$2] * ((1/[.C25]) - (1/[.$A$18])))" office:value-type="float" office:value="214170.349686424">
            <text:p>214170,350</text:p>
          </table:table-cell>
          <table:table-cell table:formula="of:=([.$A$11] * [.D25])/([.D25] + [.$A$8])" office:value-type="float" office:value="3.28466331441665">
            <text:p>3,285</text:p>
          </table:table-cell>
          <table:table-cell table:style-name="ce6" table:formula="of:=([.$A$14]/[.$A$11]) * [.E25]" office:value-type="float" office:value="4076.96391995473">
            <text:p>407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6">
            <text:p>-36</text:p>
          </table:table-cell>
          <table:table-cell table:formula="of:=[.B26]+[.$A$21]" office:value-type="float" office:value="237.16">
            <text:p>237,16</text:p>
          </table:table-cell>
          <table:table-cell table:formula="of:=[.$A$5]*EXP([.$A$2] * ((1/[.C26]) - (1/[.$A$18])))" office:value-type="float" office:value="201268.012916939">
            <text:p>201268,013</text:p>
          </table:table-cell>
          <table:table-cell table:formula="of:=([.$A$11] * [.D26])/([.D26] + [.$A$8])" office:value-type="float" office:value="3.28368501300621">
            <text:p>3,284</text:p>
          </table:table-cell>
          <table:table-cell table:style-name="ce6" table:formula="of:=([.$A$14]/[.$A$11]) * [.E26]" office:value-type="float" office:value="4075.74964038589">
            <text:p>407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5">
            <text:p>-35</text:p>
          </table:table-cell>
          <table:table-cell table:formula="of:=[.B27]+[.$A$21]" office:value-type="float" office:value="238.16">
            <text:p>238,16</text:p>
          </table:table-cell>
          <table:table-cell table:formula="of:=[.$A$5]*EXP([.$A$2] * ((1/[.C27]) - (1/[.$A$18])))" office:value-type="float" office:value="189241.673930274">
            <text:p>189241,674</text:p>
          </table:table-cell>
          <table:table-cell table:formula="of:=([.$A$11] * [.D27])/([.D27] + [.$A$8])" office:value-type="float" office:value="3.28265364295938">
            <text:p>3,283</text:p>
          </table:table-cell>
          <table:table-cell table:style-name="ce6" table:formula="of:=([.$A$14]/[.$A$11]) * [.E27]" office:value-type="float" office:value="4074.46949138231">
            <text:p>407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4">
            <text:p>-34</text:p>
          </table:table-cell>
          <table:table-cell table:formula="of:=[.B28]+[.$A$21]" office:value-type="float" office:value="239.16">
            <text:p>239,16</text:p>
          </table:table-cell>
          <table:table-cell table:formula="of:=[.$A$5]*EXP([.$A$2] * ((1/[.C28]) - (1/[.$A$18])))" office:value-type="float" office:value="178025.645557578">
            <text:p>178025,646</text:p>
          </table:table-cell>
          <table:table-cell table:formula="of:=([.$A$11] * [.D28])/([.D28] + [.$A$8])" office:value-type="float" office:value="3.28156688674563">
            <text:p>3,282</text:p>
          </table:table-cell>
          <table:table-cell table:style-name="ce6" table:formula="of:=([.$A$14]/[.$A$11]) * [.E28]" office:value-type="float" office:value="4073.120596397">
            <text:p>407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3">
            <text:p>-33</text:p>
          </table:table-cell>
          <table:table-cell table:formula="of:=[.B29]+[.$A$21]" office:value-type="float" office:value="240.16">
            <text:p>240,16</text:p>
          </table:table-cell>
          <table:table-cell table:formula="of:=[.$A$5]*EXP([.$A$2] * ((1/[.C29]) - (1/[.$A$18])))" office:value-type="float" office:value="167559.605332111">
            <text:p>167559,605</text:p>
          </table:table-cell>
          <table:table-cell table:formula="of:=([.$A$11] * [.D29])/([.D29] + [.$A$8])" office:value-type="float" office:value="3.28042235567948">
            <text:p>3,280</text:p>
          </table:table-cell>
          <table:table-cell table:style-name="ce6" table:formula="of:=([.$A$14]/[.$A$11]) * [.E29]" office:value-type="float" office:value="4071.69999056459">
            <text:p>407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2">
            <text:p>-32</text:p>
          </table:table-cell>
          <table:table-cell table:formula="of:=[.B30]+[.$A$21]" office:value-type="float" office:value="241.16">
            <text:p>241,16</text:p>
          </table:table-cell>
          <table:table-cell table:formula="of:=[.$A$5]*EXP([.$A$2] * ((1/[.C30]) - (1/[.$A$18])))" office:value-type="float" office:value="157788.123192221">
            <text:p>157788,123</text:p>
          </table:table-cell>
          <table:table-cell table:formula="of:=([.$A$11] * [.D30])/([.D30] + [.$A$8])" office:value-type="float" office:value="3.27921758923994">
            <text:p>3,279</text:p>
          </table:table-cell>
          <table:table-cell table:style-name="ce6" table:formula="of:=([.$A$14]/[.$A$11]) * [.E30]" office:value-type="float" office:value="4070.2046198566">
            <text:p>407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1">
            <text:p>-31</text:p>
          </table:table-cell>
          <table:table-cell table:formula="of:=[.B31]+[.$A$21]" office:value-type="float" office:value="242.16">
            <text:p>242,16</text:p>
          </table:table-cell>
          <table:table-cell table:formula="of:=[.$A$5]*EXP([.$A$2] * ((1/[.C31]) - (1/[.$A$18])))" office:value-type="float" office:value="148660.23364881">
            <text:p>148660,234</text:p>
          </table:table-cell>
          <table:table-cell table:formula="of:=([.$A$11] * [.D31])/([.D31] + [.$A$8])" office:value-type="float" office:value="3.27795005446975">
            <text:p>3,278</text:p>
          </table:table-cell>
          <table:table-cell table:style-name="ce6" table:formula="of:=([.$A$14]/[.$A$11]) * [.E31]" office:value-type="float" office:value="4068.63134033579">
            <text:p>406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0">
            <text:p>-30</text:p>
          </table:table-cell>
          <table:table-cell table:formula="of:=[.B32]+[.$A$21]" office:value-type="float" office:value="243.16">
            <text:p>243,16</text:p>
          </table:table-cell>
          <table:table-cell table:formula="of:=[.$A$5]*EXP([.$A$2] * ((1/[.C32]) - (1/[.$A$18])))" office:value-type="float" office:value="140129.047969391">
            <text:p>140129,048</text:p>
          </table:table-cell>
          <table:table-cell table:formula="of:=([.$A$11] * [.D32])/([.D32] + [.$A$8])" office:value-type="float" office:value="3.27661714546026">
            <text:p>3,277</text:p>
          </table:table-cell>
          <table:table-cell table:style-name="ce6" table:formula="of:=([.$A$14]/[.$A$11]) * [.E32]" office:value-type="float" office:value="4066.97691751674">
            <text:p>406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9">
            <text:p>-29</text:p>
          </table:table-cell>
          <table:table-cell table:formula="of:=[.B33]+[.$A$21]" office:value-type="float" office:value="244.16">
            <text:p>244,16</text:p>
          </table:table-cell>
          <table:table-cell table:formula="of:=[.$A$5]*EXP([.$A$2] * ((1/[.C33]) - (1/[.$A$18])))" office:value-type="float" office:value="132151.402401127">
            <text:p>132151,402</text:p>
          </table:table-cell>
          <table:table-cell table:formula="of:=([.$A$11] * [.D33])/([.D33] + [.$A$8])" office:value-type="float" office:value="3.27521618292792">
            <text:p>3,275</text:p>
          </table:table-cell>
          <table:table-cell table:style-name="ce6" table:formula="of:=([.$A$14]/[.$A$11]) * [.E33]" office:value-type="float" office:value="4065.23802584023">
            <text:p>406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8">
            <text:p>-28</text:p>
          </table:table-cell>
          <table:table-cell table:formula="of:=[.B34]+[.$A$21]" office:value-type="float" office:value="245.16">
            <text:p>245,16</text:p>
          </table:table-cell>
          <table:table-cell table:formula="of:=[.$A$5]*EXP([.$A$2] * ((1/[.C34]) - (1/[.$A$18])))" office:value-type="float" office:value="124687.538873179">
            <text:p>124687,539</text:p>
          </table:table-cell>
          <table:table-cell table:formula="of:=([.$A$11] * [.D34])/([.D34] + [.$A$8])" office:value-type="float" office:value="3.27374441388872">
            <text:p>3,274</text:p>
          </table:table-cell>
          <table:table-cell table:style-name="ce6" table:formula="of:=([.$A$14]/[.$A$11]) * [.E34]" office:value-type="float" office:value="4063.41124826915">
            <text:p>406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7">
            <text:p>-27</text:p>
          </table:table-cell>
          <table:table-cell table:formula="of:=[.B35]+[.$A$21]" office:value-type="float" office:value="246.16">
            <text:p>246,16</text:p>
          </table:table-cell>
          <table:table-cell table:formula="of:=[.$A$5]*EXP([.$A$2] * ((1/[.C35]) - (1/[.$A$18])))" office:value-type="float" office:value="117700.814990427">
            <text:p>117700,815</text:p>
          </table:table-cell>
          <table:table-cell table:formula="of:=([.$A$11] * [.D35])/([.D35] + [.$A$8])" office:value-type="float" office:value="3.27219901143673">
            <text:p>3,272</text:p>
          </table:table-cell>
          <table:table-cell table:style-name="ce6" table:formula="of:=([.$A$14]/[.$A$11]) * [.E35]" office:value-type="float" office:value="4061.49307601359">
            <text:p>406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6">
            <text:p>-26</text:p>
          </table:table-cell>
          <table:table-cell table:formula="of:=[.B36]+[.$A$21]" office:value-type="float" office:value="247.16">
            <text:p>247,16</text:p>
          </table:table-cell>
          <table:table-cell table:formula="of:=[.$A$5]*EXP([.$A$2] * ((1/[.C36]) - (1/[.$A$18])))" office:value-type="float" office:value="111157.440461494">
            <text:p>111157,440</text:p>
          </table:table-cell>
          <table:table-cell table:formula="of:=([.$A$11] * [.D36])/([.D36] + [.$A$8])" office:value-type="float" office:value="3.27057707463347">
            <text:p>3,271</text:p>
          </table:table-cell>
          <table:table-cell table:style-name="ce6" table:formula="of:=([.$A$14]/[.$A$11]) * [.E36]" office:value-type="float" office:value="4059.47990839354">
            <text:p>405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5">
            <text:p>-25</text:p>
          </table:table-cell>
          <table:table-cell table:formula="of:=[.B37]+[.$A$21]" office:value-type="float" office:value="248.16">
            <text:p>248,16</text:p>
          </table:table-cell>
          <table:table-cell table:formula="of:=[.$A$5]*EXP([.$A$2] * ((1/[.C37]) - (1/[.$A$18])))" office:value-type="float" office:value="105026.237398738">
            <text:p>105026,237</text:p>
          </table:table-cell>
          <table:table-cell table:formula="of:=([.$A$11] * [.D37])/([.D37] + [.$A$8])" office:value-type="float" office:value="3.26887562851458">
            <text:p>3,269</text:p>
          </table:table-cell>
          <table:table-cell table:style-name="ce6" table:formula="of:=([.$A$14]/[.$A$11]) * [.E37]" office:value-type="float" office:value="4057.36805284718">
            <text:p>405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4">
            <text:p>-24</text:p>
          </table:table-cell>
          <table:table-cell table:formula="of:=[.B38]+[.$A$21]" office:value-type="float" office:value="249.16">
            <text:p>249,16</text:p>
          </table:table-cell>
          <table:table-cell table:formula="of:=[.$A$5]*EXP([.$A$2] * ((1/[.C38]) - (1/[.$A$18])))" office:value-type="float" office:value="99278.422190561">
            <text:p>99278,422</text:p>
          </table:table-cell>
          <table:table-cell table:formula="of:=([.$A$11] * [.D38])/([.D38] + [.$A$8])" office:value-type="float" office:value="3.26709162422072">
            <text:p>3,267</text:p>
          </table:table-cell>
          <table:table-cell table:style-name="ce6" table:formula="of:=([.$A$14]/[.$A$11]) * [.E38]" office:value-type="float" office:value="4055.15372509336">
            <text:p>405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3">
            <text:p>-23</text:p>
          </table:table-cell>
          <table:table-cell table:formula="of:=[.B39]+[.$A$21]" office:value-type="float" office:value="250.16">
            <text:p>250,16</text:p>
          </table:table-cell>
          <table:table-cell table:formula="of:=[.$A$5]*EXP([.$A$2] * ((1/[.C39]) - (1/[.$A$18])))" office:value-type="float" office:value="93887.4068807703">
            <text:p>93887,407</text:p>
          </table:table-cell>
          <table:table-cell table:formula="of:=([.$A$11] * [.D39])/([.D39] + [.$A$8])" office:value-type="float" office:value="3.26522193925958">
            <text:p>3,265</text:p>
          </table:table-cell>
          <table:table-cell table:style-name="ce6" table:formula="of:=([.$A$14]/[.$A$11]) * [.E39]" office:value-type="float" office:value="4052.83304945674">
            <text:p>405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2">
            <text:p>-22</text:p>
          </table:table-cell>
          <table:table-cell table:formula="of:=[.B40]+[.$A$21]" office:value-type="float" office:value="251.16">
            <text:p>251,16</text:p>
          </table:table-cell>
          <table:table-cell table:formula="of:=[.$A$5]*EXP([.$A$2] * ((1/[.C40]) - (1/[.$A$18])))" office:value-type="float" office:value="88828.6181988975">
            <text:p>88828,618</text:p>
          </table:table-cell>
          <table:table-cell table:formula="of:=([.$A$11] * [.D40])/([.D40] + [.$A$8])" office:value-type="float" office:value="3.26326337790599">
            <text:p>3,263</text:p>
          </table:table-cell>
          <table:table-cell table:style-name="ce6" table:formula="of:=([.$A$14]/[.$A$11]) * [.E40]" office:value-type="float" office:value="4050.40205936453">
            <text:p>40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1">
            <text:p>-21</text:p>
          </table:table-cell>
          <table:table-cell table:formula="of:=[.B41]+[.$A$21]" office:value-type="float" office:value="252.16">
            <text:p>252,16</text:p>
          </table:table-cell>
          <table:table-cell table:formula="of:=[.$A$5]*EXP([.$A$2] * ((1/[.C41]) - (1/[.$A$18])))" office:value-type="float" office:value="84079.3325722739">
            <text:p>84079,333</text:p>
          </table:table-cell>
          <table:table-cell table:formula="of:=([.$A$11] * [.D41])/([.D41] + [.$A$8])" office:value-type="float" office:value="3.26121267174732">
            <text:p>3,261</text:p>
          </table:table-cell>
          <table:table-cell table:style-name="ce6" table:formula="of:=([.$A$14]/[.$A$11]) * [.E41]" office:value-type="float" office:value="4047.85669802334">
            <text:p>404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0">
            <text:p>-20</text:p>
          </table:table-cell>
          <table:table-cell table:formula="of:=[.B42]+[.$A$21]" office:value-type="float" office:value="253.16">
            <text:p>253,16</text:p>
          </table:table-cell>
          <table:table-cell table:formula="of:=[.$A$5]*EXP([.$A$2] * ((1/[.C42]) - (1/[.$A$18])))" office:value-type="float" office:value="79618.5256177244">
            <text:p>79618,526</text:p>
          </table:table-cell>
          <table:table-cell table:formula="of:=([.$A$11] * [.D42])/([.D42] + [.$A$8])" office:value-type="float" office:value="3.25906648038135">
            <text:p>3,259</text:p>
          </table:table-cell>
          <table:table-cell table:style-name="ce6" table:formula="of:=([.$A$14]/[.$A$11]) * [.E42]" office:value-type="float" office:value="4045.19281928545">
            <text:p>404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9">
            <text:p>-19</text:p>
          </table:table-cell>
          <table:table-cell table:formula="of:=[.B43]+[.$A$21]" office:value-type="float" office:value="254.16">
            <text:p>254,16</text:p>
          </table:table-cell>
          <table:table-cell table:formula="of:=[.$A$5]*EXP([.$A$2] * ((1/[.C43]) - (1/[.$A$18])))" office:value-type="float" office:value="75426.7347601775">
            <text:p>75426,735</text:p>
          </table:table-cell>
          <table:table-cell table:formula="of:=([.$A$11] * [.D43])/([.D43] + [.$A$8])" office:value-type="float" office:value="3.25682139227385">
            <text:p>3,257</text:p>
          </table:table-cell>
          <table:table-cell table:style-name="ce6" table:formula="of:=([.$A$14]/[.$A$11]) * [.E43]" office:value-type="float" office:value="4042.40618871324">
            <text:p>404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8">
            <text:p>-18</text:p>
          </table:table-cell>
          <table:table-cell table:formula="of:=[.B44]+[.$A$21]" office:value-type="float" office:value="255.16">
            <text:p>255,16</text:p>
          </table:table-cell>
          <table:table-cell table:formula="of:=[.$A$5]*EXP([.$A$2] * ((1/[.C44]) - (1/[.$A$18])))" office:value-type="float" office:value="71485.9337592784">
            <text:p>71485,934</text:p>
          </table:table-cell>
          <table:table-cell table:formula="of:=([.$A$11] * [.D44])/([.D44] + [.$A$8])" office:value-type="float" office:value="3.25447392578319">
            <text:p>3,254</text:p>
          </table:table-cell>
          <table:table-cell table:style-name="ce6" table:formula="of:=([.$A$14]/[.$A$11]) * [.E44]" office:value-type="float" office:value="4039.49248485089">
            <text:p>403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7">
            <text:p>-17</text:p>
          </table:table-cell>
          <table:table-cell table:formula="of:=[.B45]+[.$A$21]" office:value-type="float" office:value="256.16">
            <text:p>256,16</text:p>
          </table:table-cell>
          <table:table-cell table:formula="of:=[.$A$5]*EXP([.$A$2] * ((1/[.C45]) - (1/[.$A$18])))" office:value-type="float" office:value="67779.4180449235">
            <text:p>67779,418</text:p>
          </table:table-cell>
          <table:table-cell table:formula="of:=([.$A$11] * [.D45])/([.D45] + [.$A$8])" office:value-type="float" office:value="3.25202053035918">
            <text:p>3,252</text:p>
          </table:table-cell>
          <table:table-cell table:style-name="ce6" table:formula="of:=([.$A$14]/[.$A$11]) * [.E45]" office:value-type="float" office:value="4036.44730071248">
            <text:p>403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6">
            <text:p>-16</text:p>
          </table:table-cell>
          <table:table-cell table:formula="of:=[.B46]+[.$A$21]" office:value-type="float" office:value="257.16">
            <text:p>257,16</text:p>
          </table:table-cell>
          <table:table-cell table:formula="of:=[.$A$5]*EXP([.$A$2] * ((1/[.C46]) - (1/[.$A$18])))" office:value-type="float" office:value="64291.6998700593">
            <text:p>64291,700</text:p>
          </table:table-cell>
          <table:table-cell table:formula="of:=([.$A$11] * [.D46])/([.D46] + [.$A$8])" office:value-type="float" office:value="3.24945758792362">
            <text:p>3,249</text:p>
          </table:table-cell>
          <table:table-cell table:style-name="ce6" table:formula="of:=([.$A$14]/[.$A$11]) * [.E46]" office:value-type="float" office:value="4033.2661454955">
            <text:p>403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5">
            <text:p>-15</text:p>
          </table:table-cell>
          <table:table-cell table:formula="of:=[.B47]+[.$A$21]" office:value-type="float" office:value="258.16">
            <text:p>258,16</text:p>
          </table:table-cell>
          <table:table-cell table:formula="of:=[.$A$5]*EXP([.$A$2] * ((1/[.C47]) - (1/[.$A$18])))" office:value-type="float" office:value="61008.4123854408">
            <text:p>61008,412</text:p>
          </table:table-cell>
          <table:table-cell table:formula="of:=([.$A$11] * [.D47])/([.D47] + [.$A$8])" office:value-type="float" office:value="3.24678141443959">
            <text:p>3,247</text:p>
          </table:table-cell>
          <table:table-cell table:style-name="ce6" table:formula="of:=([.$A$14]/[.$A$11]) * [.E47]" office:value-type="float" office:value="4029.94444652865">
            <text:p>40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4">
            <text:p>-14</text:p>
          </table:table-cell>
          <table:table-cell table:formula="of:=[.B48]+[.$A$21]" office:value-type="float" office:value="259.16">
            <text:p>259,16</text:p>
          </table:table-cell>
          <table:table-cell table:formula="of:=[.$A$5]*EXP([.$A$2] * ((1/[.C48]) - (1/[.$A$18])))" office:value-type="float" office:value="57916.2218275301">
            <text:p>57916,222</text:p>
          </table:table-cell>
          <table:table-cell table:formula="of:=([.$A$11] * [.D48])/([.D48] + [.$A$8])" office:value-type="float" office:value="3.24398826167672">
            <text:p>3,244</text:p>
          </table:table-cell>
          <table:table-cell table:style-name="ce6" table:formula="of:=([.$A$14]/[.$A$11]) * [.E48]" office:value-type="float" office:value="4026.47755146298">
            <text:p>402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3">
            <text:p>-13</text:p>
          </table:table-cell>
          <table:table-cell table:formula="of:=[.B49]+[.$A$21]" office:value-type="float" office:value="260.16">
            <text:p>260,16</text:p>
          </table:table-cell>
          <table:table-cell table:formula="of:=[.$A$5]*EXP([.$A$2] * ((1/[.C49]) - (1/[.$A$18])))" office:value-type="float" office:value="55002.7470883942">
            <text:p>55002,747</text:p>
          </table:table-cell>
          <table:table-cell table:formula="of:=([.$A$11] * [.D49])/([.D49] + [.$A$8])" office:value-type="float" office:value="3.24107431917953">
            <text:p>3,241</text:p>
          </table:table-cell>
          <table:table-cell table:style-name="ce6" table:formula="of:=([.$A$14]/[.$A$11]) * [.E49]" office:value-type="float" office:value="4022.86073071496">
            <text:p>40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2">
            <text:p>-12</text:p>
          </table:table-cell>
          <table:table-cell table:formula="of:=[.B50]+[.$A$21]" office:value-type="float" office:value="261.16">
            <text:p>261,16</text:p>
          </table:table-cell>
          <table:table-cell table:formula="of:=[.$A$5]*EXP([.$A$2] * ((1/[.C50]) - (1/[.$A$18])))" office:value-type="float" office:value="52256.4860062696">
            <text:p>52256,486</text:p>
          </table:table-cell>
          <table:table-cell table:formula="of:=([.$A$11] * [.D50])/([.D50] + [.$A$8])" office:value-type="float" office:value="3.23803571644566">
            <text:p>3,238</text:p>
          </table:table-cell>
          <table:table-cell table:style-name="ce6" table:formula="of:=([.$A$14]/[.$A$11]) * [.E50]" office:value-type="float" office:value="4019.08918017013">
            <text:p>40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1">
            <text:p>-11</text:p>
          </table:table-cell>
          <table:table-cell table:formula="of:=[.B51]+[.$A$21]" office:value-type="float" office:value="262.16">
            <text:p>262,16</text:p>
          </table:table-cell>
          <table:table-cell table:formula="of:=[.$A$5]*EXP([.$A$2] * ((1/[.C51]) - (1/[.$A$18])))" office:value-type="float" office:value="49666.7477782465">
            <text:p>49666,748</text:p>
          </table:table-cell>
          <table:table-cell table:formula="of:=([.$A$11] * [.D51])/([.D51] + [.$A$8])" office:value-type="float" office:value="3.23486852532073">
            <text:p>3,235</text:p>
          </table:table-cell>
          <table:table-cell table:style-name="ce6" table:formula="of:=([.$A$14]/[.$A$11]) * [.E51]" office:value-type="float" office:value="4015.15802415567">
            <text:p>401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0">
            <text:p>-10</text:p>
          </table:table-cell>
          <table:table-cell table:formula="of:=[.B52]+[.$A$21]" office:value-type="float" office:value="263.16">
            <text:p>263,16</text:p>
          </table:table-cell>
          <table:table-cell table:formula="of:=[.$A$5]*EXP([.$A$2] * ((1/[.C52]) - (1/[.$A$18])))" office:value-type="float" office:value="47223.590953017">
            <text:p>47223,591</text:p>
          </table:table-cell>
          <table:table-cell table:formula="of:=([.$A$11] * [.D52])/([.D52] + [.$A$8])" office:value-type="float" office:value="3.23156876261631">
            <text:p>3,232</text:p>
          </table:table-cell>
          <table:table-cell table:style-name="ce6" table:formula="of:=([.$A$14]/[.$A$11]) * [.E52]" office:value-type="float" office:value="4011.06231868982">
            <text:p>401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9">
            <text:p>-9</text:p>
          </table:table-cell>
          <table:table-cell table:formula="of:=[.B53]+[.$A$21]" office:value-type="float" office:value="264.16">
            <text:p>264,16</text:p>
          </table:table-cell>
          <table:table-cell table:formula="of:=[.$A$5]*EXP([.$A$2] * ((1/[.C53]) - (1/[.$A$18])))" office:value-type="float" office:value="44917.7665125071">
            <text:p>44917,767</text:p>
          </table:table-cell>
          <table:table-cell table:formula="of:=([.$A$11] * [.D53])/([.D53] + [.$A$8])" office:value-type="float" office:value="3.22813239295728">
            <text:p>3,228</text:p>
          </table:table-cell>
          <table:table-cell table:style-name="ce6" table:formula="of:=([.$A$14]/[.$A$11]) * [.E53]" office:value-type="float" office:value="4006.79705501607">
            <text:p>400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8">
            <text:p>-8</text:p>
          </table:table-cell>
          <table:table-cell table:formula="of:=[.B54]+[.$A$21]" office:value-type="float" office:value="265.16">
            <text:p>265,16</text:p>
          </table:table-cell>
          <table:table-cell table:formula="of:=[.$A$5]*EXP([.$A$2] * ((1/[.C54]) - (1/[.$A$18])))" office:value-type="float" office:value="42740.6655970438">
            <text:p>42740,666</text:p>
          </table:table-cell>
          <table:table-cell table:formula="of:=([.$A$11] * [.D54])/([.D54] + [.$A$8])" office:value-type="float" office:value="3.22455533186438">
            <text:p>3,225</text:p>
          </table:table-cell>
          <table:table-cell table:style-name="ce6" table:formula="of:=([.$A$14]/[.$A$11]) * [.E54]" office:value-type="float" office:value="4002.35716342925">
            <text:p>400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7">
            <text:p>-7</text:p>
          </table:table-cell>
          <table:table-cell table:formula="of:=[.B55]+[.$A$21]" office:value-type="float" office:value="266.16">
            <text:p>266,16</text:p>
          </table:table-cell>
          <table:table-cell table:formula="of:=[.$A$5]*EXP([.$A$2] * ((1/[.C55]) - (1/[.$A$18])))" office:value-type="float" office:value="40684.2714700311">
            <text:p>40684,271</text:p>
          </table:table-cell>
          <table:table-cell table:formula="of:=([.$A$11] * [.D55])/([.D55] + [.$A$8])" office:value-type="float" office:value="3.22083344907749">
            <text:p>3,221</text:p>
          </table:table-cell>
          <table:table-cell table:style-name="ce6" table:formula="of:=([.$A$14]/[.$A$11]) * [.E55]" office:value-type="float" office:value="3997.73751740042">
            <text:p>399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6">
            <text:p>-6</text:p>
          </table:table-cell>
          <table:table-cell table:formula="of:=[.B56]+[.$A$21]" office:value-type="float" office:value="267.16">
            <text:p>267,16</text:p>
          </table:table-cell>
          <table:table-cell table:formula="of:=[.$A$5]*EXP([.$A$2] * ((1/[.C56]) - (1/[.$A$18])))" office:value-type="float" office:value="38741.1153553868">
            <text:p>38741,115</text:p>
          </table:table-cell>
          <table:table-cell table:formula="of:=([.$A$11] * [.D56])/([.D56] + [.$A$8])" office:value-type="float" office:value="3.21696257212487">
            <text:p>3,217</text:p>
          </table:table-cell>
          <table:table-cell table:style-name="ce6" table:formula="of:=([.$A$14]/[.$A$11]) * [.E56]" office:value-type="float" office:value="3992.93293800712">
            <text:p>399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5">
            <text:p>-5</text:p>
          </table:table-cell>
          <table:table-cell table:formula="of:=[.B57]+[.$A$21]" office:value-type="float" office:value="268.16">
            <text:p>268,16</text:p>
          </table:table-cell>
          <table:table-cell table:formula="of:=[.$A$5]*EXP([.$A$2] * ((1/[.C57]) - (1/[.$A$18])))" office:value-type="float" office:value="36904.2358146364">
            <text:p>36904,236</text:p>
          </table:table-cell>
          <table:table-cell table:formula="of:=([.$A$11] * [.D57])/([.D57] + [.$A$8])" office:value-type="float" office:value="3.21293849014295">
            <text:p>3,213</text:p>
          </table:table-cell>
          <table:table-cell table:style-name="ce6" table:formula="of:=([.$A$14]/[.$A$11]) * [.E57]" office:value-type="float" office:value="3987.9381986744">
            <text:p>398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4">
            <text:p>-4</text:p>
          </table:table-cell>
          <table:table-cell table:formula="of:=[.B58]+[.$A$21]" office:value-type="float" office:value="269.16">
            <text:p>269,16</text:p>
          </table:table-cell>
          <table:table-cell table:formula="of:=[.$A$5]*EXP([.$A$2] * ((1/[.C58]) - (1/[.$A$18])))" office:value-type="float" office:value="35167.1413609513">
            <text:p>35167,141</text:p>
          </table:table-cell>
          <table:table-cell table:formula="of:=([.$A$11] * [.D58])/([.D58] + [.$A$8])" office:value-type="float" office:value="3.20875695795071">
            <text:p>3,209</text:p>
          </table:table-cell>
          <table:table-cell table:style-name="ce6" table:formula="of:=([.$A$14]/[.$A$11]) * [.E58]" office:value-type="float" office:value="3982.74803023215">
            <text:p>398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3">
            <text:p>-3</text:p>
          </table:table-cell>
          <table:table-cell table:formula="of:=[.B59]+[.$A$21]" office:value-type="float" office:value="270.16">
            <text:p>270,16</text:p>
          </table:table-cell>
          <table:table-cell table:formula="of:=[.$A$5]*EXP([.$A$2] * ((1/[.C59]) - (1/[.$A$18])))" office:value-type="float" office:value="33523.7760348794">
            <text:p>33523,776</text:p>
          </table:table-cell>
          <table:table-cell table:formula="of:=([.$A$11] * [.D59])/([.D59] + [.$A$8])" office:value-type="float" office:value="3.20441370038243">
            <text:p>3,204</text:p>
          </table:table-cell>
          <table:table-cell table:style-name="ce6" table:formula="of:=([.$A$14]/[.$A$11]) * [.E59]" office:value-type="float" office:value="3977.35712629285">
            <text:p>397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2">
            <text:p>-2</text:p>
          </table:table-cell>
          <table:table-cell table:formula="of:=[.B60]+[.$A$21]" office:value-type="float" office:value="271.16">
            <text:p>271,16</text:p>
          </table:table-cell>
          <table:table-cell table:formula="of:=[.$A$5]*EXP([.$A$2] * ((1/[.C60]) - (1/[.$A$18])))" office:value-type="float" office:value="31968.4876913502">
            <text:p>31968,488</text:p>
          </table:table-cell>
          <table:table-cell table:formula="of:=([.$A$11] * [.D60])/([.D60] + [.$A$8])" office:value-type="float" office:value="3.19990441688152">
            <text:p>3,200</text:p>
          </table:table-cell>
          <table:table-cell table:style-name="ce6" table:formula="of:=([.$A$14]/[.$A$11]) * [.E60]" office:value-type="float" office:value="3971.76014895355">
            <text:p>397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-1">
            <text:p>-1</text:p>
          </table:table-cell>
          <table:table-cell table:formula="of:=[.B61]+[.$A$21]" office:value-type="float" office:value="272.16">
            <text:p>272,16</text:p>
          </table:table-cell>
          <table:table-cell table:formula="of:=[.$A$5]*EXP([.$A$2] * ((1/[.C61]) - (1/[.$A$18])))" office:value-type="float" office:value="30495.9987700016">
            <text:p>30495,999</text:p>
          </table:table-cell>
          <table:table-cell table:formula="of:=([.$A$11] * [.D61])/([.D61] + [.$A$8])" office:value-type="float" office:value="3.19522478635784">
            <text:p>3,195</text:p>
          </table:table-cell>
          <table:table-cell table:style-name="ce6" table:formula="of:=([.$A$14]/[.$A$11]) * [.E61]" office:value-type="float" office:value="3965.95173482477">
            <text:p>396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[.B62]+[.$A$21]" office:value-type="float" office:value="273.16">
            <text:p>273,16</text:p>
          </table:table-cell>
          <table:table-cell table:formula="of:=[.$A$5]*EXP([.$A$2] * ((1/[.C62]) - (1/[.$A$18])))" office:value-type="float" office:value="29101.3793412162">
            <text:p>29101,379</text:p>
          </table:table-cell>
          <table:table-cell table:formula="of:=([.$A$11] * [.D62])/([.D62] + [.$A$8])" office:value-type="float" office:value="3.19037047230984">
            <text:p>3,190</text:p>
          </table:table-cell>
          <table:table-cell table:style-name="ce6" table:formula="of:=([.$A$14]/[.$A$11]) * [.E62]" office:value-type="float" office:value="3959.92650138821">
            <text:p>396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[.B63]+[.$A$21]" office:value-type="float" office:value="274.16">
            <text:p>274,16</text:p>
          </table:table-cell>
          <table:table-cell table:formula="of:=[.$A$5]*EXP([.$A$2] * ((1/[.C63]) - (1/[.$A$18])))" office:value-type="float" office:value="27780.0222386743">
            <text:p>27780,022</text:p>
          </table:table-cell>
          <table:table-cell table:formula="of:=([.$A$11] * [.D63])/([.D63] + [.$A$8])" office:value-type="float" office:value="3.18533712821231">
            <text:p>3,185</text:p>
          </table:table-cell>
          <table:table-cell table:style-name="ce6" table:formula="of:=([.$A$14]/[.$A$11]) * [.E63]" office:value-type="float" office:value="3953.67905368413">
            <text:p>395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[.B64]+[.$A$21]" office:value-type="float" office:value="275.16">
            <text:p>275,16</text:p>
          </table:table-cell>
          <table:table-cell table:formula="of:=[.$A$5]*EXP([.$A$2] * ((1/[.C64]) - (1/[.$A$18])))" office:value-type="float" office:value="26527.6201059314">
            <text:p>26527,620</text:p>
          </table:table-cell>
          <table:table-cell table:formula="of:=([.$A$11] * [.D64])/([.D64] + [.$A$8])" office:value-type="float" office:value="3.18012040316958">
            <text:p>3,180</text:p>
          </table:table-cell>
          <table:table-cell table:style-name="ce6" table:formula="of:=([.$A$14]/[.$A$11]) * [.E64]" office:value-type="float" office:value="3947.20399132806">
            <text:p>394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>
            <text:p>3</text:p>
          </table:table-cell>
          <table:table-cell table:formula="of:=[.B65]+[.$A$21]" office:value-type="float" office:value="276.16">
            <text:p>276,16</text:p>
          </table:table-cell>
          <table:table-cell table:formula="of:=[.$A$5]*EXP([.$A$2] * ((1/[.C65]) - (1/[.$A$18])))" office:value-type="float" office:value="25340.1441996598">
            <text:p>25340,144</text:p>
          </table:table-cell>
          <table:table-cell table:formula="of:=([.$A$11] * [.D65])/([.D65] + [.$A$8])" office:value-type="float" office:value="3.17471594783287">
            <text:p>3,175</text:p>
          </table:table-cell>
          <table:table-cell table:style-name="ce6" table:formula="of:=([.$A$14]/[.$A$11]) * [.E65]" office:value-type="float" office:value="3940.49591585558">
            <text:p>394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>
            <text:p>4</text:p>
          </table:table-cell>
          <table:table-cell table:formula="of:=[.B66]+[.$A$21]" office:value-type="float" office:value="277.16">
            <text:p>277,16</text:p>
          </table:table-cell>
          <table:table-cell table:formula="of:=[.$A$5]*EXP([.$A$2] * ((1/[.C66]) - (1/[.$A$18])))" office:value-type="float" office:value="24213.8248059389">
            <text:p>24213,825</text:p>
          </table:table-cell>
          <table:table-cell table:formula="of:=([.$A$11] * [.D66])/([.D66] + [.$A$8])" office:value-type="float" office:value="3.16911942057983">
            <text:p>3,169</text:p>
          </table:table-cell>
          <table:table-cell table:style-name="ce6" table:formula="of:=([.$A$14]/[.$A$11]) * [.E66]" office:value-type="float" office:value="3933.54943839242">
            <text:p>393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>
            <text:p>5</text:p>
          </table:table-cell>
          <table:table-cell table:formula="of:=[.B67]+[.$A$21]" office:value-type="float" office:value="278.16">
            <text:p>278,16</text:p>
          </table:table-cell>
          <table:table-cell table:formula="of:=[.$A$5]*EXP([.$A$2] * ((1/[.C67]) - (1/[.$A$18])))" office:value-type="float" office:value="23145.1331384394">
            <text:p>23145,133</text:p>
          </table:table-cell>
          <table:table-cell table:formula="of:=([.$A$11] * [.D67])/([.D67] + [.$A$8])" office:value-type="float" office:value="3.16332649395309">
            <text:p>3,163</text:p>
          </table:table-cell>
          <table:table-cell table:style-name="ce6" table:formula="of:=([.$A$14]/[.$A$11]) * [.E67]" office:value-type="float" office:value="3926.35918764601">
            <text:p>392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>
            <text:p>6</text:p>
          </table:table-cell>
          <table:table-cell table:formula="of:=[.B68]+[.$A$21]" office:value-type="float" office:value="279.16">
            <text:p>279,16</text:p>
          </table:table-cell>
          <table:table-cell table:formula="of:=[.$A$5]*EXP([.$A$2] * ((1/[.C68]) - (1/[.$A$18])))" office:value-type="float" office:value="22130.7645986766">
            <text:p>22130,765</text:p>
          </table:table-cell>
          <table:table-cell table:formula="of:=([.$A$11] * [.D68])/([.D68] + [.$A$8])" office:value-type="float" office:value="3.15733286135345">
            <text:p>3,157</text:p>
          </table:table-cell>
          <table:table-cell table:style-name="ce6" table:formula="of:=([.$A$14]/[.$A$11]) * [.E68]" office:value-type="float" office:value="3918.91981821326">
            <text:p>39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>
            <text:p>7</text:p>
          </table:table-cell>
          <table:table-cell table:formula="of:=[.B69]+[.$A$21]" office:value-type="float" office:value="280.16">
            <text:p>280,16</text:p>
          </table:table-cell>
          <table:table-cell table:formula="of:=[.$A$5]*EXP([.$A$2] * ((1/[.C69]) - (1/[.$A$18])))" office:value-type="float" office:value="21167.6232887983">
            <text:p>21167,623</text:p>
          </table:table-cell>
          <table:table-cell table:formula="of:=([.$A$11] * [.D69])/([.D69] + [.$A$8])" office:value-type="float" office:value="3.15113424398241">
            <text:p>3,151</text:p>
          </table:table-cell>
          <table:table-cell table:style-name="ce6" table:formula="of:=([.$A$14]/[.$A$11]) * [.E69]" office:value-type="float" office:value="3911.22601919757">
            <text:p>391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>
            <text:p>8</text:p>
          </table:table-cell>
          <table:table-cell table:formula="of:=[.B70]+[.$A$21]" office:value-type="float" office:value="281.16">
            <text:p>281,16</text:p>
          </table:table-cell>
          <table:table-cell table:formula="of:=[.$A$5]*EXP([.$A$2] * ((1/[.C70]) - (1/[.$A$18])))" office:value-type="float" office:value="20252.80767673">
            <text:p>20252,808</text:p>
          </table:table-cell>
          <table:table-cell table:formula="of:=([.$A$11] * [.D70])/([.D70] + [.$A$8])" office:value-type="float" office:value="3.14472639802725">
            <text:p>3,145</text:p>
          </table:table-cell>
          <table:table-cell table:style-name="ce6" table:formula="of:=([.$A$14]/[.$A$11]) * [.E70]" office:value-type="float" office:value="3903.27252312716">
            <text:p>390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>
            <text:p>9</text:p>
          </table:table-cell>
          <table:table-cell table:formula="of:=[.B71]+[.$A$21]" office:value-type="float" office:value="282.16">
            <text:p>282,16</text:p>
          </table:table-cell>
          <table:table-cell table:formula="of:=[.$A$5]*EXP([.$A$2] * ((1/[.C71]) - (1/[.$A$18])))" office:value-type="float" office:value="19383.5973220125">
            <text:p>19383,597</text:p>
          </table:table-cell>
          <table:table-cell table:formula="of:=([.$A$11] * [.D71])/([.D71] + [.$A$8])" office:value-type="float" office:value="3.13810512208087">
            <text:p>3,138</text:p>
          </table:table-cell>
          <table:table-cell table:style-name="ce6" table:formula="of:=([.$A$14]/[.$A$11]) * [.E71]" office:value-type="float" office:value="3895.05411516461">
            <text:p>389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>
            <text:p>10</text:p>
          </table:table-cell>
          <table:table-cell table:formula="of:=[.B72]+[.$A$21]" office:value-type="float" office:value="283.16">
            <text:p>283,16</text:p>
          </table:table-cell>
          <table:table-cell table:formula="of:=[.$A$5]*EXP([.$A$2] * ((1/[.C72]) - (1/[.$A$18])))" office:value-type="float" office:value="18557.4405784151">
            <text:p>18557,441</text:p>
          </table:table-cell>
          <table:table-cell table:formula="of:=([.$A$11] * [.D72])/([.D72] + [.$A$8])" office:value-type="float" office:value="3.13126626478712">
            <text:p>3,131</text:p>
          </table:table-cell>
          <table:table-cell table:style-name="ce6" table:formula="of:=([.$A$14]/[.$A$11]) * [.E72]" office:value-type="float" office:value="3886.56564259637">
            <text:p>388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>
            <text:p>11</text:p>
          </table:table-cell>
          <table:table-cell table:formula="of:=[.B73]+[.$A$21]" office:value-type="float" office:value="284.16">
            <text:p>284,16</text:p>
          </table:table-cell>
          <table:table-cell table:formula="of:=[.$A$5]*EXP([.$A$2] * ((1/[.C73]) - (1/[.$A$18])))" office:value-type="float" office:value="17771.9431964636">
            <text:p>17771,943</text:p>
          </table:table-cell>
          <table:table-cell table:formula="of:=([.$A$11] * [.D73])/([.D73] + [.$A$8])" office:value-type="float" office:value="3.12420573270104">
            <text:p>3,124</text:p>
          </table:table-cell>
          <table:table-cell table:style-name="ce6" table:formula="of:=([.$A$14]/[.$A$11]) * [.E73]" office:value-type="float" office:value="3877.80202458893">
            <text:p>387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>
            <text:p>12</text:p>
          </table:table-cell>
          <table:table-cell table:formula="of:=[.B74]+[.$A$21]" office:value-type="float" office:value="285.16">
            <text:p>285,16</text:p>
          </table:table-cell>
          <table:table-cell table:formula="of:=[.$A$5]*EXP([.$A$2] * ((1/[.C74]) - (1/[.$A$18])))" office:value-type="float" office:value="17024.8577554487">
            <text:p>17024,858</text:p>
          </table:table-cell>
          <table:table-cell table:formula="of:=([.$A$11] * [.D74])/([.D74] + [.$A$8])" office:value-type="float" office:value="3.11691949835208">
            <text:p>3,117</text:p>
          </table:table-cell>
          <table:table-cell table:style-name="ce6" table:formula="of:=([.$A$14]/[.$A$11]) * [.E74]" office:value-type="float" office:value="3868.758262197">
            <text:p>386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>
            <text:p>13</text:p>
          </table:table-cell>
          <table:table-cell table:formula="of:=[.B75]+[.$A$21]" office:value-type="float" office:value="286.16">
            <text:p>286,16</text:p>
          </table:table-cell>
          <table:table-cell table:formula="of:=[.$A$5]*EXP([.$A$2] * ((1/[.C75]) - (1/[.$A$18])))" office:value-type="float" office:value="16314.0738603424">
            <text:p>16314,074</text:p>
          </table:table-cell>
          <table:table-cell table:formula="of:=([.$A$11] * [.D75])/([.D75] + [.$A$8])" office:value-type="float" office:value="3.10940360849687">
            <text:p>3,109</text:p>
          </table:table-cell>
          <table:table-cell table:style-name="ce6" table:formula="of:=([.$A$14]/[.$A$11]) * [.E75]" office:value-type="float" office:value="3859.42944860702">
            <text:p>385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>
            <text:p>14</text:p>
          </table:table-cell>
          <table:table-cell table:formula="of:=[.B76]+[.$A$21]" office:value-type="float" office:value="287.16">
            <text:p>287,16</text:p>
          </table:table-cell>
          <table:table-cell table:formula="of:=[.$A$5]*EXP([.$A$2] * ((1/[.C76]) - (1/[.$A$18])))" office:value-type="float" office:value="15637.6090443923">
            <text:p>15637,609</text:p>
          </table:table-cell>
          <table:table-cell table:formula="of:=([.$A$11] * [.D76])/([.D76] + [.$A$8])" office:value-type="float" office:value="3.10165419254684">
            <text:p>3,102</text:p>
          </table:table-cell>
          <table:table-cell table:style-name="ce6" table:formula="of:=([.$A$14]/[.$A$11]) * [.E76]" office:value-type="float" office:value="3849.81077959753">
            <text:p>38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>
            <text:p>15</text:p>
          </table:table-cell>
          <table:table-cell table:formula="of:=[.B77]+[.$A$21]" office:value-type="float" office:value="288.16">
            <text:p>288,16</text:p>
          </table:table-cell>
          <table:table-cell table:formula="of:=[.$A$5]*EXP([.$A$2] * ((1/[.C77]) - (1/[.$A$18])))" office:value-type="float" office:value="14993.6003230416">
            <text:p>14993,600</text:p>
          </table:table-cell>
          <table:table-cell table:formula="of:=([.$A$11] * [.D77])/([.D77] + [.$A$8])" office:value-type="float" office:value="3.09366747115434">
            <text:p>3,094</text:p>
          </table:table-cell>
          <table:table-cell table:style-name="ce6" table:formula="of:=([.$A$14]/[.$A$11]) * [.E77]" office:value-type="float" office:value="3839.89756419641">
            <text:p>384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formula="of:=[.B78]+[.$A$21]" office:value-type="float" office:value="289.16">
            <text:p>289,16</text:p>
          </table:table-cell>
          <table:table-cell table:formula="of:=[.$A$5]*EXP([.$A$2] * ((1/[.C78]) - (1/[.$A$18])))" office:value-type="float" office:value="14380.2963492727">
            <text:p>14380,296</text:p>
          </table:table-cell>
          <table:table-cell table:formula="of:=([.$A$11] * [.D78])/([.D78] + [.$A$8])" office:value-type="float" office:value="3.08543976493951">
            <text:p>3,085</text:p>
          </table:table-cell>
          <table:table-cell table:style-name="ce6" table:formula="of:=([.$A$14]/[.$A$11]) * [.E78]" office:value-type="float" office:value="3829.68523551279">
            <text:p>38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>
            <text:p>17</text:p>
          </table:table-cell>
          <table:table-cell table:formula="of:=[.B79]+[.$A$21]" office:value-type="float" office:value="290.16">
            <text:p>290,16</text:p>
          </table:table-cell>
          <table:table-cell table:formula="of:=[.$A$5]*EXP([.$A$2] * ((1/[.C79]) - (1/[.$A$18])))" office:value-type="float" office:value="13796.0501245396">
            <text:p>13796,050</text:p>
          </table:table-cell>
          <table:table-cell table:formula="of:=([.$A$11] * [.D79])/([.D79] + [.$A$8])" office:value-type="float" office:value="3.07696750333882">
            <text:p>3,077</text:p>
          </table:table-cell>
          <table:table-cell table:style-name="ce6" table:formula="of:=([.$A$14]/[.$A$11]) * [.E79]" office:value-type="float" office:value="3819.16936171994">
            <text:p>38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>
            <text:p>18</text:p>
          </table:table-cell>
          <table:table-cell table:formula="of:=[.B80]+[.$A$21]" office:value-type="float" office:value="291.16">
            <text:p>291,16</text:p>
          </table:table-cell>
          <table:table-cell table:formula="of:=[.$A$5]*EXP([.$A$2] * ((1/[.C80]) - (1/[.$A$18])))" office:value-type="float" office:value="13239.3122231687">
            <text:p>13239,312</text:p>
          </table:table-cell>
          <table:table-cell table:formula="of:=([.$A$11] * [.D80])/([.D80] + [.$A$8])" office:value-type="float" office:value="3.06824723355454">
            <text:p>3,068</text:p>
          </table:table-cell>
          <table:table-cell table:style-name="ce6" table:formula="of:=([.$A$14]/[.$A$11]) * [.E80]" office:value-type="float" office:value="3808.34565716345">
            <text:p>380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">
            <text:p>19</text:p>
          </table:table-cell>
          <table:table-cell table:formula="of:=[.B81]+[.$A$21]" office:value-type="float" office:value="292.16">
            <text:p>292,16</text:p>
          </table:table-cell>
          <table:table-cell table:formula="of:=[.$A$5]*EXP([.$A$2] * ((1/[.C81]) - (1/[.$A$18])))" office:value-type="float" office:value="12708.6244915051">
            <text:p>12708,624</text:p>
          </table:table-cell>
          <table:table-cell table:formula="of:=([.$A$11] * [.D81])/([.D81] + [.$A$8])" office:value-type="float" office:value="3.05927562958305">
            <text:p>3,059</text:p>
          </table:table-cell>
          <table:table-cell table:style-name="ce6" table:formula="of:=([.$A$14]/[.$A$11]) * [.E81]" office:value-type="float" office:value="3797.20999356732">
            <text:p>379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0">
            <text:p>20</text:p>
          </table:table-cell>
          <table:table-cell table:formula="of:=[.B82]+[.$A$21]" office:value-type="float" office:value="293.16">
            <text:p>293,16</text:p>
          </table:table-cell>
          <table:table-cell table:formula="of:=[.$A$5]*EXP([.$A$2] * ((1/[.C82]) - (1/[.$A$18])))" office:value-type="float" office:value="12202.614186188">
            <text:p>12202,614</text:p>
          </table:table-cell>
          <table:table-cell table:formula="of:=([.$A$11] * [.D82])/([.D82] + [.$A$8])" office:value-type="float" office:value="3.05004950129859">
            <text:p>3,050</text:p>
          </table:table-cell>
          <table:table-cell table:style-name="ce6" table:formula="of:=([.$A$14]/[.$A$11]) * [.E82]" office:value-type="float" office:value="3785.75841130879">
            <text:p>37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1">
            <text:p>21</text:p>
          </table:table-cell>
          <table:table-cell table:formula="of:=[.B83]+[.$A$21]" office:value-type="float" office:value="294.16">
            <text:p>294,16</text:p>
          </table:table-cell>
          <table:table-cell table:formula="of:=[.$A$5]*EXP([.$A$2] * ((1/[.C83]) - (1/[.$A$18])))" office:value-type="float" office:value="11719.9885187818">
            <text:p>11719,989</text:p>
          </table:table-cell>
          <table:table-cell table:formula="of:=([.$A$11] * [.D83])/([.D83] + [.$A$8])" office:value-type="float" office:value="3.04056580356756">
            <text:p>3,041</text:p>
          </table:table-cell>
          <table:table-cell table:style-name="ce6" table:formula="of:=([.$A$14]/[.$A$11]) * [.E83]" office:value-type="float" office:value="3773.98713073113">
            <text:p>377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>
            <text:p>22</text:p>
          </table:table-cell>
          <table:table-cell table:formula="of:=[.B84]+[.$A$21]" office:value-type="float" office:value="295.16">
            <text:p>295,16</text:p>
          </table:table-cell>
          <table:table-cell table:formula="of:=[.$A$5]*EXP([.$A$2] * ((1/[.C84]) - (1/[.$A$18])))" office:value-type="float" office:value="11259.5295765923">
            <text:p>11259,530</text:p>
          </table:table-cell>
          <table:table-cell table:formula="of:=([.$A$11] * [.D84])/([.D84] + [.$A$8])" office:value-type="float" office:value="3.03082164536714">
            <text:p>3,031</text:p>
          </table:table-cell>
          <table:table-cell table:style-name="ce6" table:formula="of:=([.$A$14]/[.$A$11]) * [.E84]" office:value-type="float" office:value="3761.89256346176">
            <text:p>37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3">
            <text:p>23</text:p>
          </table:table-cell>
          <table:table-cell table:formula="of:=[.B85]+[.$A$21]" office:value-type="float" office:value="296.16">
            <text:p>296,16</text:p>
          </table:table-cell>
          <table:table-cell table:formula="of:=[.$A$5]*EXP([.$A$2] * ((1/[.C85]) - (1/[.$A$18])))" office:value-type="float" office:value="10820.0895918821">
            <text:p>10820,090</text:p>
          </table:table-cell>
          <table:table-cell table:formula="of:=([.$A$11] * [.D85])/([.D85] + [.$A$8])" office:value-type="float" office:value="3.02081429888092">
            <text:p>3,021</text:p>
          </table:table-cell>
          <table:table-cell table:style-name="ce6" table:formula="of:=([.$A$14]/[.$A$11]) * [.E85]" office:value-type="float" office:value="3749.47132370189">
            <text:p>37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formula="of:=[.B86]+[.$A$21]" office:value-type="float" office:value="297.16">
            <text:p>297,16</text:p>
          </table:table-cell>
          <table:table-cell table:formula="of:=[.$A$5]*EXP([.$A$2] * ((1/[.C86]) - (1/[.$A$18])))" office:value-type="float" office:value="10400.5865338818">
            <text:p>10400,587</text:p>
          </table:table-cell>
          <table:table-cell table:formula="of:=([.$A$11] * [.D86])/([.D86] + [.$A$8])" office:value-type="float" office:value="3.01054120854286">
            <text:p>3,011</text:p>
          </table:table-cell>
          <table:table-cell table:style-name="ce6" table:formula="of:=([.$A$14]/[.$A$11]) * [.E86]" office:value-type="float" office:value="3736.72023945198">
            <text:p>373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25">
            <text:p>25</text:p>
          </table:table-cell>
          <table:table-cell table:style-name="ce3" table:formula="of:=[.B87]+[.$A$21]" office:value-type="float" office:value="298.16">
            <text:p>298,16</text:p>
          </table:table-cell>
          <table:table-cell table:style-name="ce5" table:formula="of:=[.$A$5]*EXP([.$A$2] * ((1/[.C87]) - (1/[.$A$18])))" office:value-type="float" office:value="10000">
            <text:p>10000,000</text:p>
          </table:table-cell>
          <table:table-cell table:style-name="ce5" table:formula="of:=([.$A$11] * [.D87])/([.D87] + [.$A$8])" office:value-type="float" office:value="3">
            <text:p>3,000</text:p>
          </table:table-cell>
          <table:table-cell table:style-name="ce7" table:formula="of:=([.$A$14]/[.$A$11]) * [.E87]" office:value-type="float" office:value="3723.63636363636">
            <text:p>372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6">
            <text:p>26</text:p>
          </table:table-cell>
          <table:table-cell table:formula="of:=[.B88]+[.$A$21]" office:value-type="float" office:value="299.16">
            <text:p>299,16</text:p>
          </table:table-cell>
          <table:table-cell table:formula="of:=[.$A$5]*EXP([.$A$2] * ((1/[.C88]) - (1/[.$A$18])))" office:value-type="float" office:value="9617.36738446746">
            <text:p>9617,367</text:p>
          </table:table-cell>
          <table:table-cell table:formula="of:=([.$A$11] * [.D88])/([.D88] + [.$A$8])" office:value-type="float" office:value="2.98918848896312">
            <text:p>2,989</text:p>
          </table:table-cell>
          <table:table-cell table:style-name="ce6" table:formula="of:=([.$A$14]/[.$A$11]) * [.E88]" office:value-type="float" office:value="3710.21698508877">
            <text:p>37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7">
            <text:p>27</text:p>
          </table:table-cell>
          <table:table-cell table:formula="of:=[.B89]+[.$A$21]" office:value-type="float" office:value="300.16">
            <text:p>300,16</text:p>
          </table:table-cell>
          <table:table-cell table:formula="of:=[.$A$5]*EXP([.$A$2] * ((1/[.C89]) - (1/[.$A$18])))" office:value-type="float" office:value="9251.78030433987">
            <text:p>9251,780</text:p>
          </table:table-cell>
          <table:table-cell table:formula="of:=([.$A$11] * [.D89])/([.D89] + [.$A$8])" office:value-type="float" office:value="2.97810468991391">
            <text:p>2,978</text:p>
          </table:table-cell>
          <table:table-cell table:style-name="ce6" table:formula="of:=([.$A$14]/[.$A$11]) * [.E89]" office:value-type="float" office:value="3696.4596393598">
            <text:p>369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8">
            <text:p>28</text:p>
          </table:table-cell>
          <table:table-cell table:formula="of:=[.B90]+[.$A$21]" office:value-type="float" office:value="301.16">
            <text:p>301,16</text:p>
          </table:table-cell>
          <table:table-cell table:formula="of:=[.$A$5]*EXP([.$A$2] * ((1/[.C90]) - (1/[.$A$18])))" office:value-type="float" office:value="8902.3812643288">
            <text:p>8902,381</text:p>
          </table:table-cell>
          <table:table-cell table:formula="of:=([.$A$11] * [.D90])/([.D90] + [.$A$8])" office:value-type="float" office:value="2.96674682463626">
            <text:p>2,967</text:p>
          </table:table-cell>
          <table:table-cell table:style-name="ce6" table:formula="of:=([.$A$14]/[.$A$11]) * [.E90]" office:value-type="float" office:value="3682.36211930609">
            <text:p>368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9">
            <text:p>29</text:p>
          </table:table-cell>
          <table:table-cell table:formula="of:=[.B91]+[.$A$21]" office:value-type="float" office:value="302.16">
            <text:p>302,16</text:p>
          </table:table-cell>
          <table:table-cell table:formula="of:=[.$A$5]*EXP([.$A$2] * ((1/[.C91]) - (1/[.$A$18])))" office:value-type="float" office:value="8568.36054335204">
            <text:p>8568,361</text:p>
          </table:table-cell>
          <table:table-cell table:formula="of:=([.$A$11] * [.D91])/([.D91] + [.$A$8])" office:value-type="float" office:value="2.95511333053887">
            <text:p>2,955</text:p>
          </table:table-cell>
          <table:table-cell table:style-name="ce6" table:formula="of:=([.$A$14]/[.$A$11]) * [.E91]" office:value-type="float" office:value="3667.92248542036">
            <text:p>366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0">
            <text:p>30</text:p>
          </table:table-cell>
          <table:table-cell table:formula="of:=[.B92]+[.$A$21]" office:value-type="float" office:value="303.16">
            <text:p>303,16</text:p>
          </table:table-cell>
          <table:table-cell table:formula="of:=[.$A$5]*EXP([.$A$2] * ((1/[.C92]) - (1/[.$A$18])))" office:value-type="float" office:value="8248.9532869997">
            <text:p>8248,953</text:p>
          </table:table-cell>
          <table:table-cell table:formula="of:=([.$A$11] * [.D92])/([.D92] + [.$A$8])" office:value-type="float" office:value="2.94320286873559">
            <text:p>2,943</text:p>
          </table:table-cell>
          <table:table-cell table:style-name="ce6" table:formula="of:=([.$A$14]/[.$A$11]) * [.E92]" office:value-type="float" office:value="3653.13907586091">
            <text:p>365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1">
            <text:p>31</text:p>
          </table:table-cell>
          <table:table-cell table:formula="of:=[.B93]+[.$A$21]" office:value-type="float" office:value="304.16">
            <text:p>304,16</text:p>
          </table:table-cell>
          <table:table-cell table:formula="of:=[.$A$5]*EXP([.$A$2] * ((1/[.C93]) - (1/[.$A$18])))" office:value-type="float" office:value="7943.43679131269">
            <text:p>7943,437</text:p>
          </table:table-cell>
          <table:table-cell table:formula="of:=([.$A$11] * [.D93])/([.D93] + [.$A$8])" office:value-type="float" office:value="2.93101433184998">
            <text:p>2,931</text:p>
          </table:table-cell>
          <table:table-cell table:style-name="ce6" table:formula="of:=([.$A$14]/[.$A$11]) * [.E93]" office:value-type="float" office:value="3638.01051613864">
            <text:p>363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>
            <text:p>32</text:p>
          </table:table-cell>
          <table:table-cell table:formula="of:=[.B94]+[.$A$21]" office:value-type="float" office:value="305.16">
            <text:p>305,16</text:p>
          </table:table-cell>
          <table:table-cell table:formula="of:=[.$A$5]*EXP([.$A$2] * ((1/[.C94]) - (1/[.$A$18])))" office:value-type="float" office:value="7651.1279643732">
            <text:p>7651,128</text:p>
          </table:table-cell>
          <table:table-cell table:formula="of:=([.$A$11] * [.D94])/([.D94] + [.$A$8])" office:value-type="float" office:value="2.91854685151">
            <text:p>2,919</text:p>
          </table:table-cell>
          <table:table-cell table:style-name="ce6" table:formula="of:=([.$A$14]/[.$A$11]) * [.E94]" office:value-type="float" office:value="3622.53572841969">
            <text:p>36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>
            <text:p>33</text:p>
          </table:table-cell>
          <table:table-cell table:formula="of:=[.B95]+[.$A$21]" office:value-type="float" office:value="306.16">
            <text:p>306,16</text:p>
          </table:table-cell>
          <table:table-cell table:formula="of:=[.$A$5]*EXP([.$A$2] * ((1/[.C95]) - (1/[.$A$18])))" office:value-type="float" office:value="7371.38095322223">
            <text:p>7371,381</text:p>
          </table:table-cell>
          <table:table-cell table:formula="of:=([.$A$11] * [.D95])/([.D95] + [.$A$8])" office:value-type="float" office:value="2.90579980549926">
            <text:p>2,906</text:p>
          </table:table-cell>
          <table:table-cell table:style-name="ce6" table:formula="of:=([.$A$14]/[.$A$11]) * [.E95]" office:value-type="float" office:value="3606.7139404015">
            <text:p>360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4">
            <text:p>34</text:p>
          </table:table-cell>
          <table:table-cell table:formula="of:=[.B96]+[.$A$21]" office:value-type="float" office:value="307.16">
            <text:p>307,16</text:p>
          </table:table-cell>
          <table:table-cell table:formula="of:=[.$A$5]*EXP([.$A$2] * ((1/[.C96]) - (1/[.$A$18])))" office:value-type="float" office:value="7103.58492455287">
            <text:p>7103,585</text:p>
          </table:table-cell>
          <table:table-cell table:formula="of:=([.$A$11] * [.D96])/([.D96] + [.$A$8])" office:value-type="float" office:value="2.89277282453086">
            <text:p>2,893</text:p>
          </table:table-cell>
          <table:table-cell table:style-name="ce6" table:formula="of:=([.$A$14]/[.$A$11]) * [.E96]" office:value-type="float" office:value="3590.54469372072">
            <text:p>359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5">
            <text:p>35</text:p>
          </table:table-cell>
          <table:table-cell table:formula="of:=[.B97]+[.$A$21]" office:value-type="float" office:value="308.16">
            <text:p>308,16</text:p>
          </table:table-cell>
          <table:table-cell table:formula="of:=[.$A$5]*EXP([.$A$2] * ((1/[.C97]) - (1/[.$A$18])))" office:value-type="float" office:value="6847.16198848891">
            <text:p>6847,162</text:p>
          </table:table-cell>
          <table:table-cell table:formula="of:=([.$A$11] * [.D97])/([.D97] + [.$A$8])" office:value-type="float" office:value="2.87946579861091">
            <text:p>2,879</text:p>
          </table:table-cell>
          <table:table-cell table:style-name="ce6" table:formula="of:=([.$A$14]/[.$A$11]) * [.E97]" office:value-type="float" office:value="3574.0278518516">
            <text:p>357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6">
            <text:p>36</text:p>
          </table:table-cell>
          <table:table-cell table:formula="of:=[.B98]+[.$A$21]" office:value-type="float" office:value="309.16">
            <text:p>309,16</text:p>
          </table:table-cell>
          <table:table-cell table:formula="of:=[.$A$5]*EXP([.$A$2] * ((1/[.C98]) - (1/[.$A$18])))" office:value-type="float" office:value="6601.56525554972">
            <text:p>6601,565</text:p>
          </table:table-cell>
          <table:table-cell table:formula="of:=([.$A$11] * [.D98])/([.D98] + [.$A$8])" office:value-type="float" office:value="2.86587888295891">
            <text:p>2,866</text:p>
          </table:table-cell>
          <table:table-cell table:style-name="ce6" table:formula="of:=([.$A$14]/[.$A$11]) * [.E98]" office:value-type="float" office:value="3557.16360745445">
            <text:p>355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7">
            <text:p>37</text:p>
          </table:table-cell>
          <table:table-cell table:formula="of:=[.B99]+[.$A$21]" office:value-type="float" office:value="310.16">
            <text:p>310,16</text:p>
          </table:table-cell>
          <table:table-cell table:formula="of:=[.$A$5]*EXP([.$A$2] * ((1/[.C99]) - (1/[.$A$18])))" office:value-type="float" office:value="6366.27701763273">
            <text:p>6366,277</text:p>
          </table:table-cell>
          <table:table-cell table:formula="of:=([.$A$11] * [.D99])/([.D99] + [.$A$8])" office:value-type="float" office:value="2.85201250345313">
            <text:p>2,852</text:p>
          </table:table-cell>
          <table:table-cell table:style-name="ce6" table:formula="of:=([.$A$14]/[.$A$11]) * [.E99]" office:value-type="float" office:value="3539.95248913456">
            <text:p>354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8">
            <text:p>38</text:p>
          </table:table-cell>
          <table:table-cell table:formula="of:=[.B100]+[.$A$21]" office:value-type="float" office:value="311.16">
            <text:p>311,16</text:p>
          </table:table-cell>
          <table:table-cell table:formula="of:=[.$A$5]*EXP([.$A$2] * ((1/[.C100]) - (1/[.$A$18])))" office:value-type="float" office:value="6140.80704451791">
            <text:p>6140,807</text:p>
          </table:table-cell>
          <table:table-cell table:formula="of:=([.$A$11] * [.D100])/([.D100] + [.$A$8])" office:value-type="float" office:value="2.83786736157036">
            <text:p>2,838</text:p>
          </table:table-cell>
          <table:table-cell table:style-name="ce6" table:formula="of:=([.$A$14]/[.$A$11]) * [.E100]" office:value-type="float" office:value="3522.3953675734">
            <text:p>352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9">
            <text:p>39</text:p>
          </table:table-cell>
          <table:table-cell table:formula="of:=[.B101]+[.$A$21]" office:value-type="float" office:value="312.16">
            <text:p>312,16</text:p>
          </table:table-cell>
          <table:table-cell table:formula="of:=[.$A$5]*EXP([.$A$2] * ((1/[.C101]) - (1/[.$A$18])))" office:value-type="float" office:value="5924.69098801873">
            <text:p>5924,691</text:p>
          </table:table-cell>
          <table:table-cell table:formula="of:=([.$A$11] * [.D101])/([.D101] + [.$A$8])" office:value-type="float" office:value="2.82344443879016">
            <text:p>2,823</text:p>
          </table:table-cell>
          <table:table-cell table:style-name="ce6" table:formula="of:=([.$A$14]/[.$A$11]) * [.E101]" office:value-type="float" office:value="3504.4934609953">
            <text:p>35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0">
            <text:p>40</text:p>
          </table:table-cell>
          <table:table-cell table:formula="of:=[.B102]+[.$A$21]" office:value-type="float" office:value="313.16">
            <text:p>313,16</text:p>
          </table:table-cell>
          <table:table-cell table:formula="of:=[.$A$5]*EXP([.$A$2] * ((1/[.C102]) - (1/[.$A$18])))" office:value-type="float" office:value="5717.48888647694">
            <text:p>5717,489</text:p>
          </table:table-cell>
          <table:table-cell table:formula="of:=([.$A$11] * [.D102])/([.D102] + [.$A$8])" office:value-type="float" office:value="2.80874500043561">
            <text:p>2,809</text:p>
          </table:table-cell>
          <table:table-cell table:style-name="ce6" table:formula="of:=([.$A$14]/[.$A$11]) * [.E102]" office:value-type="float" office:value="3486.24833993463">
            <text:p>34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1">
            <text:p>41</text:p>
          </table:table-cell>
          <table:table-cell table:formula="of:=[.B103]+[.$A$21]" office:value-type="float" office:value="314.16">
            <text:p>314,16</text:p>
          </table:table-cell>
          <table:table-cell table:formula="of:=[.$A$5]*EXP([.$A$2] * ((1/[.C103]) - (1/[.$A$18])))" office:value-type="float" office:value="5518.78376282662">
            <text:p>5518,784</text:p>
          </table:table-cell>
          <table:table-cell table:formula="of:=([.$A$11] * [.D103])/([.D103] + [.$A$8])" office:value-type="float" office:value="2.79377059892395">
            <text:p>2,794</text:p>
          </table:table-cell>
          <table:table-cell table:style-name="ce6" table:formula="of:=([.$A$14]/[.$A$11]) * [.E103]" office:value-type="float" office:value="3467.66193127045">
            <text:p>346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2">
            <text:p>42</text:p>
          </table:table-cell>
          <table:table-cell table:formula="of:=[.B104]+[.$A$21]" office:value-type="float" office:value="315.16">
            <text:p>315,16</text:p>
          </table:table-cell>
          <table:table-cell table:formula="of:=[.$A$5]*EXP([.$A$2] * ((1/[.C104]) - (1/[.$A$18])))" office:value-type="float" office:value="5328.18030994092">
            <text:p>5328,180</text:p>
          </table:table-cell>
          <table:table-cell table:formula="of:=([.$A$11] * [.D104])/([.D104] + [.$A$8])" office:value-type="float" office:value="2.77852307640223">
            <text:p>2,779</text:p>
          </table:table-cell>
          <table:table-cell table:style-name="ce6" table:formula="of:=([.$A$14]/[.$A$11]) * [.E104]" office:value-type="float" office:value="3448.73652149804">
            <text:p>34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>
            <text:p>43</text:p>
          </table:table-cell>
          <table:table-cell table:formula="of:=[.B105]+[.$A$21]" office:value-type="float" office:value="316.16">
            <text:p>316,16</text:p>
          </table:table-cell>
          <table:table-cell table:formula="of:=[.$A$5]*EXP([.$A$2] * ((1/[.C105]) - (1/[.$A$18])))" office:value-type="float" office:value="5145.30365742533">
            <text:p>5145,304</text:p>
          </table:table-cell>
          <table:table-cell table:formula="of:=([.$A$11] * [.D105])/([.D105] + [.$A$8])" office:value-type="float" office:value="2.76300456674543">
            <text:p>2,763</text:p>
          </table:table-cell>
          <table:table-cell table:style-name="ce6" table:formula="of:=([.$A$14]/[.$A$11]) * [.E105]" office:value-type="float" office:value="3429.47475920888">
            <text:p>342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4">
            <text:p>44</text:p>
          </table:table-cell>
          <table:table-cell table:formula="of:=[.B106]+[.$A$21]" office:value-type="float" office:value="317.16">
            <text:p>317,16</text:p>
          </table:table-cell>
          <table:table-cell table:formula="of:=[.$A$5]*EXP([.$A$2] * ((1/[.C106]) - (1/[.$A$18])))" office:value-type="float" office:value="4969.79821443766">
            <text:p>4969,798</text:p>
          </table:table-cell>
          <table:table-cell table:formula="of:=([.$A$11] * [.D106])/([.D106] + [.$A$8])" office:value-type="float" office:value="2.74721749689644">
            <text:p>2,747</text:p>
          </table:table-cell>
          <table:table-cell table:style-name="ce6" table:formula="of:=([.$A$14]/[.$A$11]) * [.E106]" office:value-type="float" office:value="3409.87965675389">
            <text:p>341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5">
            <text:p>45</text:p>
          </table:table-cell>
          <table:table-cell table:formula="of:=[.B107]+[.$A$21]" office:value-type="float" office:value="318.16">
            <text:p>318,16</text:p>
          </table:table-cell>
          <table:table-cell table:formula="of:=[.$A$5]*EXP([.$A$2] * ((1/[.C107]) - (1/[.$A$18])))" office:value-type="float" office:value="4801.32658349978">
            <text:p>4801,327</text:p>
          </table:table-cell>
          <table:table-cell table:formula="of:=([.$A$11] * [.D107])/([.D107] + [.$A$8])" office:value-type="float" office:value="2.7311645875297">
            <text:p>2,731</text:p>
          </table:table-cell>
          <table:table-cell table:style-name="ce6" table:formula="of:=([.$A$14]/[.$A$11]) * [.E107]" office:value-type="float" office:value="3389.95459106717">
            <text:p>339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6">
            <text:p>46</text:p>
          </table:table-cell>
          <table:table-cell table:formula="of:=[.B108]+[.$A$21]" office:value-type="float" office:value="319.16">
            <text:p>319,16</text:p>
          </table:table-cell>
          <table:table-cell table:formula="of:=[.$A$5]*EXP([.$A$2] * ((1/[.C108]) - (1/[.$A$18])))" office:value-type="float" office:value="4639.56854062169">
            <text:p>4639,569</text:p>
          </table:table-cell>
          <table:table-cell table:formula="of:=([.$A$11] * [.D108])/([.D108] + [.$A$8])" office:value-type="float" office:value="2.71484885302303">
            <text:p>2,715</text:p>
          </table:table-cell>
          <table:table-cell table:style-name="ce6" table:formula="of:=([.$A$14]/[.$A$11]) * [.E108]" office:value-type="float" office:value="3369.70330363101">
            <text:p>337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7">
            <text:p>47</text:p>
          </table:table-cell>
          <table:table-cell table:formula="of:=[.B109]+[.$A$21]" office:value-type="float" office:value="320.16">
            <text:p>320,16</text:p>
          </table:table-cell>
          <table:table-cell table:formula="of:=[.$A$5]*EXP([.$A$2] * ((1/[.C109]) - (1/[.$A$18])))" office:value-type="float" office:value="4484.22007738815">
            <text:p>4484,220</text:p>
          </table:table-cell>
          <table:table-cell table:formula="of:=([.$A$11] * [.D109])/([.D109] + [.$A$8])" office:value-type="float" office:value="2.69827360072471">
            <text:p>2,698</text:p>
          </table:table-cell>
          <table:table-cell table:style-name="ce6" table:formula="of:=([.$A$14]/[.$A$11]) * [.E109]" office:value-type="float" office:value="3349.12989956619">
            <text:p>33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8">
            <text:p>48</text:p>
          </table:table-cell>
          <table:table-cell table:formula="of:=[.B110]+[.$A$21]" office:value-type="float" office:value="321.16">
            <text:p>321,16</text:p>
          </table:table-cell>
          <table:table-cell table:formula="of:=[.$A$5]*EXP([.$A$2] * ((1/[.C110]) - (1/[.$A$18])))" office:value-type="float" office:value="4334.99250096193">
            <text:p>4334,993</text:p>
          </table:table-cell>
          <table:table-cell table:formula="of:=([.$A$11] * [.D110])/([.D110] + [.$A$8])" office:value-type="float" office:value="2.68144242950576">
            <text:p>2,681</text:p>
          </table:table-cell>
          <table:table-cell table:style-name="ce6" table:formula="of:=([.$A$14]/[.$A$11]) * [.E110]" office:value-type="float" office:value="3328.23884583503">
            <text:p>332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9">
            <text:p>49</text:p>
          </table:table-cell>
          <table:table-cell table:formula="of:=[.B111]+[.$A$21]" office:value-type="float" office:value="322.16">
            <text:p>322,16</text:p>
          </table:table-cell>
          <table:table-cell table:formula="of:=[.$A$5]*EXP([.$A$2] * ((1/[.C111]) - (1/[.$A$18])))" office:value-type="float" office:value="4191.61158824045">
            <text:p>4191,612</text:p>
          </table:table-cell>
          <table:table-cell table:formula="of:=([.$A$11] * [.D111])/([.D111] + [.$A$8])" office:value-type="float" office:value="2.66435922759036">
            <text:p>2,664</text:p>
          </table:table-cell>
          <table:table-cell table:style-name="ce6" table:formula="of:=([.$A$14]/[.$A$11]) * [.E111]" office:value-type="float" office:value="3307.03496854852">
            <text:p>330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0">
            <text:p>50</text:p>
          </table:table-cell>
          <table:table-cell table:formula="of:=[.B112]+[.$A$21]" office:value-type="float" office:value="323.16">
            <text:p>323,16</text:p>
          </table:table-cell>
          <table:table-cell table:formula="of:=[.$A$5]*EXP([.$A$2] * ((1/[.C112]) - (1/[.$A$18])))" office:value-type="float" office:value="4053.81679066295">
            <text:p>4053,817</text:p>
          </table:table-cell>
          <table:table-cell table:formula="of:=([.$A$11] * [.D112])/([.D112] + [.$A$8])" office:value-type="float" office:value="2.64702816966044">
            <text:p>2,647</text:p>
          </table:table-cell>
          <table:table-cell table:style-name="ce6" table:formula="of:=([.$A$14]/[.$A$11]) * [.E112]" office:value-type="float" office:value="3285.52344937247">
            <text:p>32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1">
            <text:p>51</text:p>
          </table:table-cell>
          <table:table-cell table:formula="of:=[.B113]+[.$A$21]" office:value-type="float" office:value="324.16">
            <text:p>324,16</text:p>
          </table:table-cell>
          <table:table-cell table:formula="of:=[.$A$5]*EXP([.$A$2] * ((1/[.C113]) - (1/[.$A$18])))" office:value-type="float" office:value="3921.36048640777">
            <text:p>3921,360</text:p>
          </table:table-cell>
          <table:table-cell table:formula="of:=([.$A$11] * [.D113])/([.D113] + [.$A$8])" office:value-type="float" office:value="2.62945371323352">
            <text:p>2,629</text:p>
          </table:table-cell>
          <table:table-cell table:style-name="ce6" table:formula="of:=([.$A$14]/[.$A$11]) * [.E113]" office:value-type="float" office:value="3263.70982103167">
            <text:p>326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2">
            <text:p>52</text:p>
          </table:table-cell>
          <table:table-cell table:formula="of:=[.B114]+[.$A$21]" office:value-type="float" office:value="325.16">
            <text:p>325,16</text:p>
          </table:table-cell>
          <table:table-cell table:formula="of:=[.$A$5]*EXP([.$A$2] * ((1/[.C114]) - (1/[.$A$18])))" office:value-type="float" office:value="3794.00727694291">
            <text:p>3794,007</text:p>
          </table:table-cell>
          <table:table-cell table:formula="of:=([.$A$11] * [.D114])/([.D114] + [.$A$8])" office:value-type="float" office:value="2.61164059431625">
            <text:p>2,612</text:p>
          </table:table-cell>
          <table:table-cell table:style-name="ce6" table:formula="of:=([.$A$14]/[.$A$11]) * [.E114]" office:value-type="float" office:value="3241.59996191496">
            <text:p>324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3">
            <text:p>53</text:p>
          </table:table-cell>
          <table:table-cell table:formula="of:=[.B115]+[.$A$21]" office:value-type="float" office:value="326.16">
            <text:p>326,16</text:p>
          </table:table-cell>
          <table:table-cell table:formula="of:=[.$A$5]*EXP([.$A$2] * ((1/[.C115]) - (1/[.$A$18])))" office:value-type="float" office:value="3671.5333251013">
            <text:p>3671,533</text:p>
          </table:table-cell>
          <table:table-cell table:formula="of:=([.$A$11] * [.D115])/([.D115] + [.$A$8])" office:value-type="float" office:value="2.59359382233917">
            <text:p>2,594</text:p>
          </table:table-cell>
          <table:table-cell table:style-name="ce6" table:formula="of:=([.$A$14]/[.$A$11]) * [.E115]" office:value-type="float" office:value="3219.20008978825">
            <text:p>32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4">
            <text:p>54</text:p>
          </table:table-cell>
          <table:table-cell table:formula="of:=[.B116]+[.$A$21]" office:value-type="float" office:value="327.16">
            <text:p>327,16</text:p>
          </table:table-cell>
          <table:table-cell table:formula="of:=[.$A$5]*EXP([.$A$2] * ((1/[.C116]) - (1/[.$A$18])))" office:value-type="float" office:value="3553.72573204454">
            <text:p>3553,726</text:p>
          </table:table-cell>
          <table:table-cell table:formula="of:=([.$A$11] * [.D116])/([.D116] + [.$A$8])" office:value-type="float" office:value="2.57531867438174">
            <text:p>2,575</text:p>
          </table:table-cell>
          <table:table-cell table:style-name="ce6" table:formula="of:=([.$A$14]/[.$A$11]) * [.E116]" office:value-type="float" office:value="3196.51675462655">
            <text:p>319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5">
            <text:p>55</text:p>
          </table:table-cell>
          <table:table-cell table:formula="of:=[.B117]+[.$A$21]" office:value-type="float" office:value="328.16">
            <text:p>328,16</text:p>
          </table:table-cell>
          <table:table-cell table:formula="of:=[.$A$5]*EXP([.$A$2] * ((1/[.C117]) - (1/[.$A$18])))" office:value-type="float" office:value="3440.38195065772">
            <text:p>3440,382</text:p>
          </table:table-cell>
          <table:table-cell table:formula="of:=([.$A$11] * [.D117])/([.D117] + [.$A$8])" office:value-type="float" office:value="2.55682068869972">
            <text:p>2,557</text:p>
          </table:table-cell>
          <table:table-cell table:style-name="ce6" table:formula="of:=([.$A$14]/[.$A$11]) * [.E117]" office:value-type="float" office:value="3173.55683058001">
            <text:p>317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>
            <text:p>56</text:p>
          </table:table-cell>
          <table:table-cell table:formula="of:=[.B118]+[.$A$21]" office:value-type="float" office:value="329.16">
            <text:p>329,16</text:p>
          </table:table-cell>
          <table:table-cell table:formula="of:=[.$A$5]*EXP([.$A$2] * ((1/[.C118]) - (1/[.$A$18])))" office:value-type="float" office:value="3331.30923308379">
            <text:p>3331,309</text:p>
          </table:table-cell>
          <table:table-cell table:formula="of:=([.$A$11] * [.D118])/([.D118] + [.$A$8])" office:value-type="float" office:value="2.53810565757031">
            <text:p>2,538</text:p>
          </table:table-cell>
          <table:table-cell table:style-name="ce6" table:formula="of:=([.$A$14]/[.$A$11]) * [.E118]" office:value-type="float" office:value="3150.32750709334">
            <text:p>31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>
            <text:p>57</text:p>
          </table:table-cell>
          <table:table-cell table:formula="of:=[.B119]+[.$A$21]" office:value-type="float" office:value="330.16">
            <text:p>330,16</text:p>
          </table:table-cell>
          <table:table-cell table:formula="of:=[.$A$5]*EXP([.$A$2] * ((1/[.C119]) - (1/[.$A$18])))" office:value-type="float" office:value="3226.32411026">
            <text:p>3226,324</text:p>
          </table:table-cell>
          <table:table-cell table:formula="of:=([.$A$11] * [.D119])/([.D119] + [.$A$8])" office:value-type="float" office:value="2.51917961947386">
            <text:p>2,519</text:p>
          </table:table-cell>
          <table:table-cell table:style-name="ce6" table:formula="of:=([.$A$14]/[.$A$11]) * [.E119]" office:value-type="float" office:value="3126.8362792015">
            <text:p>312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>
            <text:p>58</text:p>
          </table:table-cell>
          <table:table-cell table:formula="of:=[.B120]+[.$A$21]" office:value-type="float" office:value="331.16">
            <text:p>331,16</text:p>
          </table:table-cell>
          <table:table-cell table:formula="of:=[.$A$5]*EXP([.$A$2] * ((1/[.C120]) - (1/[.$A$18])))" office:value-type="float" office:value="3125.25190146178">
            <text:p>3125,252</text:p>
          </table:table-cell>
          <table:table-cell table:formula="of:=([.$A$11] * [.D120])/([.D120] + [.$A$8])" office:value-type="float" office:value="2.50004885063367">
            <text:p>2,500</text:p>
          </table:table-cell>
          <table:table-cell table:style-name="ce6" table:formula="of:=([.$A$14]/[.$A$11]) * [.E120]" office:value-type="float" office:value="3103.09093702894">
            <text:p>310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9">
            <text:p>59</text:p>
          </table:table-cell>
          <table:table-cell table:formula="of:=[.B121]+[.$A$21]" office:value-type="float" office:value="332.16">
            <text:p>332,16</text:p>
          </table:table-cell>
          <table:table-cell table:formula="of:=[.$A$5]*EXP([.$A$2] * ((1/[.C121]) - (1/[.$A$18])))" office:value-type="float" office:value="3027.9262519923">
            <text:p>3027,926</text:p>
          </table:table-cell>
          <table:table-cell table:formula="of:=([.$A$11] * [.D121])/([.D121] + [.$A$8])" office:value-type="float" office:value="2.48071985593883">
            <text:p>2,481</text:p>
          </table:table-cell>
          <table:table-cell table:style-name="ce6" table:formula="of:=([.$A$14]/[.$A$11]) * [.E121]" office:value-type="float" office:value="3079.09955452287">
            <text:p>307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0">
            <text:p>60</text:p>
          </table:table-cell>
          <table:table-cell table:formula="of:=[.B122]+[.$A$21]" office:value-type="float" office:value="333.16">
            <text:p>333,16</text:p>
          </table:table-cell>
          <table:table-cell table:formula="of:=[.$A$5]*EXP([.$A$2] * ((1/[.C122]) - (1/[.$A$18])))" office:value-type="float" office:value="2934.18869727955">
            <text:p>2934,189</text:p>
          </table:table-cell>
          <table:table-cell table:formula="of:=([.$A$11] * [.D122])/([.D122] + [.$A$8])" office:value-type="float" office:value="2.46119935927783">
            <text:p>2,461</text:p>
          </table:table-cell>
          <table:table-cell table:style-name="ce6" table:formula="of:=([.$A$14]/[.$A$11]) * [.E122]" office:value-type="float" office:value="3054.87047745515">
            <text:p>305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1">
            <text:p>61</text:p>
          </table:table-cell>
          <table:table-cell table:formula="of:=[.B123]+[.$A$21]" office:value-type="float" office:value="334.16">
            <text:p>334,16</text:p>
          </table:table-cell>
          <table:table-cell table:formula="of:=[.$A$5]*EXP([.$A$2] * ((1/[.C123]) - (1/[.$A$18])))" office:value-type="float" office:value="2843.88825175721">
            <text:p>2843,888</text:p>
          </table:table-cell>
          <table:table-cell table:formula="of:=([.$A$11] * [.D123])/([.D123] + [.$A$8])" office:value-type="float" office:value="2.44149429331318">
            <text:p>2,441</text:p>
          </table:table-cell>
          <table:table-cell table:style-name="ce6" table:formula="of:=([.$A$14]/[.$A$11]) * [.E123]" office:value-type="float" office:value="3030.41231073054">
            <text:p>30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2">
            <text:p>62</text:p>
          </table:table-cell>
          <table:table-cell table:formula="of:=[.B124]+[.$A$21]" office:value-type="float" office:value="335.16">
            <text:p>335,16</text:p>
          </table:table-cell>
          <table:table-cell table:formula="of:=[.$A$5]*EXP([.$A$2] * ((1/[.C124]) - (1/[.$A$18])))" office:value-type="float" office:value="2756.88102101243">
            <text:p>2756,881</text:p>
          </table:table-cell>
          <table:table-cell table:formula="of:=([.$A$11] * [.D124])/([.D124] + [.$A$8])" office:value-type="float" office:value="2.42161178873035">
            <text:p>2,422</text:p>
          </table:table-cell>
          <table:table-cell table:style-name="ce6" table:formula="of:=([.$A$14]/[.$A$11]) * [.E124]" office:value-type="float" office:value="3005.73390504228">
            <text:p>300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3">
            <text:p>63</text:p>
          </table:table-cell>
          <table:table-cell table:formula="of:=[.B125]+[.$A$21]" office:value-type="float" office:value="336.16">
            <text:p>336,16</text:p>
          </table:table-cell>
          <table:table-cell table:formula="of:=[.$A$5]*EXP([.$A$2] * ((1/[.C125]) - (1/[.$A$18])))" office:value-type="float" office:value="2673.0298357831">
            <text:p>2673,030</text:p>
          </table:table-cell>
          <table:table-cell table:formula="of:=([.$A$11] * [.D125])/([.D125] + [.$A$8])" office:value-type="float" office:value="2.40155916299644">
            <text:p>2,402</text:p>
          </table:table-cell>
          <table:table-cell table:style-name="ce6" table:formula="of:=([.$A$14]/[.$A$11]) * [.E125]" office:value-type="float" office:value="2980.84434291922">
            <text:p>298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4">
            <text:p>64</text:p>
          </table:table-cell>
          <table:table-cell table:formula="of:=[.B126]+[.$A$21]" office:value-type="float" office:value="337.16">
            <text:p>337,16</text:p>
          </table:table-cell>
          <table:table-cell table:formula="of:=[.$A$5]*EXP([.$A$2] * ((1/[.C126]) - (1/[.$A$18])))" office:value-type="float" office:value="2592.20390647893">
            <text:p>2592,204</text:p>
          </table:table-cell>
          <table:table-cell table:formula="of:=([.$A$11] * [.D126])/([.D126] + [.$A$8])" office:value-type="float" office:value="2.38134390866618">
            <text:p>2,381</text:p>
          </table:table-cell>
          <table:table-cell table:style-name="ce6" table:formula="of:=([.$A$14]/[.$A$11]) * [.E126]" office:value-type="float" office:value="2955.75292421112">
            <text:p>295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5">
            <text:p>65</text:p>
          </table:table-cell>
          <table:table-cell table:formula="of:=[.B127]+[.$A$21]" office:value-type="float" office:value="338.16">
            <text:p>338,16</text:p>
          </table:table-cell>
          <table:table-cell table:formula="of:=[.$A$5]*EXP([.$A$2] * ((1/[.C127]) - (1/[.$A$18])))" office:value-type="float" office:value="2514.27849698736">
            <text:p>2514,278</text:p>
          </table:table-cell>
          <table:table-cell table:formula="of:=([.$A$11] * [.D127])/([.D127] + [.$A$8])" office:value-type="float" office:value="2.36097368127513">
            <text:p>2,361</text:p>
          </table:table-cell>
          <table:table-cell table:style-name="ce6" table:formula="of:=([.$A$14]/[.$A$11]) * [.E127]" office:value-type="float" office:value="2930.4691510615">
            <text:p>293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6">
            <text:p>66</text:p>
          </table:table-cell>
          <table:table-cell table:formula="of:=[.B128]+[.$A$21]" office:value-type="float" office:value="339.16">
            <text:p>339,16</text:p>
          </table:table-cell>
          <table:table-cell table:formula="of:=[.$A$5]*EXP([.$A$2] * ((1/[.C128]) - (1/[.$A$18])))" office:value-type="float" office:value="2439.13461660468">
            <text:p>2439,135</text:p>
          </table:table-cell>
          <table:table-cell table:formula="of:=([.$A$11] * [.D128])/([.D128] + [.$A$8])" office:value-type="float" office:value="2.3404562868615">
            <text:p>2,340</text:p>
          </table:table-cell>
          <table:table-cell table:style-name="ce6" table:formula="of:=([.$A$14]/[.$A$11]) * [.E128]" office:value-type="float" office:value="2905.00271241961">
            <text:p>290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7">
            <text:p>67</text:p>
          </table:table-cell>
          <table:table-cell table:formula="of:=[.B129]+[.$A$21]" office:value-type="float" office:value="340.16">
            <text:p>340,16</text:p>
          </table:table-cell>
          <table:table-cell table:formula="of:=[.$A$5]*EXP([.$A$2] * ((1/[.C129]) - (1/[.$A$18])))" office:value-type="float" office:value="2366.6587290077">
            <text:p>2366,659</text:p>
          </table:table-cell>
          <table:table-cell table:formula="of:=([.$A$11] * [.D129])/([.D129] + [.$A$8])" office:value-type="float" office:value="2.31979966915962">
            <text:p>2,320</text:p>
          </table:table-cell>
          <table:table-cell table:style-name="ce6" table:formula="of:=([.$A$14]/[.$A$11]) * [.E129]" office:value-type="float" office:value="2879.36346814479">
            <text:p>287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8">
            <text:p>68</text:p>
          </table:table-cell>
          <table:table-cell table:formula="of:=[.B130]+[.$A$21]" office:value-type="float" office:value="341.16">
            <text:p>341,16</text:p>
          </table:table-cell>
          <table:table-cell table:formula="of:=[.$A$5]*EXP([.$A$2] * ((1/[.C130]) - (1/[.$A$18])))" office:value-type="float" office:value="2296.74247725056">
            <text:p>2296,742</text:p>
          </table:table-cell>
          <table:table-cell table:formula="of:=([.$A$11] * [.D130])/([.D130] + [.$A$8])" office:value-type="float" office:value="2.29901189650938">
            <text:p>2,299</text:p>
          </table:table-cell>
          <table:table-cell table:style-name="ce6" table:formula="of:=([.$A$14]/[.$A$11]) * [.E130]" office:value-type="float" office:value="2853.56143275831">
            <text:p>285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9">
            <text:p>69</text:p>
          </table:table-cell>
          <table:table-cell table:formula="of:=[.B131]+[.$A$21]" office:value-type="float" office:value="342.16">
            <text:p>342,16</text:p>
          </table:table-cell>
          <table:table-cell table:formula="of:=[.$A$5]*EXP([.$A$2] * ((1/[.C131]) - (1/[.$A$18])))" office:value-type="float" office:value="2229.282423836">
            <text:p>2229,282</text:p>
          </table:table-cell>
          <table:table-cell table:formula="of:=([.$A$11] * [.D131])/([.D131] + [.$A$8])" office:value-type="float" office:value="2.27810114852699">
            <text:p>2,278</text:p>
          </table:table-cell>
          <table:table-cell table:style-name="ce6" table:formula="of:=([.$A$14]/[.$A$11]) * [.E131]" office:value-type="float" office:value="2827.60675889895">
            <text:p>282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0">
            <text:p>70</text:p>
          </table:table-cell>
          <table:table-cell table:formula="of:=[.B132]+[.$A$21]" office:value-type="float" office:value="343.16">
            <text:p>343,16</text:p>
          </table:table-cell>
          <table:table-cell table:formula="of:=[.$A$5]*EXP([.$A$2] * ((1/[.C132]) - (1/[.$A$18])))" office:value-type="float" office:value="2164.17980497071">
            <text:p>2164,180</text:p>
          </table:table-cell>
          <table:table-cell table:formula="of:=([.$A$11] * [.D132])/([.D132] + [.$A$8])" office:value-type="float" office:value="2.25707570258304">
            <text:p>2,257</text:p>
          </table:table-cell>
          <table:table-cell table:style-name="ce6" table:formula="of:=([.$A$14]/[.$A$11]) * [.E132]" office:value-type="float" office:value="2801.50972053944">
            <text:p>280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1">
            <text:p>71</text:p>
          </table:table-cell>
          <table:table-cell table:formula="of:=[.B133]+[.$A$21]" office:value-type="float" office:value="344.16">
            <text:p>344,16</text:p>
          </table:table-cell>
          <table:table-cell table:formula="of:=[.$A$5]*EXP([.$A$2] * ((1/[.C133]) - (1/[.$A$18])))" office:value-type="float" office:value="2101.34029817085">
            <text:p>2101,340</text:p>
          </table:table-cell>
          <table:table-cell table:formula="of:=([.$A$11] * [.D133])/([.D133] + [.$A$8])" office:value-type="float" office:value="2.23594392013468">
            <text:p>2,236</text:p>
          </table:table-cell>
          <table:table-cell table:style-name="ce6" table:formula="of:=([.$A$14]/[.$A$11]) * [.E133]" office:value-type="float" office:value="2775.28069602172">
            <text:p>27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2">
            <text:p>72</text:p>
          </table:table-cell>
          <table:table-cell table:formula="of:=[.B134]+[.$A$21]" office:value-type="float" office:value="345.16">
            <text:p>345,16</text:p>
          </table:table-cell>
          <table:table-cell table:formula="of:=[.$A$5]*EXP([.$A$2] * ((1/[.C134]) - (1/[.$A$18])))" office:value-type="float" office:value="2040.67380243588">
            <text:p>2040,674</text:p>
          </table:table-cell>
          <table:table-cell table:formula="of:=([.$A$11] * [.D134])/([.D134] + [.$A$8])" office:value-type="float" office:value="2.21471423295837">
            <text:p>2,215</text:p>
          </table:table-cell>
          <table:table-cell table:style-name="ce6" table:formula="of:=([.$A$14]/[.$A$11]) * [.E134]" office:value-type="float" office:value="2748.93015096894">
            <text:p>27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3">
            <text:p>73</text:p>
          </table:table-cell>
          <table:table-cell table:formula="of:=[.B135]+[.$A$21]" office:value-type="float" office:value="346.16">
            <text:p>346,16</text:p>
          </table:table-cell>
          <table:table-cell table:formula="of:=[.$A$5]*EXP([.$A$2] * ((1/[.C135]) - (1/[.$A$18])))" office:value-type="float" office:value="1982.09423025825">
            <text:p>1982,094</text:p>
          </table:table-cell>
          <table:table-cell table:formula="of:=([.$A$11] * [.D135])/([.D135] + [.$A$8])" office:value-type="float" office:value="2.19339512933023">
            <text:p>2,193</text:p>
          </table:table-cell>
          <table:table-cell table:style-name="ce6" table:formula="of:=([.$A$14]/[.$A$11]) * [.E135]" office:value-type="float" office:value="2722.46862113231">
            <text:p>272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4">
            <text:p>74</text:p>
          </table:table-cell>
          <table:table-cell table:formula="of:=[.B136]+[.$A$21]" office:value-type="float" office:value="347.16">
            <text:p>347,16</text:p>
          </table:table-cell>
          <table:table-cell table:formula="of:=[.$A$5]*EXP([.$A$2] * ((1/[.C136]) - (1/[.$A$18])))" office:value-type="float" office:value="1925.51931078194">
            <text:p>1925,519</text:p>
          </table:table-cell>
          <table:table-cell table:formula="of:=([.$A$11] * [.D136])/([.D136] + [.$A$8])" office:value-type="float" office:value="2.17199514020026">
            <text:p>2,172</text:p>
          </table:table-cell>
          <table:table-cell table:style-name="ce6" table:formula="of:=([.$A$14]/[.$A$11]) * [.E136]" office:value-type="float" office:value="2695.90669523039">
            <text:p>269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5">
            <text:p>75</text:p>
          </table:table-cell>
          <table:table-cell table:formula="of:=[.B137]+[.$A$21]" office:value-type="float" office:value="348.16">
            <text:p>348,16</text:p>
          </table:table-cell>
          <table:table-cell table:formula="of:=[.$A$5]*EXP([.$A$2] * ((1/[.C137]) - (1/[.$A$18])))" office:value-type="float" office:value="1870.87040346552">
            <text:p>1870,870</text:p>
          </table:table-cell>
          <table:table-cell table:formula="of:=([.$A$11] * [.D137])/([.D137] + [.$A$8])" office:value-type="float" office:value="2.15052282540637">
            <text:p>2,151</text:p>
          </table:table-cell>
          <table:table-cell table:style-name="ce6" table:formula="of:=([.$A$14]/[.$A$11]) * [.E137]" office:value-type="float" office:value="2669.25499783773">
            <text:p>266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6">
            <text:p>76</text:p>
          </table:table-cell>
          <table:table-cell table:formula="of:=[.B138]+[.$A$21]" office:value-type="float" office:value="349.16">
            <text:p>349,16</text:p>
          </table:table-cell>
          <table:table-cell table:formula="of:=[.$A$5]*EXP([.$A$2] * ((1/[.C138]) - (1/[.$A$18])))" office:value-type="float" office:value="1818.0723216454">
            <text:p>1818,072</text:p>
          </table:table-cell>
          <table:table-cell table:formula="of:=([.$A$11] * [.D138])/([.D138] + [.$A$8])" office:value-type="float" office:value="2.12898675997314">
            <text:p>2,129</text:p>
          </table:table-cell>
          <table:table-cell table:style-name="ce6" table:formula="of:=([.$A$14]/[.$A$11]) * [.E138]" office:value-type="float" office:value="2642.52417237878">
            <text:p>264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7">
            <text:p>77</text:p>
          </table:table-cell>
          <table:table-cell table:formula="of:=[.B139]+[.$A$21]" office:value-type="float" office:value="350.16">
            <text:p>350,16</text:p>
          </table:table-cell>
          <table:table-cell table:formula="of:=[.$A$5]*EXP([.$A$2] * ((1/[.C139]) - (1/[.$A$18])))" office:value-type="float" office:value="1767.05316543201">
            <text:p>1767,053</text:p>
          </table:table-cell>
          <table:table-cell table:formula="of:=([.$A$11] * [.D139])/([.D139] + [.$A$8])" office:value-type="float" office:value="2.10739552053935">
            <text:p>2,107</text:p>
          </table:table-cell>
          <table:table-cell table:style-name="ce6" table:formula="of:=([.$A$14]/[.$A$11]) * [.E139]" office:value-type="float" office:value="2615.72486428156">
            <text:p>261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>
            <text:p>78</text:p>
          </table:table-cell>
          <table:table-cell table:formula="of:=[.B140]+[.$A$21]" office:value-type="float" office:value="351.16">
            <text:p>351,16</text:p>
          </table:table-cell>
          <table:table-cell table:formula="of:=[.$A$5]*EXP([.$A$2] * ((1/[.C140]) - (1/[.$A$18])))" office:value-type="float" office:value="1717.74416340647">
            <text:p>1717,744</text:p>
          </table:table-cell>
          <table:table-cell table:formula="of:=([.$A$11] * [.D140])/([.D140] + [.$A$8])" office:value-type="float" office:value="2.08575767195698">
            <text:p>2,086</text:p>
          </table:table-cell>
          <table:table-cell table:style-name="ce6" table:formula="of:=([.$A$14]/[.$A$11]) * [.E140]" office:value-type="float" office:value="2588.86770434418">
            <text:p>258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9">
            <text:p>79</text:p>
          </table:table-cell>
          <table:table-cell table:formula="of:=[.B141]+[.$A$21]" office:value-type="float" office:value="352.16">
            <text:p>352,16</text:p>
          </table:table-cell>
          <table:table-cell table:formula="of:=[.$A$5]*EXP([.$A$2] * ((1/[.C141]) - (1/[.$A$18])))" office:value-type="float" office:value="1670.07952261794">
            <text:p>1670,080</text:p>
          </table:table-cell>
          <table:table-cell table:formula="of:=([.$A$11] * [.D141])/([.D141] + [.$A$8])" office:value-type="float" office:value="2.0640817541028">
            <text:p>2,064</text:p>
          </table:table-cell>
          <table:table-cell table:style-name="ce6" table:formula="of:=([.$A$14]/[.$A$11]) * [.E141]" office:value-type="float" office:value="2561.96329236517">
            <text:p>2562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0">
            <text:p>80</text:p>
          </table:table-cell>
          <table:table-cell table:formula="of:=[.B142]+[.$A$21]" office:value-type="float" office:value="353.16">
            <text:p>353,16</text:p>
          </table:table-cell>
          <table:table-cell table:formula="of:=[.$A$5]*EXP([.$A$2] * ((1/[.C142]) - (1/[.$A$18])))" office:value-type="float" office:value="1623.99628641204">
            <text:p>1623,996</text:p>
          </table:table-cell>
          <table:table-cell table:formula="of:=([.$A$11] * [.D142])/([.D142] + [.$A$8])" office:value-type="float" office:value="2.04237626894194">
            <text:p>2,042</text:p>
          </table:table-cell>
          <table:table-cell table:style-name="ce6" table:formula="of:=([.$A$14]/[.$A$11]) * [.E142]" office:value-type="float" office:value="2535.02218108672">
            <text:p>253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>
            <text:p>81</text:p>
          </table:table-cell>
          <table:table-cell table:formula="of:=[.B143]+[.$A$21]" office:value-type="float" office:value="354.16">
            <text:p>354,16</text:p>
          </table:table-cell>
          <table:table-cell table:formula="of:=[.$A$5]*EXP([.$A$2] * ((1/[.C143]) - (1/[.$A$18])))" office:value-type="float" office:value="1579.43419964939">
            <text:p>1579,434</text:p>
          </table:table-cell>
          <table:table-cell table:formula="of:=([.$A$11] * [.D143])/([.D143] + [.$A$8])" office:value-type="float" office:value="2.02064966788122">
            <text:p>2,021</text:p>
          </table:table-cell>
          <table:table-cell table:style-name="ce6" table:formula="of:=([.$A$14]/[.$A$11]) * [.E143]" office:value-type="float" office:value="2508.05486049741">
            <text:p>2508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2">
            <text:p>82</text:p>
          </table:table-cell>
          <table:table-cell table:formula="of:=[.B144]+[.$A$21]" office:value-type="float" office:value="355.16">
            <text:p>355,16</text:p>
          </table:table-cell>
          <table:table-cell table:formula="of:=[.$A$5]*EXP([.$A$2] * ((1/[.C144]) - (1/[.$A$18])))" office:value-type="float" office:value="1536.33558089979">
            <text:p>1536,336</text:p>
          </table:table-cell>
          <table:table-cell table:formula="of:=([.$A$11] * [.D144])/([.D144] + [.$A$8])" office:value-type="float" office:value="1.99891033944755">
            <text:p>1,999</text:p>
          </table:table-cell>
          <table:table-cell table:style-name="ce6" table:formula="of:=([.$A$14]/[.$A$11]) * [.E144]" office:value-type="float" office:value="2481.07174253854">
            <text:p>248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3">
            <text:p>83</text:p>
          </table:table-cell>
          <table:table-cell table:formula="of:=[.B145]+[.$A$21]" office:value-type="float" office:value="356.16">
            <text:p>356,16</text:p>
          </table:table-cell>
          <table:table-cell table:formula="of:=[.$A$5]*EXP([.$A$2] * ((1/[.C145]) - (1/[.$A$18])))" office:value-type="float" office:value="1494.64520122234">
            <text:p>1494,645</text:p>
          </table:table-cell>
          <table:table-cell table:formula="of:=([.$A$11] * [.D145])/([.D145] + [.$A$8])" office:value-type="float" office:value="1.97716659732492">
            <text:p>1,977</text:p>
          </table:table-cell>
          <table:table-cell table:style-name="ce6" table:formula="of:=([.$A$14]/[.$A$11]) * [.E145]" office:value-type="float" office:value="2454.08314625542">
            <text:p>245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4">
            <text:p>84</text:p>
          </table:table-cell>
          <table:table-cell table:formula="of:=[.B146]+[.$A$21]" office:value-type="float" office:value="357.16">
            <text:p>357,16</text:p>
          </table:table-cell>
          <table:table-cell table:formula="of:=[.$A$5]*EXP([.$A$2] * ((1/[.C146]) - (1/[.$A$18])))" office:value-type="float" office:value="1454.31016916548">
            <text:p>1454,310</text:p>
          </table:table-cell>
          <table:table-cell table:formula="of:=([.$A$11] * [.D146])/([.D146] + [.$A$8])" office:value-type="float" office:value="1.9554266687808">
            <text:p>1,955</text:p>
          </table:table-cell>
          <table:table-cell table:style-name="ce6" table:formula="of:=([.$A$14]/[.$A$11]) * [.E146]" office:value-type="float" office:value="2427.09928343216">
            <text:p>242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5">
            <text:p>85</text:p>
          </table:table-cell>
          <table:table-cell table:formula="of:=[.B147]+[.$A$21]" office:value-type="float" office:value="358.16">
            <text:p>358,16</text:p>
          </table:table-cell>
          <table:table-cell table:formula="of:=[.$A$5]*EXP([.$A$2] * ((1/[.C147]) - (1/[.$A$18])))" office:value-type="float" office:value="1415.27982164231">
            <text:p>1415,280</text:p>
          </table:table-cell>
          <table:table-cell table:formula="of:=([.$A$11] * [.D147])/([.D147] + [.$A$8])" office:value-type="float" office:value="1.93369868351067">
            <text:p>1,934</text:p>
          </table:table-cell>
          <table:table-cell table:style-name="ce6" table:formula="of:=([.$A$14]/[.$A$11]) * [.E147]" office:value-type="float" office:value="2400.13024474537">
            <text:p>24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6">
            <text:p>86</text:p>
          </table:table-cell>
          <table:table-cell table:formula="of:=[.B148]+[.$A$21]" office:value-type="float" office:value="359.16">
            <text:p>359,16</text:p>
          </table:table-cell>
          <table:table-cell table:formula="of:=[.$A$5]*EXP([.$A$2] * ((1/[.C148]) - (1/[.$A$18])))" office:value-type="float" office:value="1377.50562035725">
            <text:p>1377,506</text:p>
          </table:table-cell>
          <table:table-cell table:formula="of:=([.$A$11] * [.D148])/([.D148] + [.$A$8])" office:value-type="float" office:value="1.91199066292674">
            <text:p>1,912</text:p>
          </table:table-cell>
          <table:table-cell table:style-name="ce6" table:formula="of:=([.$A$14]/[.$A$11]) * [.E148]" office:value-type="float" office:value="2373.18598646907">
            <text:p>237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7">
            <text:p>87</text:p>
          </table:table-cell>
          <table:table-cell table:formula="of:=[.B149]+[.$A$21]" office:value-type="float" office:value="360.16">
            <text:p>360,16</text:p>
          </table:table-cell>
          <table:table-cell table:formula="of:=[.$A$5]*EXP([.$A$2] * ((1/[.C149]) - (1/[.$A$18])))" office:value-type="float" office:value="1340.94105347922">
            <text:p>1340,941</text:p>
          </table:table-cell>
          <table:table-cell table:formula="of:=([.$A$11] * [.D149])/([.D149] + [.$A$8])" office:value-type="float" office:value="1.89031050991421">
            <text:p>1,890</text:p>
          </table:table-cell>
          <table:table-cell table:style-name="ce6" table:formula="of:=([.$A$14]/[.$A$11]) * [.E149]" office:value-type="float" office:value="2346.27631776019">
            <text:p>234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8">
            <text:p>88</text:p>
          </table:table-cell>
          <table:table-cell table:formula="of:=[.B150]+[.$A$21]" office:value-type="float" office:value="361.16">
            <text:p>361,16</text:p>
          </table:table-cell>
          <table:table-cell table:formula="of:=[.$A$5]*EXP([.$A$2] * ((1/[.C150]) - (1/[.$A$18])))" office:value-type="float" office:value="1305.54154227434">
            <text:p>1305,542</text:p>
          </table:table-cell>
          <table:table-cell table:formula="of:=([.$A$11] * [.D150])/([.D150] + [.$A$8])" office:value-type="float" office:value="1.86866599907601">
            <text:p>1,869</text:p>
          </table:table-cell>
          <table:table-cell table:style-name="ce6" table:formula="of:=([.$A$14]/[.$A$11]) * [.E150]" office:value-type="float" office:value="2319.4108885501">
            <text:p>231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9">
            <text:p>89</text:p>
          </table:table-cell>
          <table:table-cell table:formula="of:=[.B151]+[.$A$21]" office:value-type="float" office:value="362.16">
            <text:p>362,16</text:p>
          </table:table-cell>
          <table:table-cell table:formula="of:=[.$A$5]*EXP([.$A$2] * ((1/[.C151]) - (1/[.$A$18])))" office:value-type="float" office:value="1271.26435242811">
            <text:p>1271,264</text:p>
          </table:table-cell>
          <table:table-cell table:formula="of:=([.$A$11] * [.D151])/([.D151] + [.$A$8])" office:value-type="float" office:value="1.84706476748419">
            <text:p>1,847</text:p>
          </table:table-cell>
          <table:table-cell table:style-name="ce6" table:formula="of:=([.$A$14]/[.$A$11]) * [.E151]" office:value-type="float" office:value="2292.59917806523">
            <text:p>229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0">
            <text:p>90</text:p>
          </table:table-cell>
          <table:table-cell table:formula="of:=[.B152]+[.$A$21]" office:value-type="float" office:value="363.16">
            <text:p>363,16</text:p>
          </table:table-cell>
          <table:table-cell table:formula="of:=[.$A$5]*EXP([.$A$2] * ((1/[.C152]) - (1/[.$A$18])))" office:value-type="float" office:value="1238.06850980262">
            <text:p>1238,069</text:p>
          </table:table-cell>
          <table:table-cell table:formula="of:=([.$A$11] * [.D152])/([.D152] + [.$A$8])" office:value-type="float" office:value="1.82551430595347">
            <text:p>1,826</text:p>
          </table:table-cell>
          <table:table-cell table:style-name="ce6" table:formula="of:=([.$A$14]/[.$A$11]) * [.E152]" office:value-type="float" office:value="2265.85048399558">
            <text:p>226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1">
            <text:p>91</text:p>
          </table:table-cell>
          <table:table-cell table:formula="of:=[.B153]+[.$A$21]" office:value-type="float" office:value="364.16">
            <text:p>364,16</text:p>
          </table:table-cell>
          <table:table-cell table:formula="of:=[.$A$5]*EXP([.$A$2] * ((1/[.C153]) - (1/[.$A$18])))" office:value-type="float" office:value="1205.9147203894">
            <text:p>1205,915</text:p>
          </table:table-cell>
          <table:table-cell table:formula="of:=([.$A$11] * [.D153])/([.D153] + [.$A$8])" office:value-type="float" office:value="1.80402195084973">
            <text:p>1,804</text:p>
          </table:table-cell>
          <table:table-cell table:style-name="ce6" table:formula="of:=([.$A$14]/[.$A$11]) * [.E153]" office:value-type="float" office:value="2239.17391232743">
            <text:p>223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2">
            <text:p>92</text:p>
          </table:table-cell>
          <table:table-cell table:formula="of:=[.B154]+[.$A$21]" office:value-type="float" office:value="365.16">
            <text:p>365,16</text:p>
          </table:table-cell>
          <table:table-cell table:formula="of:=[.$A$5]*EXP([.$A$2] * ((1/[.C154]) - (1/[.$A$18])))" office:value-type="float" office:value="1174.76529423208">
            <text:p>1174,765</text:p>
          </table:table-cell>
          <table:table-cell table:formula="of:=([.$A$11] * [.D154])/([.D154] + [.$A$8])" office:value-type="float" office:value="1.78259487644378">
            <text:p>1,783</text:p>
          </table:table-cell>
          <table:table-cell table:style-name="ce6" table:formula="of:=([.$A$14]/[.$A$11]) * [.E154]" office:value-type="float" office:value="2212.57836785265">
            <text:p>221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3">
            <text:p>93</text:p>
          </table:table-cell>
          <table:table-cell table:formula="of:=[.B155]+[.$A$21]" office:value-type="float" office:value="366.16">
            <text:p>366,16</text:p>
          </table:table-cell>
          <table:table-cell table:formula="of:=[.$A$5]*EXP([.$A$2] * ((1/[.C155]) - (1/[.$A$18])))" office:value-type="float" office:value="1144.58407310617">
            <text:p>1144,584</text:p>
          </table:table-cell>
          <table:table-cell table:formula="of:=([.$A$11] * [.D155])/([.D155] + [.$A$8])" office:value-type="float" office:value="1.76124008781789">
            <text:p>1,761</text:p>
          </table:table-cell>
          <table:table-cell table:style-name="ce6" table:formula="of:=([.$A$14]/[.$A$11]) * [.E155]" office:value-type="float" office:value="2186.07254536427">
            <text:p>2186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4">
            <text:p>94</text:p>
          </table:table-cell>
          <table:table-cell table:formula="of:=[.B156]+[.$A$21]" office:value-type="float" office:value="367.16">
            <text:p>367,16</text:p>
          </table:table-cell>
          <table:table-cell table:formula="of:=[.$A$5]*EXP([.$A$2] * ((1/[.C156]) - (1/[.$A$18])))" office:value-type="float" office:value="1115.33636175571">
            <text:p>1115,336</text:p>
          </table:table-cell>
          <table:table-cell table:formula="of:=([.$A$11] * [.D156])/([.D156] + [.$A$8])" office:value-type="float" office:value="1.73996441433029">
            <text:p>1,740</text:p>
          </table:table-cell>
          <table:table-cell table:style-name="ce6" table:formula="of:=([.$A$14]/[.$A$11]) * [.E156]" office:value-type="float" office:value="2159.66492154451">
            <text:p>216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5">
            <text:p>95</text:p>
          </table:table-cell>
          <table:table-cell table:formula="of:=[.B157]+[.$A$21]" office:value-type="float" office:value="368.16">
            <text:p>368,16</text:p>
          </table:table-cell>
          <table:table-cell table:formula="of:=[.$A$5]*EXP([.$A$2] * ((1/[.C157]) - (1/[.$A$18])))" office:value-type="float" office:value="1086.98886249748">
            <text:p>1086,989</text:p>
          </table:table-cell>
          <table:table-cell table:formula="of:=([.$A$11] * [.D157])/([.D157] + [.$A$8])" office:value-type="float" office:value="1.71877450364018">
            <text:p>1,719</text:p>
          </table:table-cell>
          <table:table-cell table:style-name="ce6" table:formula="of:=([.$A$14]/[.$A$11]) * [.E157]" office:value-type="float" office:value="2133.36374754854">
            <text:p>213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6">
            <text:p>96</text:p>
          </table:table-cell>
          <table:table-cell table:formula="of:=[.B158]+[.$A$21]" office:value-type="float" office:value="369.16">
            <text:p>369,16</text:p>
          </table:table-cell>
          <table:table-cell table:formula="of:=[.$A$5]*EXP([.$A$2] * ((1/[.C158]) - (1/[.$A$18])))" office:value-type="float" office:value="1059.50961301486">
            <text:p>1059,510</text:p>
          </table:table-cell>
          <table:table-cell table:formula="of:=([.$A$11] * [.D158])/([.D158] + [.$A$8])" office:value-type="float" office:value="1.69767681629355">
            <text:p>1,698</text:p>
          </table:table-cell>
          <table:table-cell table:style-name="ce6" table:formula="of:=([.$A$14]/[.$A$11]) * [.E158]" office:value-type="float" office:value="2107.17704228436">
            <text:p>210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7">
            <text:p>97</text:p>
          </table:table-cell>
          <table:table-cell table:formula="of:=[.B159]+[.$A$21]" office:value-type="float" office:value="370.16">
            <text:p>370,16</text:p>
          </table:table-cell>
          <table:table-cell table:formula="of:=[.$A$5]*EXP([.$A$2] * ((1/[.C159]) - (1/[.$A$18])))" office:value-type="float" office:value="1032.86792717295">
            <text:p>1032,868</text:p>
          </table:table-cell>
          <table:table-cell table:formula="of:=([.$A$11] * [.D159])/([.D159] + [.$A$8])" office:value-type="float" office:value="1.67667762086777">
            <text:p>1,677</text:p>
          </table:table-cell>
          <table:table-cell table:style-name="ce6" table:formula="of:=([.$A$14]/[.$A$11]) * [.E159]" office:value-type="float" office:value="2081.11258638618">
            <text:p>208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8">
            <text:p>98</text:p>
          </table:table-cell>
          <table:table-cell table:formula="of:=[.B160]+[.$A$21]" office:value-type="float" office:value="371.16">
            <text:p>371,16</text:p>
          </table:table-cell>
          <table:table-cell table:formula="of:=[.$A$5]*EXP([.$A$2] * ((1/[.C160]) - (1/[.$A$18])))" office:value-type="float" office:value="1007.03433869663">
            <text:p>1007,034</text:p>
          </table:table-cell>
          <table:table-cell table:formula="of:=([.$A$11] * [.D160])/([.D160] + [.$A$8])" office:value-type="float" office:value="1.65578298967071">
            <text:p>1,656</text:p>
          </table:table-cell>
          <table:table-cell table:style-name="ce6" table:formula="of:=([.$A$14]/[.$A$11]) * [.E160]" office:value-type="float" office:value="2055.17791687612">
            <text:p>205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9">
            <text:p>99</text:p>
          </table:table-cell>
          <table:table-cell table:formula="of:=[.B161]+[.$A$21]" office:value-type="float" office:value="372.16">
            <text:p>372,16</text:p>
          </table:table-cell>
          <table:table-cell table:formula="of:=[.$A$5]*EXP([.$A$2] * ((1/[.C161]) - (1/[.$A$18])))" office:value-type="float" office:value="981.980547561579">
            <text:p>981,981</text:p>
          </table:table-cell>
          <table:table-cell table:formula="of:=([.$A$11] * [.D161])/([.D161] + [.$A$8])" office:value-type="float" office:value="1.63499879498819">
            <text:p>1,635</text:p>
          </table:table-cell>
          <table:table-cell table:style-name="ce6" table:formula="of:=([.$A$14]/[.$A$11]) * [.E161]" office:value-type="float" office:value="2029.38032250655">
            <text:p>202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0">
            <text:p>100</text:p>
          </table:table-cell>
          <table:table-cell table:formula="of:=[.B162]+[.$A$21]" office:value-type="float" office:value="373.16">
            <text:p>373,16</text:p>
          </table:table-cell>
          <table:table-cell table:formula="of:=[.$A$5]*EXP([.$A$2] * ((1/[.C162]) - (1/[.$A$18])))" office:value-type="float" office:value="957.67936895725">
            <text:p>957,679</text:p>
          </table:table-cell>
          <table:table-cell table:formula="of:=([.$A$11] * [.D162])/([.D162] + [.$A$8])" office:value-type="float" office:value="1.61433070587155">
            <text:p>1,614</text:p>
          </table:table-cell>
          <table:table-cell table:style-name="ce6" table:formula="of:=([.$A$14]/[.$A$11]) * [.E162]" office:value-type="float" office:value="2003.72683977268">
            <text:p>2004</text:p>
          </table:table-cell>
          <table:table-cell table:number-columns-repeated="1018"/>
        </table:table-row>
        <table:table-row table:style-name="ro2" table:number-rows-repeated="653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8">18.04.2011</text:date>, <text:time>16:4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is Wojtusch</meta:initial-creator>
    <meta:creation-date>2011-04-18T13:22:05.78</meta:creation-date>
    <dc:date>2011-04-18T16:45:25.82</dc:date>
    <dc:creator>Janis Wojtusch</dc:creator>
    <meta:editing-duration>PT03H23M17S</meta:editing-duration>
    <meta:editing-cycles>7</meta:editing-cycles>
    <meta:generator>OpenOffice.org/3.2$Win32 OpenOffice.org_project/320m18$Build-9502</meta:generator>
    <meta:document-statistic meta:table-count="2" meta:cell-count="1648" meta:object-count="0"/>
  </office:meta>
</office:document-meta>
</file>